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style:font-name="Liberation Sans" fo:font-weight="normal" style:font-name-asian="WenQuanYi Zen Hei Sharp" style:font-weight-asian="normal" style:font-name-complex="Lohit Devanagari" style:font-weight-complex="normal"/>
    </style:style>
    <style:style style:name="ce5" style:family="table-cell" style:parent-style-name="Default">
      <style:table-cell-properties fo:background-color="#eeeeee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style:use-window-font-color="true"/>
    </style:style>
    <style:style style:name="ce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ow intensity_figparms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9.36319" calcext:value-type="float">
            <text:p>9.36319</text:p>
          </table:table-cell>
          <table:table-cell office:value-type="float" office:value="2.66025" calcext:value-type="float">
            <text:p>2.6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065" calcext:value-type="float">
            <text:p>0.00134065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302.367" calcext:value-type="float">
            <text:p>302.367</text:p>
          </table:table-cell>
          <table:table-cell office:value-type="float" office:value="2.68043" calcext:value-type="float">
            <text:p>2.6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26" calcext:value-type="float">
            <text:p>0.001372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168.656" calcext:value-type="float">
            <text:p>168.656</text:p>
          </table:table-cell>
          <table:table-cell office:value-type="float" office:value="2.70065" calcext:value-type="float">
            <text:p>2.7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47" calcext:value-type="float">
            <text:p>0.00139647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</table:table-row>
        <table:table-row table:style-name="ro1"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606.71" calcext:value-type="float">
            <text:p>2606.71</text:p>
          </table:table-cell>
          <table:table-cell office:value-type="float" office:value="2.72112" calcext:value-type="float">
            <text:p>2.72112</text:p>
          </table:table-cell>
          <table:table-cell office:value-type="float" office:value="12.8524" calcext:value-type="float">
            <text:p>12.8524</text:p>
          </table:table-cell>
          <table:table-cell office:value-type="float" office:value="2.71486" calcext:value-type="float">
            <text:p>2.71486</text:p>
          </table:table-cell>
          <table:table-cell office:value-type="float" office:value="0.00134462" calcext:value-type="float">
            <text:p>0.00134462</text:p>
          </table:table-cell>
          <table:table-cell office:value-type="float" office:value="2.711" calcext:value-type="float">
            <text:p>2.71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1"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721.204" calcext:value-type="float">
            <text:p>721.204</text:p>
          </table:table-cell>
          <table:table-cell office:value-type="float" office:value="2.74146" calcext:value-type="float">
            <text:p>2.74146</text:p>
          </table:table-cell>
          <table:table-cell office:value-type="float" office:value="14.6105" calcext:value-type="float">
            <text:p>14.6105</text:p>
          </table:table-cell>
          <table:table-cell office:value-type="float" office:value="2.73513" calcext:value-type="float">
            <text:p>2.73513</text:p>
          </table:table-cell>
          <table:table-cell office:value-type="float" office:value="0.00136919" calcext:value-type="float">
            <text:p>0.00136919</text:p>
          </table:table-cell>
          <table:table-cell office:value-type="float" office:value="2.732" calcext:value-type="float">
            <text:p>2.73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2.5556" calcext:value-type="float">
            <text:p>52.5556</text:p>
          </table:table-cell>
          <table:table-cell office:value-type="float" office:value="2.76172" calcext:value-type="float">
            <text:p>2.76172</text:p>
          </table:table-cell>
          <table:table-cell office:value-type="float" office:value="3.49405" calcext:value-type="float">
            <text:p>3.49405</text:p>
          </table:table-cell>
          <table:table-cell office:value-type="float" office:value="2.75646" calcext:value-type="float">
            <text:p>2.75646</text:p>
          </table:table-cell>
          <table:table-cell office:value-type="float" office:value="0.0013436" calcext:value-type="float">
            <text:p>0.0013436</text:p>
          </table:table-cell>
          <table:table-cell office:value-type="float" office:value="2.754" calcext:value-type="float">
            <text:p>2.754</text:p>
          </table:table-cell>
          <table:table-cell office:value-type="float" office:value="2.766" calcext:value-type="float">
            <text:p>2.766</text:p>
          </table:table-cell>
        </table:table-row>
        <table:table-row table:style-name="ro1"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23938" calcext:value-type="float">
            <text:p>1.23938</text:p>
          </table:table-cell>
          <table:table-cell office:value-type="float" office:value="2.78168" calcext:value-type="float">
            <text:p>2.78168</text:p>
          </table:table-cell>
          <table:table-cell office:value-type="float" office:value="5.24175" calcext:value-type="float">
            <text:p>5.24175</text:p>
          </table:table-cell>
          <table:table-cell office:value-type="float" office:value="2.7754" calcext:value-type="float">
            <text:p>2.7754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2.77" calcext:value-type="float">
            <text:p>2.77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39769" calcext:value-type="float">
            <text:p>1.39769</text:p>
          </table:table-cell>
          <table:table-cell office:value-type="float" office:value="2.79628" calcext:value-type="float">
            <text:p>2.7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348" calcext:value-type="float">
            <text:p>0.00155348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125.395" calcext:value-type="float">
            <text:p>125.395</text:p>
          </table:table-cell>
          <table:table-cell office:value-type="float" office:value="2.65262" calcext:value-type="float">
            <text:p>2.6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764" calcext:value-type="float">
            <text:p>0.00133764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</table:table-row>
        <table:table-row table:style-name="ro1"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745.059" calcext:value-type="float">
            <text:p>745.059</text:p>
          </table:table-cell>
          <table:table-cell office:value-type="float" office:value="2.67343" calcext:value-type="float">
            <text:p>2.6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338" calcext:value-type="float">
            <text:p>0.00135338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07.98" calcext:value-type="float">
            <text:p>207.98</text:p>
          </table:table-cell>
          <table:table-cell office:value-type="float" office:value="2.69419" calcext:value-type="float">
            <text:p>2.6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458" calcext:value-type="float">
            <text:p>0.00138458</text:p>
          </table:table-cell>
          <table:table-cell office:value-type="float" office:value="2.689" calcext:value-type="float">
            <text:p>2.68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3842.36" calcext:value-type="float">
            <text:p>3842.36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8.14093" calcext:value-type="float">
            <text:p>8.14093</text:p>
          </table:table-cell>
          <table:table-cell office:value-type="float" office:value="2.70796" calcext:value-type="float">
            <text:p>2.70796</text:p>
          </table:table-cell>
          <table:table-cell office:value-type="float" office:value="0.00137282" calcext:value-type="float">
            <text:p>0.00137282</text:p>
          </table:table-cell>
          <table:table-cell office:value-type="float" office:value="2.705" calcext:value-type="float">
            <text:p>2.705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1387.13" calcext:value-type="float">
            <text:p>1387.13</text:p>
          </table:table-cell>
          <table:table-cell office:value-type="float" office:value="2.7353" calcext:value-type="float">
            <text:p>2.7353</text:p>
          </table:table-cell>
          <table:table-cell office:value-type="float" office:value="12.59" calcext:value-type="float">
            <text:p>12.59</text:p>
          </table:table-cell>
          <table:table-cell office:value-type="float" office:value="2.7292" calcext:value-type="float">
            <text:p>2.7292</text:p>
          </table:table-cell>
          <table:table-cell office:value-type="float" office:value="0.00138584" calcext:value-type="float">
            <text:p>0.00138584</text:p>
          </table:table-cell>
          <table:table-cell office:value-type="float" office:value="2.726" calcext:value-type="float">
            <text:p>2.726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07.759" calcext:value-type="float">
            <text:p>207.759</text:p>
          </table:table-cell>
          <table:table-cell office:value-type="float" office:value="2.75609" calcext:value-type="float">
            <text:p>2.75609</text:p>
          </table:table-cell>
          <table:table-cell office:value-type="float" office:value="2.31952" calcext:value-type="float">
            <text:p>2.31952</text:p>
          </table:table-cell>
          <table:table-cell office:value-type="float" office:value="2.74969" calcext:value-type="float">
            <text:p>2.74969</text:p>
          </table:table-cell>
          <table:table-cell office:value-type="float" office:value="0.00142645" calcext:value-type="float">
            <text:p>0.00142645</text:p>
          </table:table-cell>
          <table:table-cell office:value-type="float" office:value="2.747" calcext:value-type="float">
            <text:p>2.747</text:p>
          </table:table-cell>
          <table:table-cell office:value-type="float" office:value="2.762" calcext:value-type="float">
            <text:p>2.762</text:p>
          </table:table-cell>
        </table:table-row>
        <table:table-row table:style-name="ro1"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9.57291" calcext:value-type="float">
            <text:p>9.57291</text:p>
          </table:table-cell>
          <table:table-cell office:value-type="float" office:value="2.77709" calcext:value-type="float">
            <text:p>2.77709</text:p>
          </table:table-cell>
          <table:table-cell office:value-type="float" office:value="6.00863" calcext:value-type="float">
            <text:p>6.00863</text:p>
          </table:table-cell>
          <table:table-cell office:value-type="float" office:value="2.76921" calcext:value-type="float">
            <text:p>2.76921</text:p>
          </table:table-cell>
          <table:table-cell office:value-type="float" office:value="0.00159063" calcext:value-type="float">
            <text:p>0.00159063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1.75122" calcext:value-type="float">
            <text:p>1.75122</text:p>
          </table:table-cell>
          <table:table-cell office:value-type="float" office:value="2.79063" calcext:value-type="float">
            <text:p>2.7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1997" calcext:value-type="float">
            <text:p>0.00171997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0.178" calcext:value-type="float">
            <text:p>210.178</text:p>
          </table:table-cell>
          <table:table-cell office:value-type="float" office:value="2.64491" calcext:value-type="float">
            <text:p>2.64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952" calcext:value-type="float">
            <text:p>0.00141952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7.345" calcext:value-type="float">
            <text:p>717.345</text:p>
          </table:table-cell>
          <table:table-cell office:value-type="float" office:value="2.66613" calcext:value-type="float">
            <text:p>2.6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56" calcext:value-type="float">
            <text:p>0.00144156</text:p>
          </table:table-cell>
          <table:table-cell office:value-type="float" office:value="2.66" calcext:value-type="float">
            <text:p>2.66</text:p>
          </table:table-cell>
          <table:table-cell office:value-type="float" office:value="2.672" calcext:value-type="float">
            <text:p>2.672</text:p>
          </table:table-cell>
        </table:table-row>
        <table:table-row table:style-name="ro1"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65.298" calcext:value-type="float">
            <text:p>365.298</text:p>
          </table:table-cell>
          <table:table-cell office:value-type="float" office:value="2.68724" calcext:value-type="float">
            <text:p>2.6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63" calcext:value-type="float">
            <text:p>0.00144163</text:p>
          </table:table-cell>
          <table:table-cell office:value-type="float" office:value="2.68" calcext:value-type="float">
            <text:p>2.68</text:p>
          </table:table-cell>
          <table:table-cell office:value-type="float" office:value="2.693" calcext:value-type="float">
            <text:p>2.693</text:p>
          </table:table-cell>
        </table:table-row>
        <table:table-row table:style-name="ro1"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5608.38" calcext:value-type="float">
            <text:p>5608.38</text:p>
          </table:table-cell>
          <table:table-cell office:value-type="float" office:value="2.70798" calcext:value-type="float">
            <text:p>2.70798</text:p>
          </table:table-cell>
          <table:table-cell office:value-type="float" office:value="4.51319" calcext:value-type="float">
            <text:p>4.51319</text:p>
          </table:table-cell>
          <table:table-cell office:value-type="float" office:value="2.70106" calcext:value-type="float">
            <text:p>2.70106</text:p>
          </table:table-cell>
          <table:table-cell office:value-type="float" office:value="0.00140046" calcext:value-type="float">
            <text:p>0.00140046</text:p>
          </table:table-cell>
          <table:table-cell office:value-type="float" office:value="2.697" calcext:value-type="float">
            <text:p>2.697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2.72905" calcext:value-type="float">
            <text:p>2.72905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2.7217" calcext:value-type="float">
            <text:p>2.7217</text:p>
          </table:table-cell>
          <table:table-cell office:value-type="float" office:value="0.00139695" calcext:value-type="float">
            <text:p>0.00139695</text:p>
          </table:table-cell>
          <table:table-cell office:value-type="float" office:value="2.718" calcext:value-type="float">
            <text:p>2.718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46.552" calcext:value-type="float">
            <text:p>346.552</text:p>
          </table:table-cell>
          <table:table-cell office:value-type="float" office:value="2.75013" calcext:value-type="float">
            <text:p>2.75013</text:p>
          </table:table-cell>
          <table:table-cell office:value-type="float" office:value="3.1858" calcext:value-type="float">
            <text:p>3.1858</text:p>
          </table:table-cell>
          <table:table-cell office:value-type="float" office:value="2.74396" calcext:value-type="float">
            <text:p>2.74396</text:p>
          </table:table-cell>
          <table:table-cell office:value-type="float" office:value="0.00141689" calcext:value-type="float">
            <text:p>0.00141689</text:p>
          </table:table-cell>
          <table:table-cell office:value-type="float" office:value="2.741" calcext:value-type="float">
            <text:p>2.741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30.721" calcext:value-type="float">
            <text:p>30.721</text:p>
          </table:table-cell>
          <table:table-cell office:value-type="float" office:value="2.77139" calcext:value-type="float">
            <text:p>2.77139</text:p>
          </table:table-cell>
          <table:table-cell office:value-type="float" office:value="4.56696" calcext:value-type="float">
            <text:p>4.56696</text:p>
          </table:table-cell>
          <table:table-cell office:value-type="float" office:value="2.76348" calcext:value-type="float">
            <text:p>2.76348</text:p>
          </table:table-cell>
          <table:table-cell office:value-type="float" office:value="0.00153265" calcext:value-type="float">
            <text:p>0.00153265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7" calcext:value-type="float">
            <text:p>2.777</text:p>
          </table:table-cell>
        </table:table-row>
        <table:table-row table:style-name="ro1"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1.74739" calcext:value-type="float">
            <text:p>1.74739</text:p>
          </table:table-cell>
          <table:table-cell office:value-type="float" office:value="2.79288" calcext:value-type="float">
            <text:p>2.79288</text:p>
          </table:table-cell>
          <table:table-cell office:value-type="float" office:value="1.08509" calcext:value-type="float">
            <text:p>1.08509</text:p>
          </table:table-cell>
          <table:table-cell office:value-type="float" office:value="2.78482" calcext:value-type="float">
            <text:p>2.78482</text:p>
          </table:table-cell>
          <table:table-cell office:value-type="float" office:value="0.00201226" calcext:value-type="float">
            <text:p>0.00201226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77.8535" calcext:value-type="float">
            <text:p>77.8535</text:p>
          </table:table-cell>
          <table:table-cell office:value-type="float" office:value="2.63709" calcext:value-type="float">
            <text:p>2.63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81" calcext:value-type="float">
            <text:p>0.00143181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52.079" calcext:value-type="float">
            <text:p>352.079</text:p>
          </table:table-cell>
          <table:table-cell office:value-type="float" office:value="2.65866" calcext:value-type="float">
            <text:p>2.65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122" calcext:value-type="float">
            <text:p>0.0014812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98.019" calcext:value-type="float">
            <text:p>198.019</text:p>
          </table:table-cell>
          <table:table-cell office:value-type="float" office:value="2.68026" calcext:value-type="float">
            <text:p>2.6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4729" calcext:value-type="float">
            <text:p>0.00154729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</table:table-row>
        <table:table-row table:style-name="ro1">
          <table:table-cell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4122.73" calcext:value-type="float">
            <text:p>4122.73</text:p>
          </table:table-cell>
          <table:table-cell office:value-type="float" office:value="2.70159" calcext:value-type="float">
            <text:p>2.7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841" calcext:value-type="float">
            <text:p>0.0014084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2536.81" calcext:value-type="float">
            <text:p>2536.81</text:p>
          </table:table-cell>
          <table:table-cell office:value-type="float" office:value="2.72292" calcext:value-type="float">
            <text:p>2.72292</text:p>
          </table:table-cell>
          <table:table-cell office:value-type="float" office:value="4.97737" calcext:value-type="float">
            <text:p>4.97737</text:p>
          </table:table-cell>
          <table:table-cell office:value-type="float" office:value="2.71545" calcext:value-type="float">
            <text:p>2.71545</text:p>
          </table:table-cell>
          <table:table-cell office:value-type="float" office:value="0.00141464" calcext:value-type="float">
            <text:p>0.00141464</text:p>
          </table:table-cell>
          <table:table-cell office:value-type="float" office:value="2.712" calcext:value-type="float">
            <text:p>2.71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735.092" calcext:value-type="float">
            <text:p>735.092</text:p>
          </table:table-cell>
          <table:table-cell office:value-type="float" office:value="2.74428" calcext:value-type="float">
            <text:p>2.74428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73664" calcext:value-type="float">
            <text:p>2.73664</text:p>
          </table:table-cell>
          <table:table-cell office:value-type="float" office:value="0.00142985" calcext:value-type="float">
            <text:p>0.00142985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5.8564" calcext:value-type="float">
            <text:p>55.8564</text:p>
          </table:table-cell>
          <table:table-cell office:value-type="float" office:value="2.76583" calcext:value-type="float">
            <text:p>2.76583</text:p>
          </table:table-cell>
          <table:table-cell office:value-type="float" office:value="1.96448" calcext:value-type="float">
            <text:p>1.96448</text:p>
          </table:table-cell>
          <table:table-cell office:value-type="float" office:value="2.75781" calcext:value-type="float">
            <text:p>2.75781</text:p>
          </table:table-cell>
          <table:table-cell office:value-type="float" office:value="0.00144854" calcext:value-type="float">
            <text:p>0.00144854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</table:table-row>
        <table:table-row table:style-name="ro1"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9.73579" calcext:value-type="float">
            <text:p>9.73579</text:p>
          </table:table-cell>
          <table:table-cell office:value-type="float" office:value="2.78724" calcext:value-type="float">
            <text:p>2.78724</text:p>
          </table:table-cell>
          <table:table-cell office:value-type="float" office:value="1.1502" calcext:value-type="float">
            <text:p>1.1502</text:p>
          </table:table-cell>
          <table:table-cell office:value-type="float" office:value="2.77935" calcext:value-type="float">
            <text:p>2.77935</text:p>
          </table:table-cell>
          <table:table-cell office:value-type="float" office:value="0.00158323" calcext:value-type="float">
            <text:p>0.00158323</text:p>
          </table:table-cell>
          <table:table-cell office:value-type="float" office:value="2.774" calcext:value-type="float">
            <text:p>2.774</text:p>
          </table:table-cell>
          <table:table-cell office:value-type="float" office:value="2.795" calcext:value-type="float">
            <text:p>2.795</text:p>
          </table:table-cell>
        </table:table-row>
      </table:table>
      <table:table table:name="pidcut_lowintensity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number-columns-repeated="1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8" calcext:value-type="float">
            <text:p>2.58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0"/>
          <table:table-cell table:number-columns-repeated="11"/>
          <table:table-cell office:value-type="string" calcext:value-type="string">
            <text:p>If larger than 1000</text:p>
          </table:table-cell>
          <table:table-cell office:value-type="string" calcext:value-type="string">
            <text:p>AoQ resolution</text:p>
          </table:table-cell>
          <table:table-cell/>
          <table:table-cell office:value-type="string" calcext:value-type="string">
            <text:p>AoQ resolution Err</text:p>
          </table:table-cell>
          <table:table-cell table:number-columns-repeated="2"/>
          <table:table-cell table:style-name="ce1" office:value-type="string" calcext:value-type="string">
            <text:p>Charge state contaminant 3 sigma g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formula="of:=[.R3]" office:value-type="float" office:value="2.63709" calcext:value-type="float">
            <text:p>2.6370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3]*3" office:value-type="float" office:value="0.00429546" calcext:value-type="float">
            <text:p>0.00429546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77.8526" calcext:value-type="float">
            <text:p>77.8526</text:p>
          </table:table-cell>
          <table:table-cell table:style-name="ce1" office:value-type="float" office:value="2.63709" calcext:value-type="float">
            <text:p>2.637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3182" calcext:value-type="float">
            <text:p>0.00143182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  <table:table-cell table:style-name="ce7" table:formula="of:=IF([.Q3]&gt;100;1;0)" office:value-type="float" office:value="0" calcext:value-type="float">
            <text:p>0</text:p>
          </table:table-cell>
          <table:table-cell table:style-name="ce8" table:formula="of:=IF([.Q3]&gt;100;[.U3];0)" office:value-type="float" office:value="0" calcext:value-type="float">
            <text:p>0</text:p>
          </table:table-cell>
          <table:table-cell/>
          <table:table-cell office:value-type="float" office:value="0.0000244755" calcext:value-type="float">
            <text:p>2.44755E-05</text:p>
          </table:table-cell>
          <table:table-cell/>
          <table:table-cell office:value-type="string" calcext:value-type="string">
            <text:p>Ag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R4]" office:value-type="float" office:value="2.65866" calcext:value-type="float">
            <text:p>2.6586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4]*3" office:value-type="float" office:value="0.00444366" calcext:value-type="float">
            <text:p>0.00444366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52.078" calcext:value-type="float">
            <text:p>352.078</text:p>
          </table:table-cell>
          <table:table-cell table:style-name="ce1" office:value-type="float" office:value="2.65866" calcext:value-type="float">
            <text:p>2.658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8122" calcext:value-type="float">
            <text:p>0.0014812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  <table:table-cell table:style-name="ce7" table:formula="of:=IF([.Q4]&gt;100;1;0)" office:value-type="float" office:value="1" calcext:value-type="float">
            <text:p>1</text:p>
          </table:table-cell>
          <table:table-cell table:style-name="ce8" table:formula="of:=IF([.Q4]&gt;100;[.U4];0)" office:value-type="float" office:value="0.00148122" calcext:value-type="float">
            <text:p>0.00148122</text:p>
          </table:table-cell>
          <table:table-cell/>
          <table:table-cell office:value-type="float" office:value="0.0000116031" calcext:value-type="float">
            <text:p>1.16031E-05</text:p>
          </table:table-cell>
          <table:table-cell/>
          <table:table-cell office:value-type="string" calcext:value-type="string">
            <text:p>Ag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[.R5]" office:value-type="float" office:value="2.68026" calcext:value-type="float">
            <text:p>2.6802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5]*3" office:value-type="float" office:value="0.0046419" calcext:value-type="float">
            <text:p>0.0046419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98.02" calcext:value-type="float">
            <text:p>198.02</text:p>
          </table:table-cell>
          <table:table-cell table:style-name="ce1" office:value-type="float" office:value="2.68026" calcext:value-type="float">
            <text:p>2.680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473" calcext:value-type="float">
            <text:p>0.0015473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  <table:table-cell table:style-name="ce7" table:formula="of:=IF([.Q5]&gt;100;1;0)" office:value-type="float" office:value="1" calcext:value-type="float">
            <text:p>1</text:p>
          </table:table-cell>
          <table:table-cell table:style-name="ce8" table:formula="of:=IF([.Q5]&gt;100;[.U5];0)" office:value-type="float" office:value="0.0015473" calcext:value-type="float">
            <text:p>0.0015473</text:p>
          </table:table-cell>
          <table:table-cell/>
          <table:table-cell office:value-type="float" office:value="0.0000158187" calcext:value-type="float">
            <text:p>1.58187E-05</text:p>
          </table:table-cell>
          <table:table-cell/>
          <table:table-cell office:value-type="string" calcext:value-type="string">
            <text:p>Ag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table:formula="of:=[.R6]" office:value-type="float" office:value="2.70159" calcext:value-type="float">
            <text:p>2.7015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6]*3" office:value-type="float" office:value="0.00422523" calcext:value-type="float">
            <text:p>0.00422523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4122.72" calcext:value-type="float">
            <text:p>4122.72</text:p>
          </table:table-cell>
          <table:table-cell table:style-name="ce1" office:value-type="float" office:value="2.70159" calcext:value-type="float">
            <text:p>2.701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0841" calcext:value-type="float">
            <text:p>0.0014084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  <table:table-cell table:style-name="ce7" table:formula="of:=IF([.Q6]&gt;100;1;0)" office:value-type="float" office:value="1" calcext:value-type="float">
            <text:p>1</text:p>
          </table:table-cell>
          <table:table-cell table:style-name="ce8" table:formula="of:=IF([.Q6]&gt;100;[.U6];0)" office:value-type="float" office:value="0.00140841" calcext:value-type="float">
            <text:p>0.00140841</text:p>
          </table:table-cell>
          <table:table-cell/>
          <table:table-cell office:value-type="float" office:value="0.00000330205" calcext:value-type="float">
            <text:p>3.30205E-06</text:p>
          </table:table-cell>
          <table:table-cell/>
          <table:table-cell office:value-type="string" calcext:value-type="string">
            <text:p>Ag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table:formula="of:=[.R7]" office:value-type="float" office:value="2.72292" calcext:value-type="float">
            <text:p>2.7229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7]*3" office:value-type="float" office:value="0.00424392" calcext:value-type="float">
            <text:p>0.00424392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2536.81" calcext:value-type="float">
            <text:p>2536.81</text:p>
          </table:table-cell>
          <table:table-cell table:style-name="ce1" office:value-type="float" office:value="2.72292" calcext:value-type="float">
            <text:p>2.72292</text:p>
          </table:table-cell>
          <table:table-cell office:value-type="float" office:value="4.97725" calcext:value-type="float">
            <text:p>4.97725</text:p>
          </table:table-cell>
          <table:table-cell office:value-type="float" office:value="2.71545" calcext:value-type="float">
            <text:p>2.71545</text:p>
          </table:table-cell>
          <table:table-cell table:style-name="ce1" office:value-type="float" office:value="0.00141464" calcext:value-type="float">
            <text:p>0.00141464</text:p>
          </table:table-cell>
          <table:table-cell office:value-type="float" office:value="2.712" calcext:value-type="float">
            <text:p>2.712</text:p>
          </table:table-cell>
          <table:table-cell office:value-type="float" office:value="2.73" calcext:value-type="float">
            <text:p>2.73</text:p>
          </table:table-cell>
          <table:table-cell table:style-name="ce7" table:formula="of:=IF([.Q7]&gt;100;1;0)" office:value-type="float" office:value="1" calcext:value-type="float">
            <text:p>1</text:p>
          </table:table-cell>
          <table:table-cell table:style-name="ce8" table:formula="of:=IF([.Q7]&gt;100;[.U7];0)" office:value-type="float" office:value="0.00141464" calcext:value-type="float">
            <text:p>0.00141464</text:p>
          </table:table-cell>
          <table:table-cell/>
          <table:table-cell office:value-type="float" office:value="0.00000426209" calcext:value-type="float">
            <text:p>4.26209E-06</text:p>
          </table:table-cell>
          <table:table-cell/>
          <table:table-cell office:value-type="string" calcext:value-type="string">
            <text:p>Ag128</text:p>
          </table:table-cell>
          <table:table-cell office:value-type="float" office:value="0.00223625" calcext:value-type="float">
            <text:p>0.002236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[.R8]" office:value-type="float" office:value="2.74428" calcext:value-type="float">
            <text:p>2.7442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8]*3" office:value-type="float" office:value="0.00428955" calcext:value-type="float">
            <text:p>0.00428955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735.086" calcext:value-type="float">
            <text:p>735.086</text:p>
          </table:table-cell>
          <table:table-cell table:style-name="ce1" office:value-type="float" office:value="2.74428" calcext:value-type="float">
            <text:p>2.74428</text:p>
          </table:table-cell>
          <table:table-cell office:value-type="float" office:value="2.62665" calcext:value-type="float">
            <text:p>2.62665</text:p>
          </table:table-cell>
          <table:table-cell office:value-type="float" office:value="2.73664" calcext:value-type="float">
            <text:p>2.73664</text:p>
          </table:table-cell>
          <table:table-cell table:style-name="ce1" office:value-type="float" office:value="0.00142985" calcext:value-type="float">
            <text:p>0.00142985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  <table:table-cell table:style-name="ce7" table:formula="of:=IF([.Q8]&gt;100;1;0)" office:value-type="float" office:value="1" calcext:value-type="float">
            <text:p>1</text:p>
          </table:table-cell>
          <table:table-cell table:style-name="ce8" table:formula="of:=IF([.Q8]&gt;100;[.U8];0)" office:value-type="float" office:value="0.00142985" calcext:value-type="float">
            <text:p>0.00142985</text:p>
          </table:table-cell>
          <table:table-cell/>
          <table:table-cell office:value-type="float" office:value="0.00000800709" calcext:value-type="float">
            <text:p>8.00709E-06</text:p>
          </table:table-cell>
          <table:table-cell/>
          <table:table-cell office:value-type="string" calcext:value-type="string">
            <text:p>Ag129</text:p>
          </table:table-cell>
          <table:table-cell office:value-type="float" office:value="0.00345281" calcext:value-type="float">
            <text:p>0.00345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formula="of:=[.R9]" office:value-type="float" office:value="2.76583" calcext:value-type="float">
            <text:p>2.7658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9]*3" office:value-type="float" office:value="0.00434565" calcext:value-type="float">
            <text:p>0.00434565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5.8569" calcext:value-type="float">
            <text:p>55.8569</text:p>
          </table:table-cell>
          <table:table-cell table:style-name="ce1" office:value-type="float" office:value="2.76583" calcext:value-type="float">
            <text:p>2.76583</text:p>
          </table:table-cell>
          <table:table-cell office:value-type="float" office:value="1.96485" calcext:value-type="float">
            <text:p>1.96485</text:p>
          </table:table-cell>
          <table:table-cell office:value-type="float" office:value="2.75781" calcext:value-type="float">
            <text:p>2.75781</text:p>
          </table:table-cell>
          <table:table-cell table:style-name="ce1" office:value-type="float" office:value="0.00144855" calcext:value-type="float">
            <text:p>0.00144855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  <table:table-cell table:style-name="ce7" table:formula="of:=IF([.Q9]&gt;100;1;0)" office:value-type="float" office:value="0" calcext:value-type="float">
            <text:p>0</text:p>
          </table:table-cell>
          <table:table-cell table:style-name="ce8" table:formula="of:=IF([.Q9]&gt;100;[.U9];0)" office:value-type="float" office:value="0" calcext:value-type="float">
            <text:p>0</text:p>
          </table:table-cell>
          <table:table-cell/>
          <table:table-cell office:value-type="float" office:value="0.0000286563" calcext:value-type="float">
            <text:p>2.86563E-05</text:p>
          </table:table-cell>
          <table:table-cell/>
          <table:table-cell office:value-type="string" calcext:value-type="string">
            <text:p>Ag130</text:p>
          </table:table-cell>
          <table:table-cell office:value-type="float" office:value="0.0197232" calcext:value-type="float">
            <text:p>0.01972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R10]" office:value-type="float" office:value="2.78724" calcext:value-type="float">
            <text:p>2.78724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10]*3" office:value-type="float" office:value="0.00474972" calcext:value-type="float">
            <text:p>0.00474972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9.73581" calcext:value-type="float">
            <text:p>9.73581</text:p>
          </table:table-cell>
          <table:table-cell table:style-name="ce1" office:value-type="float" office:value="2.78724" calcext:value-type="float">
            <text:p>2.78724</text:p>
          </table:table-cell>
          <table:table-cell office:value-type="float" office:value="1.15006" calcext:value-type="float">
            <text:p>1.15006</text:p>
          </table:table-cell>
          <table:table-cell office:value-type="float" office:value="2.77935" calcext:value-type="float">
            <text:p>2.77935</text:p>
          </table:table-cell>
          <table:table-cell table:style-name="ce1" office:value-type="float" office:value="0.00158324" calcext:value-type="float">
            <text:p>0.00158324</text:p>
          </table:table-cell>
          <table:table-cell office:value-type="float" office:value="2.774" calcext:value-type="float">
            <text:p>2.774</text:p>
          </table:table-cell>
          <table:table-cell office:value-type="float" office:value="2.795" calcext:value-type="float">
            <text:p>2.795</text:p>
          </table:table-cell>
          <table:table-cell table:style-name="ce7" table:formula="of:=IF([.Q10]&gt;100;1;0)" office:value-type="float" office:value="0" calcext:value-type="float">
            <text:p>0</text:p>
          </table:table-cell>
          <table:table-cell table:style-name="ce8" table:formula="of:=IF([.Q10]&gt;100;[.U10];0)" office:value-type="float" office:value="0" calcext:value-type="float">
            <text:p>0</text:p>
          </table:table-cell>
          <table:table-cell/>
          <table:table-cell office:value-type="float" office:value="0.0000711481" calcext:value-type="float">
            <text:p>7.11481E-05</text:p>
          </table:table-cell>
          <table:table-cell/>
          <table:table-cell office:value-type="string" calcext:value-type="string">
            <text:p>Ag131</text:p>
          </table:table-cell>
          <table:table-cell table:style-name="ce1" office:value-type="float" office:value="0.279567" calcext:value-type="float">
            <text:p>0.2795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formula="of:=[.R11]" office:value-type="float" office:value="2.64491" calcext:value-type="float">
            <text:p>2.6449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1]*3" office:value-type="float" office:value="0.00425856" calcext:value-type="float">
            <text:p>0.00425856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0.178" calcext:value-type="float">
            <text:p>210.178</text:p>
          </table:table-cell>
          <table:table-cell table:style-name="ce1" office:value-type="float" office:value="2.64491" calcext:value-type="float">
            <text:p>2.644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1952" calcext:value-type="float">
            <text:p>0.00141952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1" calcext:value-type="float">
            <text:p>2.651</text:p>
          </table:table-cell>
          <table:table-cell table:style-name="ce7" table:formula="of:=IF([.Q11]&gt;100;1;0)" office:value-type="float" office:value="1" calcext:value-type="float">
            <text:p>1</text:p>
          </table:table-cell>
          <table:table-cell table:style-name="ce8" table:formula="of:=IF([.Q11]&gt;100;[.U11];0)" office:value-type="float" office:value="0.00141952" calcext:value-type="float">
            <text:p>0.00141952</text:p>
          </table:table-cell>
          <table:table-cell/>
          <table:table-cell office:value-type="float" office:value="0.0000147141" calcext:value-type="float">
            <text:p>1.47141E-05</text:p>
          </table:table-cell>
          <table:table-cell/>
          <table:table-cell office:value-type="string" calcext:value-type="string">
            <text:p>Cd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[.R12]" office:value-type="float" office:value="2.66613" calcext:value-type="float">
            <text:p>2.6661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2]*3" office:value-type="float" office:value="0.00432468" calcext:value-type="float">
            <text:p>0.00432468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7.343" calcext:value-type="float">
            <text:p>717.343</text:p>
          </table:table-cell>
          <table:table-cell table:style-name="ce1" office:value-type="float" office:value="2.66613" calcext:value-type="float">
            <text:p>2.66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4156" calcext:value-type="float">
            <text:p>0.00144156</text:p>
          </table:table-cell>
          <table:table-cell office:value-type="float" office:value="2.66" calcext:value-type="float">
            <text:p>2.66</text:p>
          </table:table-cell>
          <table:table-cell office:value-type="float" office:value="2.672" calcext:value-type="float">
            <text:p>2.672</text:p>
          </table:table-cell>
          <table:table-cell table:style-name="ce7" table:formula="of:=IF([.Q12]&gt;100;1;0)" office:value-type="float" office:value="1" calcext:value-type="float">
            <text:p>1</text:p>
          </table:table-cell>
          <table:table-cell table:style-name="ce8" table:formula="of:=IF([.Q12]&gt;100;[.U12];0)" office:value-type="float" office:value="0.00144156" calcext:value-type="float">
            <text:p>0.00144156</text:p>
          </table:table-cell>
          <table:table-cell/>
          <table:table-cell office:value-type="float" office:value="0.00000803062" calcext:value-type="float">
            <text:p>8.03062E-06</text:p>
          </table:table-cell>
          <table:table-cell/>
          <table:table-cell office:value-type="string" calcext:value-type="string">
            <text:p>Cd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54.5" calcext:value-type="float">
            <text:p>154.5</text:p>
          </table:table-cell>
          <table:table-cell table:style-name="ce2" table:formula="of:=[.R13]" office:value-type="float" office:value="2.68724" calcext:value-type="float">
            <text:p>2.6872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3]*3" office:value-type="float" office:value="0.00432489" calcext:value-type="float">
            <text:p>0.00432489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65.297" calcext:value-type="float">
            <text:p>365.297</text:p>
          </table:table-cell>
          <table:table-cell table:style-name="ce1" office:value-type="float" office:value="2.68724" calcext:value-type="float">
            <text:p>2.687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4163" calcext:value-type="float">
            <text:p>0.00144163</text:p>
          </table:table-cell>
          <table:table-cell office:value-type="float" office:value="2.68" calcext:value-type="float">
            <text:p>2.68</text:p>
          </table:table-cell>
          <table:table-cell office:value-type="float" office:value="2.693" calcext:value-type="float">
            <text:p>2.693</text:p>
          </table:table-cell>
          <table:table-cell table:style-name="ce7" table:formula="of:=IF([.Q13]&gt;100;1;0)" office:value-type="float" office:value="1" calcext:value-type="float">
            <text:p>1</text:p>
          </table:table-cell>
          <table:table-cell table:style-name="ce8" table:formula="of:=IF([.Q13]&gt;100;[.U13];0)" office:value-type="float" office:value="0.00144163" calcext:value-type="float">
            <text:p>0.00144163</text:p>
          </table:table-cell>
          <table:table-cell/>
          <table:table-cell office:value-type="float" office:value="0.000011252" calcext:value-type="float">
            <text:p>0.000011252</text:p>
          </table:table-cell>
          <table:table-cell/>
          <table:table-cell office:value-type="string" calcext:value-type="string">
            <text:p>Cd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[.R14]" office:value-type="float" office:value="2.70798" calcext:value-type="float">
            <text:p>2.7079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4]*3" office:value-type="float" office:value="0.00420138" calcext:value-type="float">
            <text:p>0.00420138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5608.38" calcext:value-type="float">
            <text:p>5608.38</text:p>
          </table:table-cell>
          <table:table-cell table:style-name="ce1" office:value-type="float" office:value="2.70798" calcext:value-type="float">
            <text:p>2.70798</text:p>
          </table:table-cell>
          <table:table-cell office:value-type="float" office:value="4.51329" calcext:value-type="float">
            <text:p>4.51329</text:p>
          </table:table-cell>
          <table:table-cell office:value-type="float" office:value="2.70106" calcext:value-type="float">
            <text:p>2.70106</text:p>
          </table:table-cell>
          <table:table-cell table:style-name="ce1" office:value-type="float" office:value="0.00140046" calcext:value-type="float">
            <text:p>0.00140046</text:p>
          </table:table-cell>
          <table:table-cell office:value-type="float" office:value="2.697" calcext:value-type="float">
            <text:p>2.697</text:p>
          </table:table-cell>
          <table:table-cell office:value-type="float" office:value="2.715" calcext:value-type="float">
            <text:p>2.715</text:p>
          </table:table-cell>
          <table:table-cell table:style-name="ce7" table:formula="of:=IF([.Q14]&gt;100;1;0)" office:value-type="float" office:value="1" calcext:value-type="float">
            <text:p>1</text:p>
          </table:table-cell>
          <table:table-cell table:style-name="ce8" table:formula="of:=IF([.Q14]&gt;100;[.U14];0)" office:value-type="float" office:value="0.00140046" calcext:value-type="float">
            <text:p>0.00140046</text:p>
          </table:table-cell>
          <table:table-cell/>
          <table:table-cell office:value-type="float" office:value="0.00000285649" calcext:value-type="float">
            <text:p>2.85649E-06</text:p>
          </table:table-cell>
          <table:table-cell/>
          <table:table-cell office:value-type="string" calcext:value-type="string">
            <text:p>Cd130</text:p>
          </table:table-cell>
          <table:table-cell office:value-type="float" office:value="0.00210939" calcext:value-type="float">
            <text:p>0.002109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[.R15]" office:value-type="float" office:value="2.72905" calcext:value-type="float">
            <text:p>2.7290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5]*3" office:value-type="float" office:value="0.00419082" calcext:value-type="float">
            <text:p>0.00419082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1837.75" calcext:value-type="float">
            <text:p>1837.75</text:p>
          </table:table-cell>
          <table:table-cell table:style-name="ce1" office:value-type="float" office:value="2.72905" calcext:value-type="float">
            <text:p>2.72905</text:p>
          </table:table-cell>
          <table:table-cell office:value-type="float" office:value="8.1407" calcext:value-type="float">
            <text:p>8.1407</text:p>
          </table:table-cell>
          <table:table-cell office:value-type="float" office:value="2.7217" calcext:value-type="float">
            <text:p>2.7217</text:p>
          </table:table-cell>
          <table:table-cell table:style-name="ce1" office:value-type="float" office:value="0.00139694" calcext:value-type="float">
            <text:p>0.00139694</text:p>
          </table:table-cell>
          <table:table-cell office:value-type="float" office:value="2.718" calcext:value-type="float">
            <text:p>2.718</text:p>
          </table:table-cell>
          <table:table-cell office:value-type="float" office:value="2.736" calcext:value-type="float">
            <text:p>2.736</text:p>
          </table:table-cell>
          <table:table-cell table:style-name="ce7" table:formula="of:=IF([.Q15]&gt;100;1;0)" office:value-type="float" office:value="1" calcext:value-type="float">
            <text:p>1</text:p>
          </table:table-cell>
          <table:table-cell table:style-name="ce8" table:formula="of:=IF([.Q15]&gt;100;[.U15];0)" office:value-type="float" office:value="0.00139694" calcext:value-type="float">
            <text:p>0.00139694</text:p>
          </table:table-cell>
          <table:table-cell/>
          <table:table-cell office:value-type="float" office:value="0.00000499365" calcext:value-type="float">
            <text:p>4.99365E-06</text:p>
          </table:table-cell>
          <table:table-cell/>
          <table:table-cell office:value-type="string" calcext:value-type="string">
            <text:p>Cd131</text:p>
          </table:table-cell>
          <table:table-cell office:value-type="float" office:value="0.0053315" calcext:value-type="float">
            <text:p>0.00533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R16]" office:value-type="float" office:value="2.75013" calcext:value-type="float">
            <text:p>2.7501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6]*3" office:value-type="float" office:value="0.0042507" calcext:value-type="float">
            <text:p>0.0042507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46.548" calcext:value-type="float">
            <text:p>346.548</text:p>
          </table:table-cell>
          <table:table-cell table:style-name="ce1" office:value-type="float" office:value="2.75013" calcext:value-type="float">
            <text:p>2.75013</text:p>
          </table:table-cell>
          <table:table-cell office:value-type="float" office:value="3.18573" calcext:value-type="float">
            <text:p>3.18573</text:p>
          </table:table-cell>
          <table:table-cell office:value-type="float" office:value="2.74396" calcext:value-type="float">
            <text:p>2.74396</text:p>
          </table:table-cell>
          <table:table-cell table:style-name="ce1" office:value-type="float" office:value="0.0014169" calcext:value-type="float">
            <text:p>0.0014169</text:p>
          </table:table-cell>
          <table:table-cell office:value-type="float" office:value="2.741" calcext:value-type="float">
            <text:p>2.741</text:p>
          </table:table-cell>
          <table:table-cell office:value-type="float" office:value="2.756" calcext:value-type="float">
            <text:p>2.756</text:p>
          </table:table-cell>
          <table:table-cell table:style-name="ce7" table:formula="of:=IF([.Q16]&gt;100;1;0)" office:value-type="float" office:value="1" calcext:value-type="float">
            <text:p>1</text:p>
          </table:table-cell>
          <table:table-cell table:style-name="ce8" table:formula="of:=IF([.Q16]&gt;100;[.U16];0)" office:value-type="float" office:value="0.0014169" calcext:value-type="float">
            <text:p>0.0014169</text:p>
          </table:table-cell>
          <table:table-cell/>
          <table:table-cell office:value-type="float" office:value="0.0000118723" calcext:value-type="float">
            <text:p>1.18723E-05</text:p>
          </table:table-cell>
          <table:table-cell/>
          <table:table-cell office:value-type="string" calcext:value-type="string">
            <text:p>Cd132</text:p>
          </table:table-cell>
          <table:table-cell office:value-type="float" office:value="0.0804271" calcext:value-type="float">
            <text:p>0.08042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R17]" office:value-type="float" office:value="2.77139" calcext:value-type="float">
            <text:p>2.7713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7]*3" office:value-type="float" office:value="0.00459795" calcext:value-type="float">
            <text:p>0.00459795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30.7204" calcext:value-type="float">
            <text:p>30.7204</text:p>
          </table:table-cell>
          <table:table-cell table:style-name="ce1" office:value-type="float" office:value="2.77139" calcext:value-type="float">
            <text:p>2.77139</text:p>
          </table:table-cell>
          <table:table-cell office:value-type="float" office:value="4.56681" calcext:value-type="float">
            <text:p>4.56681</text:p>
          </table:table-cell>
          <table:table-cell office:value-type="float" office:value="2.76348" calcext:value-type="float">
            <text:p>2.76348</text:p>
          </table:table-cell>
          <table:table-cell table:style-name="ce1" office:value-type="float" office:value="0.00153265" calcext:value-type="float">
            <text:p>0.00153265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7" calcext:value-type="float">
            <text:p>2.777</text:p>
          </table:table-cell>
          <table:table-cell table:style-name="ce7" table:formula="of:=IF([.Q17]&gt;100;1;0)" office:value-type="float" office:value="0" calcext:value-type="float">
            <text:p>0</text:p>
          </table:table-cell>
          <table:table-cell table:style-name="ce8" table:formula="of:=IF([.Q17]&gt;100;[.U17];0)" office:value-type="float" office:value="0" calcext:value-type="float">
            <text:p>0</text:p>
          </table:table-cell>
          <table:table-cell/>
          <table:table-cell office:value-type="float" office:value="0.0000384127" calcext:value-type="float">
            <text:p>3.84127E-05</text:p>
          </table:table-cell>
          <table:table-cell/>
          <table:table-cell office:value-type="string" calcext:value-type="string">
            <text:p>Cd133</text:p>
          </table:table-cell>
          <table:table-cell office:value-type="float" office:value="0.228375" calcext:value-type="float">
            <text:p>0.2283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R18]" office:value-type="float" office:value="2.79288" calcext:value-type="float">
            <text:p>2.7928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8]*3" office:value-type="float" office:value="0.00603684" calcext:value-type="float">
            <text:p>0.00603684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1.74741" calcext:value-type="float">
            <text:p>1.74741</text:p>
          </table:table-cell>
          <table:table-cell table:style-name="ce1" office:value-type="float" office:value="2.79288" calcext:value-type="float">
            <text:p>2.79288</text:p>
          </table:table-cell>
          <table:table-cell office:value-type="float" office:value="1.0851" calcext:value-type="float">
            <text:p>1.0851</text:p>
          </table:table-cell>
          <table:table-cell office:value-type="float" office:value="2.78482" calcext:value-type="float">
            <text:p>2.78482</text:p>
          </table:table-cell>
          <table:table-cell table:style-name="ce1" office:value-type="float" office:value="0.00201228" calcext:value-type="float">
            <text:p>0.00201228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table:style-name="ce7" table:formula="of:=IF([.Q18]&gt;100;1;0)" office:value-type="float" office:value="0" calcext:value-type="float">
            <text:p>0</text:p>
          </table:table-cell>
          <table:table-cell table:style-name="ce8" table:formula="of:=IF([.Q18]&gt;100;[.U18];0)" office:value-type="float" office:value="0" calcext:value-type="float">
            <text:p>0</text:p>
          </table:table-cell>
          <table:table-cell/>
          <table:table-cell office:value-type="float" office:value="0.000173012" calcext:value-type="float">
            <text:p>0.000173012</text:p>
          </table:table-cell>
          <table:table-cell/>
          <table:table-cell office:value-type="string" calcext:value-type="string">
            <text:p>Cd134</text:p>
          </table:table-cell>
          <table:table-cell table:style-name="ce1" office:value-type="float" office:value="8.87371" calcext:value-type="float">
            <text:p>8.873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table:formula="of:=[.R19]" office:value-type="float" office:value="2.65262" calcext:value-type="float">
            <text:p>2.6526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19]*3" office:value-type="float" office:value="0.00401292" calcext:value-type="float">
            <text:p>0.00401292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125.395" calcext:value-type="float">
            <text:p>125.395</text:p>
          </table:table-cell>
          <table:table-cell table:style-name="ce1" office:value-type="float" office:value="2.65262" calcext:value-type="float">
            <text:p>2.652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3764" calcext:value-type="float">
            <text:p>0.00133764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  <table:table-cell table:style-name="ce7" table:formula="of:=IF([.Q19]&gt;100;1;0)" office:value-type="float" office:value="1" calcext:value-type="float">
            <text:p>1</text:p>
          </table:table-cell>
          <table:table-cell table:style-name="ce8" table:formula="of:=IF([.Q19]&gt;100;[.U19];0)" office:value-type="float" office:value="0.00133764" calcext:value-type="float">
            <text:p>0.00133764</text:p>
          </table:table-cell>
          <table:table-cell/>
          <table:table-cell office:value-type="float" office:value="0.0000187019" calcext:value-type="float">
            <text:p>1.87019E-05</text:p>
          </table:table-cell>
          <table:table-cell/>
          <table:table-cell office:value-type="string" calcext:value-type="string">
            <text:p>In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table:formula="of:=[.R20]" office:value-type="float" office:value="2.67343" calcext:value-type="float">
            <text:p>2.6734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0]*3" office:value-type="float" office:value="0.00406014" calcext:value-type="float">
            <text:p>0.00406014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745.06" calcext:value-type="float">
            <text:p>745.06</text:p>
          </table:table-cell>
          <table:table-cell table:style-name="ce1" office:value-type="float" office:value="2.67343" calcext:value-type="float">
            <text:p>2.673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5338" calcext:value-type="float">
            <text:p>0.00135338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8" calcext:value-type="float">
            <text:p>2.678</text:p>
          </table:table-cell>
          <table:table-cell table:style-name="ce7" table:formula="of:=IF([.Q20]&gt;100;1;0)" office:value-type="float" office:value="1" calcext:value-type="float">
            <text:p>1</text:p>
          </table:table-cell>
          <table:table-cell table:style-name="ce8" table:formula="of:=IF([.Q20]&gt;100;[.U20];0)" office:value-type="float" office:value="0.00135338" calcext:value-type="float">
            <text:p>0.00135338</text:p>
          </table:table-cell>
          <table:table-cell/>
          <table:table-cell office:value-type="float" office:value="0.00000772621" calcext:value-type="float">
            <text:p>7.72621E-06</text:p>
          </table:table-cell>
          <table:table-cell/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table:formula="of:=[.R21]" office:value-type="float" office:value="2.69419" calcext:value-type="float">
            <text:p>2.694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1]*3" office:value-type="float" office:value="0.00415374" calcext:value-type="float">
            <text:p>0.00415374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07.98" calcext:value-type="float">
            <text:p>207.98</text:p>
          </table:table-cell>
          <table:table-cell table:style-name="ce1" office:value-type="float" office:value="2.69419" calcext:value-type="float">
            <text:p>2.694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8458" calcext:value-type="float">
            <text:p>0.00138458</text:p>
          </table:table-cell>
          <table:table-cell office:value-type="float" office:value="2.689" calcext:value-type="float">
            <text:p>2.689</text:p>
          </table:table-cell>
          <table:table-cell office:value-type="float" office:value="2.7" calcext:value-type="float">
            <text:p>2.7</text:p>
          </table:table-cell>
          <table:table-cell table:style-name="ce7" table:formula="of:=IF([.Q21]&gt;100;1;0)" office:value-type="float" office:value="1" calcext:value-type="float">
            <text:p>1</text:p>
          </table:table-cell>
          <table:table-cell table:style-name="ce8" table:formula="of:=IF([.Q21]&gt;100;[.U21];0)" office:value-type="float" office:value="0.00138458" calcext:value-type="float">
            <text:p>0.00138458</text:p>
          </table:table-cell>
          <table:table-cell/>
          <table:table-cell office:value-type="float" office:value="0.0000146609" calcext:value-type="float">
            <text:p>1.46609E-05</text:p>
          </table:table-cell>
          <table:table-cell/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table:formula="of:=[.R22]" office:value-type="float" office:value="2.71457" calcext:value-type="float">
            <text:p>2.7145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2]*3" office:value-type="float" office:value="0.00411846" calcext:value-type="float">
            <text:p>0.00411846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3842.36" calcext:value-type="float">
            <text:p>3842.36</text:p>
          </table:table-cell>
          <table:table-cell table:style-name="ce1" office:value-type="float" office:value="2.71457" calcext:value-type="float">
            <text:p>2.71457</text:p>
          </table:table-cell>
          <table:table-cell office:value-type="float" office:value="8.141" calcext:value-type="float">
            <text:p>8.141</text:p>
          </table:table-cell>
          <table:table-cell office:value-type="float" office:value="2.70796" calcext:value-type="float">
            <text:p>2.70796</text:p>
          </table:table-cell>
          <table:table-cell table:style-name="ce1" office:value-type="float" office:value="0.00137282" calcext:value-type="float">
            <text:p>0.00137282</text:p>
          </table:table-cell>
          <table:table-cell office:value-type="float" office:value="2.705" calcext:value-type="float">
            <text:p>2.705</text:p>
          </table:table-cell>
          <table:table-cell office:value-type="float" office:value="2.721" calcext:value-type="float">
            <text:p>2.721</text:p>
          </table:table-cell>
          <table:table-cell table:style-name="ce7" table:formula="of:=IF([.Q22]&gt;100;1;0)" office:value-type="float" office:value="1" calcext:value-type="float">
            <text:p>1</text:p>
          </table:table-cell>
          <table:table-cell table:style-name="ce8" table:formula="of:=IF([.Q22]&gt;100;[.U22];0)" office:value-type="float" office:value="0.00137282" calcext:value-type="float">
            <text:p>0.00137282</text:p>
          </table:table-cell>
          <table:table-cell/>
          <table:table-cell office:value-type="float" office:value="0.00000342448" calcext:value-type="float">
            <text:p>3.42448E-06</text:p>
          </table:table-cell>
          <table:table-cell/>
          <table:table-cell office:value-type="string" calcext:value-type="string">
            <text:p>In133</text:p>
          </table:table-cell>
          <table:table-cell office:value-type="float" office:value="0.00734017" calcext:value-type="float">
            <text:p>0.007340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table:formula="of:=[.R23]" office:value-type="float" office:value="2.7353" calcext:value-type="float">
            <text:p>2.735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3]*3" office:value-type="float" office:value="0.00415752" calcext:value-type="float">
            <text:p>0.00415752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1387.13" calcext:value-type="float">
            <text:p>1387.13</text:p>
          </table:table-cell>
          <table:table-cell table:style-name="ce1" office:value-type="float" office:value="2.7353" calcext:value-type="float">
            <text:p>2.7353</text:p>
          </table:table-cell>
          <table:table-cell office:value-type="float" office:value="12.59" calcext:value-type="float">
            <text:p>12.59</text:p>
          </table:table-cell>
          <table:table-cell office:value-type="float" office:value="2.7292" calcext:value-type="float">
            <text:p>2.7292</text:p>
          </table:table-cell>
          <table:table-cell table:style-name="ce1" office:value-type="float" office:value="0.00138584" calcext:value-type="float">
            <text:p>0.00138584</text:p>
          </table:table-cell>
          <table:table-cell office:value-type="float" office:value="2.726" calcext:value-type="float">
            <text:p>2.726</text:p>
          </table:table-cell>
          <table:table-cell office:value-type="float" office:value="2.742" calcext:value-type="float">
            <text:p>2.742</text:p>
          </table:table-cell>
          <table:table-cell table:style-name="ce7" table:formula="of:=IF([.Q23]&gt;100;1;0)" office:value-type="float" office:value="1" calcext:value-type="float">
            <text:p>1</text:p>
          </table:table-cell>
          <table:table-cell table:style-name="ce8" table:formula="of:=IF([.Q23]&gt;100;[.U23];0)" office:value-type="float" office:value="0.00138584" calcext:value-type="float">
            <text:p>0.00138584</text:p>
          </table:table-cell>
          <table:table-cell/>
          <table:table-cell office:value-type="float" office:value="0.00000583935" calcext:value-type="float">
            <text:p>5.83935E-06</text:p>
          </table:table-cell>
          <table:table-cell/>
          <table:table-cell office:value-type="string" calcext:value-type="string">
            <text:p>In134</text:p>
          </table:table-cell>
          <table:table-cell office:value-type="float" office:value="0.0730379" calcext:value-type="float">
            <text:p>0.0730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formula="of:=[.R24]" office:value-type="float" office:value="2.75609" calcext:value-type="float">
            <text:p>2.7560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4]*3" office:value-type="float" office:value="0.00427935" calcext:value-type="float">
            <text:p>0.00427935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07.759" calcext:value-type="float">
            <text:p>207.759</text:p>
          </table:table-cell>
          <table:table-cell table:style-name="ce1" office:value-type="float" office:value="2.75609" calcext:value-type="float">
            <text:p>2.75609</text:p>
          </table:table-cell>
          <table:table-cell office:value-type="float" office:value="2.3195" calcext:value-type="float">
            <text:p>2.3195</text:p>
          </table:table-cell>
          <table:table-cell office:value-type="float" office:value="2.74969" calcext:value-type="float">
            <text:p>2.74969</text:p>
          </table:table-cell>
          <table:table-cell table:style-name="ce1" office:value-type="float" office:value="0.00142645" calcext:value-type="float">
            <text:p>0.00142645</text:p>
          </table:table-cell>
          <table:table-cell office:value-type="float" office:value="2.747" calcext:value-type="float">
            <text:p>2.747</text:p>
          </table:table-cell>
          <table:table-cell office:value-type="float" office:value="2.762" calcext:value-type="float">
            <text:p>2.762</text:p>
          </table:table-cell>
          <table:table-cell table:style-name="ce7" table:formula="of:=IF([.Q24]&gt;100;1;0)" office:value-type="float" office:value="1" calcext:value-type="float">
            <text:p>1</text:p>
          </table:table-cell>
          <table:table-cell table:style-name="ce8" table:formula="of:=IF([.Q24]&gt;100;[.U24];0)" office:value-type="float" office:value="0.00142645" calcext:value-type="float">
            <text:p>0.00142645</text:p>
          </table:table-cell>
          <table:table-cell/>
          <table:table-cell office:value-type="float" office:value="0.0000152351" calcext:value-type="float">
            <text:p>1.52351E-05</text:p>
          </table:table-cell>
          <table:table-cell/>
          <table:table-cell office:value-type="string" calcext:value-type="string">
            <text:p>In135</text:p>
          </table:table-cell>
          <table:table-cell office:value-type="float" office:value="0.0764909" calcext:value-type="float">
            <text:p>0.07649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table:formula="of:=[.R25]" office:value-type="float" office:value="2.77709" calcext:value-type="float">
            <text:p>2.7770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5]*3" office:value-type="float" office:value="0.00477189" calcext:value-type="float">
            <text:p>0.00477189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9.57295" calcext:value-type="float">
            <text:p>9.57295</text:p>
          </table:table-cell>
          <table:table-cell table:style-name="ce1" office:value-type="float" office:value="2.77709" calcext:value-type="float">
            <text:p>2.77709</text:p>
          </table:table-cell>
          <table:table-cell office:value-type="float" office:value="6.00865" calcext:value-type="float">
            <text:p>6.00865</text:p>
          </table:table-cell>
          <table:table-cell office:value-type="float" office:value="2.76921" calcext:value-type="float">
            <text:p>2.76921</text:p>
          </table:table-cell>
          <table:table-cell table:style-name="ce1" office:value-type="float" office:value="0.00159063" calcext:value-type="float">
            <text:p>0.00159063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2" calcext:value-type="float">
            <text:p>2.782</text:p>
          </table:table-cell>
          <table:table-cell table:style-name="ce7" table:formula="of:=IF([.Q25]&gt;100;1;0)" office:value-type="float" office:value="0" calcext:value-type="float">
            <text:p>0</text:p>
          </table:table-cell>
          <table:table-cell table:style-name="ce8" table:formula="of:=IF([.Q25]&gt;100;[.U25];0)" office:value-type="float" office:value="0" calcext:value-type="float">
            <text:p>0</text:p>
          </table:table-cell>
          <table:table-cell/>
          <table:table-cell office:value-type="float" office:value="0.0000603698" calcext:value-type="float">
            <text:p>6.03698E-05</text:p>
          </table:table-cell>
          <table:table-cell/>
          <table:table-cell office:value-type="string" calcext:value-type="string">
            <text:p>In136</text:p>
          </table:table-cell>
          <table:table-cell table:style-name="ce1" office:value-type="float" office:value="1.57124" calcext:value-type="float">
            <text:p>1.571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</text:p>
          </table:table-cell>
          <table:table-cell office:value-type="float" office:value="65" calcext:value-type="float">
            <text:p>65</text:p>
          </table:table-cell>
          <table:table-cell table:formula="of:=[.R26]" office:value-type="float" office:value="2.79063" calcext:value-type="float">
            <text:p>2.79063</text:p>
          </table:table-cell>
          <table:table-cell office:value-type="float" office:value="49" calcext:value-type="float">
            <text:p>49</text:p>
          </table:table-cell>
          <table:table-cell table:style-name="Default" table:formula="of:=[.U26]*3" office:value-type="float" office:value="0.00515991" calcext:value-type="float">
            <text:p>0.00515991</text:p>
          </table:table-cell>
          <table:table-cell office:value-type="float" office:value="0.563295" calcext:value-type="float">
            <text:p>0.5632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1.75126" calcext:value-type="float">
            <text:p>1.75126</text:p>
          </table:table-cell>
          <table:table-cell table:style-name="ce1" office:value-type="float" office:value="2.79063" calcext:value-type="float">
            <text:p>2.790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71997" calcext:value-type="float">
            <text:p>0.00171997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6" calcext:value-type="float">
            <text:p>2.796</text:p>
          </table:table-cell>
          <table:table-cell table:style-name="ce7" table:formula="of:=IF([.Q26]&gt;100;1;0)" office:value-type="float" office:value="0" calcext:value-type="float">
            <text:p>0</text:p>
          </table:table-cell>
          <table:table-cell table:style-name="ce8" table:formula="of:=IF([.Q26]&gt;100;[.U26];0)" office:value-type="float" office:value="0" calcext:value-type="float">
            <text:p>0</text:p>
          </table:table-cell>
          <table:table-cell/>
          <table:table-cell office:value-type="float" office:value="0.000193892" calcext:value-type="float">
            <text:p>0.000193892</text:p>
          </table:table-cell>
          <table:table-cell/>
          <table:table-cell office:value-type="string" calcext:value-type="string">
            <text:p>In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table:formula="of:=[.R27]" office:value-type="float" office:value="2.66025" calcext:value-type="float">
            <text:p>2.6602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7]*3" office:value-type="float" office:value="0.00402189" calcext:value-type="float">
            <text:p>0.00402189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9.3634" calcext:value-type="float">
            <text:p>9.3634</text:p>
          </table:table-cell>
          <table:table-cell table:style-name="ce1" office:value-type="float" office:value="2.66025" calcext:value-type="float">
            <text:p>2.660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4063" calcext:value-type="float">
            <text:p>0.00134063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4" calcext:value-type="float">
            <text:p>2.664</text:p>
          </table:table-cell>
          <table:table-cell table:style-name="ce7" table:formula="of:=IF([.Q27]&gt;100;1;0)" office:value-type="float" office:value="0" calcext:value-type="float">
            <text:p>0</text:p>
          </table:table-cell>
          <table:table-cell table:style-name="ce8" table:formula="of:=IF([.Q27]&gt;100;[.U27];0)" office:value-type="float" office:value="0" calcext:value-type="float">
            <text:p>0</text:p>
          </table:table-cell>
          <table:table-cell/>
          <table:table-cell office:value-type="float" office:value="0.0000732825" calcext:value-type="float">
            <text:p>7.32825E-05</text:p>
          </table:table-cell>
          <table:table-cell/>
          <table:table-cell office:value-type="string" calcext:value-type="string">
            <text:p>Sn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890" calcext:value-type="float">
            <text:p>890</text:p>
          </table:table-cell>
          <table:table-cell table:style-name="ce2" table:formula="of:=[.R28]" office:value-type="float" office:value="2.68043" calcext:value-type="float">
            <text:p>2.680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8]*3" office:value-type="float" office:value="0.0041178" calcext:value-type="float">
            <text:p>0.0041178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302.367" calcext:value-type="float">
            <text:p>302.367</text:p>
          </table:table-cell>
          <table:table-cell table:style-name="ce1" office:value-type="float" office:value="2.68043" calcext:value-type="float">
            <text:p>2.680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726" calcext:value-type="float">
            <text:p>0.001372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  <table:table-cell table:style-name="ce7" table:formula="of:=IF([.Q28]&gt;100;1;0)" office:value-type="float" office:value="1" calcext:value-type="float">
            <text:p>1</text:p>
          </table:table-cell>
          <table:table-cell table:style-name="ce8" table:formula="of:=IF([.Q28]&gt;100;[.U28];0)" office:value-type="float" office:value="0.0013726" calcext:value-type="float">
            <text:p>0.0013726</text:p>
          </table:table-cell>
          <table:table-cell/>
          <table:table-cell office:value-type="float" office:value="0.0000120397" calcext:value-type="float">
            <text:p>1.20397E-05</text:p>
          </table:table-cell>
          <table:table-cell/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515" calcext:value-type="float">
            <text:p>515</text:p>
          </table:table-cell>
          <table:table-cell table:style-name="ce2" table:formula="of:=[.R29]" office:value-type="float" office:value="2.70065" calcext:value-type="float">
            <text:p>2.7006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9]*3" office:value-type="float" office:value="0.00418941" calcext:value-type="float">
            <text:p>0.00418941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168.657" calcext:value-type="float">
            <text:p>168.657</text:p>
          </table:table-cell>
          <table:table-cell table:style-name="ce1" office:value-type="float" office:value="2.70065" calcext:value-type="float">
            <text:p>2.700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9647" calcext:value-type="float">
            <text:p>0.00139647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  <table:table-cell table:style-name="ce7" table:formula="of:=IF([.Q29]&gt;100;1;0)" office:value-type="float" office:value="1" calcext:value-type="float">
            <text:p>1</text:p>
          </table:table-cell>
          <table:table-cell table:style-name="ce8" table:formula="of:=IF([.Q29]&gt;100;[.U29];0)" office:value-type="float" office:value="0.00139647" calcext:value-type="float">
            <text:p>0.00139647</text:p>
          </table:table-cell>
          <table:table-cell/>
          <table:table-cell office:value-type="float" office:value="0.0000165793" calcext:value-type="float">
            <text:p>1.65793E-05</text:p>
          </table:table-cell>
          <table:table-cell/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R30]" office:value-type="float" office:value="2.72112" calcext:value-type="float">
            <text:p>2.7211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0]*3" office:value-type="float" office:value="0.00403386" calcext:value-type="float">
            <text:p>0.00403386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606.71" calcext:value-type="float">
            <text:p>2606.71</text:p>
          </table:table-cell>
          <table:table-cell table:style-name="ce1" office:value-type="float" office:value="2.72112" calcext:value-type="float">
            <text:p>2.72112</text:p>
          </table:table-cell>
          <table:table-cell office:value-type="float" office:value="12.8524" calcext:value-type="float">
            <text:p>12.8524</text:p>
          </table:table-cell>
          <table:table-cell office:value-type="float" office:value="2.71486" calcext:value-type="float">
            <text:p>2.71486</text:p>
          </table:table-cell>
          <table:table-cell table:style-name="ce1" office:value-type="float" office:value="0.00134462" calcext:value-type="float">
            <text:p>0.00134462</text:p>
          </table:table-cell>
          <table:table-cell office:value-type="float" office:value="2.711" calcext:value-type="float">
            <text:p>2.711</text:p>
          </table:table-cell>
          <table:table-cell office:value-type="float" office:value="2.727" calcext:value-type="float">
            <text:p>2.727</text:p>
          </table:table-cell>
          <table:table-cell table:style-name="ce7" table:formula="of:=IF([.Q30]&gt;100;1;0)" office:value-type="float" office:value="1" calcext:value-type="float">
            <text:p>1</text:p>
          </table:table-cell>
          <table:table-cell table:style-name="ce8" table:formula="of:=IF([.Q30]&gt;100;[.U30];0)" office:value-type="float" office:value="0.00134462" calcext:value-type="float">
            <text:p>0.00134462</text:p>
          </table:table-cell>
          <table:table-cell/>
          <table:table-cell office:value-type="float" office:value="0.00000414123" calcext:value-type="float">
            <text:p>4.14123E-06</text:p>
          </table:table-cell>
          <table:table-cell/>
          <table:table-cell office:value-type="string" calcext:value-type="string">
            <text:p>Sn136</text:p>
          </table:table-cell>
          <table:table-cell office:value-type="float" office:value="0.0239839" calcext:value-type="float">
            <text:p>0.02398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[.R31]" office:value-type="float" office:value="2.74146" calcext:value-type="float">
            <text:p>2.741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1]*3" office:value-type="float" office:value="0.00410757" calcext:value-type="float">
            <text:p>0.00410757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721.204" calcext:value-type="float">
            <text:p>721.204</text:p>
          </table:table-cell>
          <table:table-cell table:style-name="ce1" office:value-type="float" office:value="2.74146" calcext:value-type="float">
            <text:p>2.74146</text:p>
          </table:table-cell>
          <table:table-cell office:value-type="float" office:value="14.6105" calcext:value-type="float">
            <text:p>14.6105</text:p>
          </table:table-cell>
          <table:table-cell office:value-type="float" office:value="2.73513" calcext:value-type="float">
            <text:p>2.73513</text:p>
          </table:table-cell>
          <table:table-cell table:style-name="ce1" office:value-type="float" office:value="0.00136919" calcext:value-type="float">
            <text:p>0.00136919</text:p>
          </table:table-cell>
          <table:table-cell office:value-type="float" office:value="2.732" calcext:value-type="float">
            <text:p>2.732</text:p>
          </table:table-cell>
          <table:table-cell office:value-type="float" office:value="2.75" calcext:value-type="float">
            <text:p>2.75</text:p>
          </table:table-cell>
          <table:table-cell table:style-name="ce7" table:formula="of:=IF([.Q31]&gt;100;1;0)" office:value-type="float" office:value="1" calcext:value-type="float">
            <text:p>1</text:p>
          </table:table-cell>
          <table:table-cell table:style-name="ce8" table:formula="of:=IF([.Q31]&gt;100;[.U31];0)" office:value-type="float" office:value="0.00136919" calcext:value-type="float">
            <text:p>0.00136919</text:p>
          </table:table-cell>
          <table:table-cell/>
          <table:table-cell office:value-type="float" office:value="0.00000799641" calcext:value-type="float">
            <text:p>7.99641E-06</text:p>
          </table:table-cell>
          <table:table-cell/>
          <table:table-cell office:value-type="string" calcext:value-type="string">
            <text:p>Sn137</text:p>
          </table:table-cell>
          <table:table-cell office:value-type="float" office:value="0.105612" calcext:value-type="float">
            <text:p>0.1056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R32]" office:value-type="float" office:value="2.76172" calcext:value-type="float">
            <text:p>2.7617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2]*3" office:value-type="float" office:value="0.0040308" calcext:value-type="float">
            <text:p>0.0040308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2.5563" calcext:value-type="float">
            <text:p>52.5563</text:p>
          </table:table-cell>
          <table:table-cell table:style-name="ce1" office:value-type="float" office:value="2.76172" calcext:value-type="float">
            <text:p>2.76172</text:p>
          </table:table-cell>
          <table:table-cell office:value-type="float" office:value="3.49433" calcext:value-type="float">
            <text:p>3.49433</text:p>
          </table:table-cell>
          <table:table-cell office:value-type="float" office:value="2.75646" calcext:value-type="float">
            <text:p>2.75646</text:p>
          </table:table-cell>
          <table:table-cell table:style-name="ce1" office:value-type="float" office:value="0.0013436" calcext:value-type="float">
            <text:p>0.0013436</text:p>
          </table:table-cell>
          <table:table-cell office:value-type="float" office:value="2.754" calcext:value-type="float">
            <text:p>2.754</text:p>
          </table:table-cell>
          <table:table-cell office:value-type="float" office:value="2.766" calcext:value-type="float">
            <text:p>2.766</text:p>
          </table:table-cell>
          <table:table-cell table:style-name="ce7" table:formula="of:=IF([.Q32]&gt;100;1;0)" office:value-type="float" office:value="0" calcext:value-type="float">
            <text:p>0</text:p>
          </table:table-cell>
          <table:table-cell table:style-name="ce8" table:formula="of:=IF([.Q32]&gt;100;[.U32];0)" office:value-type="float" office:value="0" calcext:value-type="float">
            <text:p>0</text:p>
          </table:table-cell>
          <table:table-cell/>
          <table:table-cell office:value-type="float" office:value="0.0000309569" calcext:value-type="float">
            <text:p>3.09569E-05</text:p>
          </table:table-cell>
          <table:table-cell/>
          <table:table-cell office:value-type="string" calcext:value-type="string">
            <text:p>Sn138</text:p>
          </table:table-cell>
          <table:table-cell office:value-type="float" office:value="1.18083" calcext:value-type="float">
            <text:p>1.18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R33]+0.001" office:value-type="float" office:value="2.78268" calcext:value-type="float">
            <text:p>2.7826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3]*3" office:value-type="float" office:value="0.00462465" calcext:value-type="float">
            <text:p>0.00462465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23936" calcext:value-type="float">
            <text:p>1.23936</text:p>
          </table:table-cell>
          <table:table-cell table:style-name="ce1" office:value-type="float" office:value="2.78168" calcext:value-type="float">
            <text:p>2.78168</text:p>
          </table:table-cell>
          <table:table-cell office:value-type="float" office:value="5.24152" calcext:value-type="float">
            <text:p>5.24152</text:p>
          </table:table-cell>
          <table:table-cell office:value-type="float" office:value="2.7754" calcext:value-type="float">
            <text:p>2.7754</text:p>
          </table:table-cell>
          <table:table-cell table:style-name="ce1" office:value-type="float" office:value="0.00154155" calcext:value-type="float">
            <text:p>0.00154155</text:p>
          </table:table-cell>
          <table:table-cell office:value-type="float" office:value="2.77" calcext:value-type="float">
            <text:p>2.77</text:p>
          </table:table-cell>
          <table:table-cell office:value-type="float" office:value="2.785" calcext:value-type="float">
            <text:p>2.785</text:p>
          </table:table-cell>
          <table:table-cell table:style-name="ce7" table:formula="of:=IF([.Q33]&gt;100;1;0)" office:value-type="float" office:value="0" calcext:value-type="float">
            <text:p>0</text:p>
          </table:table-cell>
          <table:table-cell table:style-name="ce8" table:formula="of:=IF([.Q33]&gt;100;[.U33];0)" office:value-type="float" office:value="0" calcext:value-type="float">
            <text:p>0</text:p>
          </table:table-cell>
          <table:table-cell/>
          <table:table-cell office:value-type="float" office:value="0.0000989185" calcext:value-type="float">
            <text:p>9.89185E-05</text:p>
          </table:table-cell>
          <table:table-cell/>
          <table:table-cell office:value-type="string" calcext:value-type="string">
            <text:p>Sn139</text:p>
          </table:table-cell>
          <table:table-cell table:style-name="ce1" office:value-type="float" office:value="37.5442" calcext:value-type="float">
            <text:p>37.54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S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R34]" office:value-type="float" office:value="2.79628" calcext:value-type="float">
            <text:p>2.79628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formula="of:=[.U34]*3" office:value-type="float" office:value="0.00466041" calcext:value-type="float">
            <text:p>0.00466041</text:p>
          </table:table-cell>
          <table:table-cell table:style-name="ce5" office:value-type="float" office:value="0.565593" calcext:value-type="float">
            <text:p>0.565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39767" calcext:value-type="float">
            <text:p>1.39767</text:p>
          </table:table-cell>
          <table:table-cell table:style-name="ce1" office:value-type="float" office:value="2.79628" calcext:value-type="float">
            <text:p>2.796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5347" calcext:value-type="float">
            <text:p>0.00155347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  <table:table-cell table:style-name="ce7" table:formula="of:=IF([.Q34]&gt;100;1;0)" office:value-type="float" office:value="0" calcext:value-type="float">
            <text:p>0</text:p>
          </table:table-cell>
          <table:table-cell table:style-name="ce8" table:formula="of:=IF([.Q34]&gt;100;[.U34];0)" office:value-type="float" office:value="0" calcext:value-type="float">
            <text:p>0</text:p>
          </table:table-cell>
          <table:table-cell/>
          <table:table-cell office:value-type="float" office:value="0.000192138" calcext:value-type="float">
            <text:p>0.000192138</text:p>
          </table:table-cell>
          <table:table-cell/>
          <table:table-cell office:value-type="string" calcext:value-type="string">
            <text:p>Sn1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15"/>
          <table:table-cell table:formula="of:=AVERAGE([.R3:.R34])" office:value-type="float" office:value="2.7214090625" calcext:value-type="float">
            <text:p>2.7214090625</text:p>
          </table:table-cell>
          <table:table-cell table:number-columns-repeated="12"/>
        </table:table-row>
        <table:table-row table:style-name="ro1" table:number-rows-repeated="27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28"/>
        </table:table-row>
      </table:table>
      <table:table table:name="Z_resolution_lowin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3 sigma</text:p>
          </table:table-cell>
          <table:table-cell table:number-columns-repeated="4"/>
        </table:table-row>
        <table:table-row table:style-name="ro1">
          <table:table-cell office:value-type="float" office:value="40.9108" calcext:value-type="float">
            <text:p>40.9108</text:p>
          </table:table-cell>
          <table:table-cell office:value-type="float" office:value="0.182658" calcext:value-type="float">
            <text:p>0.182658</text:p>
          </table:table-cell>
          <table:table-cell office:value-type="float" office:value="0.00748" calcext:value-type="float">
            <text:p>0.00748</text:p>
          </table:table-cell>
          <table:table-cell table:formula="of:=1/[.C6]/[.C6]" office:value-type="float" office:value="17872.9732048386" calcext:value-type="float">
            <text:p>17872.9732048386</text:p>
          </table:table-cell>
          <table:table-cell table:formula="of:=[.D6]*[.B6]" office:value-type="float" office:value="3264.6415396494" calcext:value-type="float">
            <text:p>3264.6415396494</text:p>
          </table:table-cell>
          <table:table-cell table:formula="of:=[.B6]*3" office:value-type="float" office:value="0.547974" calcext:value-type="float">
            <text:p>0.547974</text:p>
          </table:table-cell>
          <table:table-cell table:number-columns-repeated="2"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 office:value-type="float" office:value="41.936" calcext:value-type="float">
            <text:p>41.936</text:p>
          </table:table-cell>
          <table:table-cell office:value-type="float" office:value="0.170274" calcext:value-type="float">
            <text:p>0.170274</text:p>
          </table:table-cell>
          <table:table-cell office:value-type="float" office:value="0.00409098" calcext:value-type="float">
            <text:p>0.00409098</text:p>
          </table:table-cell>
          <table:table-cell table:formula="of:=1/[.C7]/[.C7]" office:value-type="float" office:value="59751.0150332801" calcext:value-type="float">
            <text:p>59751.0150332801</text:p>
          </table:table-cell>
          <table:table-cell table:formula="of:=[.D7]*[.B7]" office:value-type="float" office:value="10174.0443337767" calcext:value-type="float">
            <text:p>10174.0443337767</text:p>
          </table:table-cell>
          <table:table-cell table:formula="of:=[.B7]*3" office:value-type="float" office:value="0.510822" calcext:value-type="float">
            <text:p>0.510822</text:p>
          </table:table-cell>
          <table:table-cell office:value-type="float" office:value="4.27092" calcext:value-type="float">
            <text:p>4.27092</text:p>
          </table:table-cell>
          <table:table-cell office:value-type="float" office:value="0.343727" calcext:value-type="float">
            <text:p>0.343727</text:p>
          </table:table-cell>
          <table:table-cell table:formula="of:=1/[.H7]/[.H7]" office:value-type="float" office:value="8.46394250886132" calcext:value-type="float">
            <text:p>8.4639425089</text:p>
          </table:table-cell>
          <table:table-cell table:formula="of:=[.G7]*[.I7]" office:value-type="float" office:value="36.148821339946" calcext:value-type="float">
            <text:p>36.1488213399</text:p>
          </table:table-cell>
        </table:table-row>
        <table:table-row table:style-name="ro1">
          <table:table-cell office:value-type="float" office:value="42.9747" calcext:value-type="float">
            <text:p>42.9747</text:p>
          </table:table-cell>
          <table:table-cell office:value-type="float" office:value="0.180401" calcext:value-type="float">
            <text:p>0.180401</text:p>
          </table:table-cell>
          <table:table-cell office:value-type="float" office:value="0.00290766" calcext:value-type="float">
            <text:p>0.00290766</text:p>
          </table:table-cell>
          <table:table-cell table:formula="of:=1/[.C8]/[.C8]" office:value-type="float" office:value="118280.392218967" calcext:value-type="float">
            <text:p>118280.392218967</text:p>
          </table:table-cell>
          <table:table-cell table:formula="of:=[.D8]*[.B8]" office:value-type="float" office:value="21337.9010366939" calcext:value-type="float">
            <text:p>21337.9010366939</text:p>
          </table:table-cell>
          <table:table-cell table:formula="of:=[.B8]*3" office:value-type="float" office:value="0.541203" calcext:value-type="float">
            <text:p>0.541203</text:p>
          </table:table-cell>
          <table:table-cell office:value-type="float" office:value="3.38076" calcext:value-type="float">
            <text:p>3.38076</text:p>
          </table:table-cell>
          <table:table-cell office:value-type="float" office:value="0.293032" calcext:value-type="float">
            <text:p>0.293032</text:p>
          </table:table-cell>
          <table:table-cell table:formula="of:=1/[.H8]/[.H8]" office:value-type="float" office:value="11.6458153938243" calcext:value-type="float">
            <text:p>11.6458153938</text:p>
          </table:table-cell>
          <table:table-cell table:formula="of:=[.G8]*[.I8]" office:value-type="float" office:value="39.3717068508254" calcext:value-type="float">
            <text:p>39.3717068508</text:p>
          </table:table-cell>
        </table:table-row>
        <table:table-row table:style-name="ro1">
          <table:table-cell office:value-type="float" office:value="43.9865" calcext:value-type="float">
            <text:p>43.9865</text:p>
          </table:table-cell>
          <table:table-cell office:value-type="float" office:value="0.181026" calcext:value-type="float">
            <text:p>0.181026</text:p>
          </table:table-cell>
          <table:table-cell office:value-type="float" office:value="0.000956516" calcext:value-type="float">
            <text:p>0.000956516</text:p>
          </table:table-cell>
          <table:table-cell table:formula="of:=1/[.C9]/[.C9]" office:value-type="float" office:value="1092988.32243209" calcext:value-type="float">
            <text:p>1092988.32243209</text:p>
          </table:table-cell>
          <table:table-cell table:formula="of:=[.D9]*[.B9]" office:value-type="float" office:value="197859.304056592" calcext:value-type="float">
            <text:p>197859.304056592</text:p>
          </table:table-cell>
          <table:table-cell table:formula="of:=[.B9]*3" office:value-type="float" office:value="0.543078" calcext:value-type="float">
            <text:p>0.543078</text:p>
          </table:table-cell>
          <table:table-cell office:value-type="float" office:value="3.65577" calcext:value-type="float">
            <text:p>3.65577</text:p>
          </table:table-cell>
          <table:table-cell office:value-type="float" office:value="0.372995" calcext:value-type="float">
            <text:p>0.372995</text:p>
          </table:table-cell>
          <table:table-cell table:formula="of:=1/[.H9]/[.H9]" office:value-type="float" office:value="7.18776682208995" calcext:value-type="float">
            <text:p>7.1877668221</text:p>
          </table:table-cell>
          <table:table-cell table:formula="of:=[.G9]*[.I9]" office:value-type="float" office:value="26.2768223151918" calcext:value-type="float">
            <text:p>26.2768223152</text:p>
          </table:table-cell>
        </table:table-row>
        <table:table-row table:style-name="ro1">
          <table:table-cell office:value-type="float" office:value="44.9979" calcext:value-type="float">
            <text:p>44.9979</text:p>
          </table:table-cell>
          <table:table-cell office:value-type="float" office:value="0.180697" calcext:value-type="float">
            <text:p>0.180697</text:p>
          </table:table-cell>
          <table:table-cell office:value-type="float" office:value="0.000355121" calcext:value-type="float">
            <text:p>0.000355121</text:p>
          </table:table-cell>
          <table:table-cell table:formula="of:=1/[.C10]/[.C10]" office:value-type="float" office:value="7929527.14324076" calcext:value-type="float">
            <text:p>7929527.14324076</text:p>
          </table:table-cell>
          <table:table-cell table:formula="of:=[.D10]*[.B10]" office:value-type="float" office:value="1432841.76620218" calcext:value-type="float">
            <text:p>1432841.76620218</text:p>
          </table:table-cell>
          <table:table-cell table:formula="of:=[.B10]*3" office:value-type="float" office:value="0.542091" calcext:value-type="float">
            <text:p>0.542091</text:p>
          </table:table-cell>
          <table:table-cell office:value-type="float" office:value="3.35633" calcext:value-type="float">
            <text:p>3.35633</text:p>
          </table:table-cell>
          <table:table-cell office:value-type="float" office:value="0.329306" calcext:value-type="float">
            <text:p>0.329306</text:p>
          </table:table-cell>
          <table:table-cell table:formula="of:=1/[.H10]/[.H10]" office:value-type="float" office:value="9.2214817825351" calcext:value-type="float">
            <text:p>9.2214817825</text:p>
          </table:table-cell>
          <table:table-cell table:formula="of:=[.G10]*[.I10]" office:value-type="float" office:value="30.950335951176" calcext:value-type="float">
            <text:p>30.9503359512</text:p>
          </table:table-cell>
        </table:table-row>
        <table:table-row table:style-name="ro1">
          <table:table-cell office:value-type="float" office:value="46.0036" calcext:value-type="float">
            <text:p>46.0036</text:p>
          </table:table-cell>
          <table:table-cell office:value-type="float" office:value="0.181456" calcext:value-type="float">
            <text:p>0.181456</text:p>
          </table:table-cell>
          <table:table-cell office:value-type="float" office:value="0.000248474" calcext:value-type="float">
            <text:p>0.000248474</text:p>
          </table:table-cell>
          <table:table-cell table:formula="of:=1/[.C11]/[.C11]" office:value-type="float" office:value="16197131.0904249" calcext:value-type="float">
            <text:p>16197131.0904249</text:p>
          </table:table-cell>
          <table:table-cell table:formula="of:=[.D11]*[.B11]" office:value-type="float" office:value="2939066.61914414" calcext:value-type="float">
            <text:p>2939066.61914414</text:p>
          </table:table-cell>
          <table:table-cell table:formula="of:=[.B11]*3" office:value-type="float" office:value="0.544368" calcext:value-type="float">
            <text:p>0.544368</text:p>
          </table:table-cell>
          <table:table-cell office:value-type="float" office:value="3.98352" calcext:value-type="float">
            <text:p>3.98352</text:p>
          </table:table-cell>
          <table:table-cell office:value-type="float" office:value="0.499806" calcext:value-type="float">
            <text:p>0.499806</text:p>
          </table:table-cell>
          <table:table-cell table:formula="of:=1/[.H11]/[.H11]" office:value-type="float" office:value="4.00310580746303" calcext:value-type="float">
            <text:p>4.0031058075</text:p>
          </table:table-cell>
          <table:table-cell table:formula="of:=[.G11]*[.I11]" office:value-type="float" office:value="15.9464520461451" calcext:value-type="float">
            <text:p>15.9464520461</text:p>
          </table:table-cell>
        </table:table-row>
        <table:table-row table:style-name="ro1">
          <table:table-cell table:style-name="ce1" office:value-type="float" office:value="47.0144" calcext:value-type="float">
            <text:p>47.0144</text:p>
          </table:table-cell>
          <table:table-cell table:style-name="ce1" office:value-type="float" office:value="0.184103" calcext:value-type="float">
            <text:p>0.184103</text:p>
          </table:table-cell>
          <table:table-cell table:style-name="ce1" office:value-type="float" office:value="0.000242652" calcext:value-type="float">
            <text:p>0.000242652</text:p>
          </table:table-cell>
          <table:table-cell table:style-name="ce1" table:formula="of:=1/[.C12]/[.C12]" office:value-type="float" office:value="16983697.6412972" calcext:value-type="float">
            <text:p>16983697.6412972</text:p>
          </table:table-cell>
          <table:table-cell table:style-name="ce1" table:formula="of:=[.D12]*[.B12]" office:value-type="float" office:value="3126749.68685574" calcext:value-type="float">
            <text:p>3126749.68685574</text:p>
          </table:table-cell>
          <table:table-cell table:style-name="ce1" table:formula="of:=[.B12]*3" office:value-type="float" office:value="0.552309" calcext:value-type="float">
            <text:p>0.552309</text:p>
          </table:table-cell>
          <table:table-cell/>
          <table:table-cell office:value-type="string" calcext:value-type="string">
            <text:p>sum</text:p>
          </table:table-cell>
          <table:table-cell table:formula="of:=SUM([.I7:.I11])" office:value-type="float" office:value="40.5221123147737" calcext:value-type="float">
            <text:p>40.5221123148</text:p>
          </table:table-cell>
          <table:table-cell table:formula="of:=SUM([.J7:.J11])" office:value-type="float" office:value="148.694138503284" calcext:value-type="float">
            <text:p>148.6941385033</text:p>
          </table:table-cell>
        </table:table-row>
        <table:table-row table:style-name="ro1">
          <table:table-cell table:style-name="ce1" office:value-type="float" office:value="48.0175" calcext:value-type="float">
            <text:p>48.0175</text:p>
          </table:table-cell>
          <table:table-cell table:style-name="ce1" office:value-type="float" office:value="0.185219" calcext:value-type="float">
            <text:p>0.185219</text:p>
          </table:table-cell>
          <table:table-cell table:style-name="ce1" office:value-type="float" office:value="0.000232757" calcext:value-type="float">
            <text:p>0.000232757</text:p>
          </table:table-cell>
          <table:table-cell table:style-name="ce1" table:formula="of:=1/[.C13]/[.C13]" office:value-type="float" office:value="18458418.9152489" calcext:value-type="float">
            <text:p>18458418.9152489</text:p>
          </table:table-cell>
          <table:table-cell table:style-name="ce1" table:formula="of:=[.D13]*[.B13]" office:value-type="float" office:value="3418849.89306348" calcext:value-type="float">
            <text:p>3418849.89306348</text:p>
          </table:table-cell>
          <table:table-cell table:style-name="ce1" table:formula="of:=[.B13]*3" office:value-type="float" office:value="0.555657" calcext:value-type="float">
            <text:p>0.555657</text:p>
          </table:table-cell>
          <table:table-cell table:number-columns-repeated="4"/>
        </table:table-row>
        <table:table-row table:style-name="ro1">
          <table:table-cell table:style-name="ce1" office:value-type="float" office:value="49.0209" calcext:value-type="float">
            <text:p>49.0209</text:p>
          </table:table-cell>
          <table:table-cell table:style-name="ce1" office:value-type="float" office:value="0.187765" calcext:value-type="float">
            <text:p>0.187765</text:p>
          </table:table-cell>
          <table:table-cell table:style-name="ce1" office:value-type="float" office:value="0.000324908" calcext:value-type="float">
            <text:p>0.000324908</text:p>
          </table:table-cell>
          <table:table-cell table:style-name="ce1" table:formula="of:=1/[.C14]/[.C14]" office:value-type="float" office:value="9472817.93452832" calcext:value-type="float">
            <text:p>9472817.93452832</text:p>
          </table:table-cell>
          <table:table-cell table:style-name="ce1" table:formula="of:=[.D14]*[.B14]" office:value-type="float" office:value="1778663.65947671" calcext:value-type="float">
            <text:p>1778663.65947671</text:p>
          </table:table-cell>
          <table:table-cell table:style-name="ce1" table:formula="of:=[.B14]*3" office:value-type="float" office:value="0.563295" calcext:value-type="float">
            <text:p>0.563295</text:p>
          </table:table-cell>
          <table:table-cell table:number-columns-repeated="4"/>
        </table:table-row>
        <table:table-row table:style-name="ro1">
          <table:table-cell table:style-name="ce1" office:value-type="float" office:value="50.0219" calcext:value-type="float">
            <text:p>50.0219</text:p>
          </table:table-cell>
          <table:table-cell table:style-name="ce1" office:value-type="float" office:value="0.188531" calcext:value-type="float">
            <text:p>0.188531</text:p>
          </table:table-cell>
          <table:table-cell table:style-name="ce1" office:value-type="float" office:value="0.000448275" calcext:value-type="float">
            <text:p>0.000448275</text:p>
          </table:table-cell>
          <table:table-cell table:style-name="ce1" table:formula="of:=1/[.C15]/[.C15]" office:value-type="float" office:value="4976350.50073796" calcext:value-type="float">
            <text:p>4976350.50073796</text:p>
          </table:table-cell>
          <table:table-cell table:style-name="ce1" table:formula="of:=[.D15]*[.B15]" office:value-type="float" office:value="938196.336254628" calcext:value-type="float">
            <text:p>938196.336254628</text:p>
          </table:table-cell>
          <table:table-cell table:style-name="ce1" table:formula="of:=[.B15]*3" office:value-type="float" office:value="0.565593" calcext:value-type="float">
            <text:p>0.565593</text:p>
          </table:table-cell>
          <table:table-cell table:number-columns-repeated="4"/>
        </table:table-row>
        <table:table-row table:style-name="ro1">
          <table:table-cell office:value-type="float" office:value="51.0214" calcext:value-type="float">
            <text:p>51.0214</text:p>
          </table:table-cell>
          <table:table-cell office:value-type="float" office:value="0.194162" calcext:value-type="float">
            <text:p>0.194162</text:p>
          </table:table-cell>
          <table:table-cell office:value-type="float" office:value="0.0014822" calcext:value-type="float">
            <text:p>0.0014822</text:p>
          </table:table-cell>
          <table:table-cell table:formula="of:=1/[.C16]/[.C16]" office:value-type="float" office:value="455183.36506538" calcext:value-type="float">
            <text:p>455183.36506538</text:p>
          </table:table-cell>
          <table:table-cell table:formula="of:=[.D16]*[.B16]" office:value-type="float" office:value="88379.3125278242" calcext:value-type="float">
            <text:p>88379.3125278242</text:p>
          </table:table-cell>
          <table:table-cell table:formula="of:=[.B16]*3" office:value-type="float" office:value="0.582486" calcext:value-type="float">
            <text:p>0.582486</text:p>
          </table:table-cell>
          <table:table-cell table:number-columns-repeated="2"/>
          <table:table-cell table:formula="of:=[.J12]/[.I12]" office:value-type="float" office:value="3.66945674865703" calcext:value-type="float">
            <text:p>3.6694567487</text:p>
          </table:table-cell>
          <table:table-cell table:formula="of:=SQRT(1/[.I12])" office:value-type="float" office:value="0.157091961339157" calcext:value-type="float">
            <text:p>0.1570919613</text:p>
          </table:table-cell>
        </table:table-row>
        <table:table-row table:style-name="ro1">
          <table:table-cell office:value-type="float" office:value="52.037" calcext:value-type="float">
            <text:p>52.037</text:p>
          </table:table-cell>
          <table:table-cell office:value-type="float" office:value="0.265664" calcext:value-type="float">
            <text:p>0.265664</text:p>
          </table:table-cell>
          <table:table-cell office:value-type="float" office:value="0.00996406" calcext:value-type="float">
            <text:p>0.00996406</text:p>
          </table:table-cell>
          <table:table-cell table:formula="of:=1/[.C17]/[.C17]" office:value-type="float" office:value="10072.2693703827" calcext:value-type="float">
            <text:p>10072.2693703827</text:p>
          </table:table-cell>
          <table:table-cell table:formula="of:=[.D17]*[.B17]" office:value-type="float" office:value="2675.83937001335" calcext:value-type="float">
            <text:p>2675.8393700134</text:p>
          </table:table-cell>
          <table:table-cell table:formula="of:=[.B17]*3" office:value-type="float" office:value="0.796992" calcext:value-type="float">
            <text:p>0.7969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6:.D17])" office:value-type="float" office:value="75772091.5628029" calcext:value-type="float">
            <text:p>75772091.5628029</text:p>
          </table:table-cell>
          <table:table-cell table:formula="of:=SUM([.E6:.E17])" office:value-type="float" office:value="13958059.0038614" calcext:value-type="float">
            <text:p>13958059.003861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er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E18]/[.D18]" office:value-type="float" office:value="0.184211082418022" calcext:value-type="float">
            <text:p>0.1842110824</text:p>
          </table:table-cell>
          <table:table-cell table:style-name="ce1" table:formula="of:=SQRT(1/[.D18])" office:value-type="float" office:value="0.000114880247434567" calcext:value-type="float">
            <text:p>0.0001148802</text:p>
          </table:table-cell>
          <table:table-cell table:number-columns-repeated="5"/>
        </table:table-row>
      </table:table>
      <table:table table:name="AoQ mean resolution" table:style-name="ta1"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sotopes</text:p>
          </table:table-cell>
          <table:table-cell table:style-name="Default" office:value-type="string" calcext:value-type="string">
            <text:p>AOQ resolution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/>
          <table:table-cell table:style-name="ce9" office:value-type="string" calcext:value-type="string">
            <text:p>Ag124</text:p>
          </table:table-cell>
          <table:table-cell office:value-type="float" office:value="0.00143182" calcext:value-type="float">
            <text:p>0.00143182</text:p>
          </table:table-cell>
          <table:table-cell table:style-name="ce9" office:value-type="float" office:value="0.0000244755" calcext:value-type="float">
            <text:p>2.44755E-05</text:p>
          </table:table-cell>
          <table:table-cell table:formula="of:=1/[.D5]/[.D5]" office:value-type="float" office:value="1669309461.06623" calcext:value-type="float">
            <text:p>1669309461.06623</text:p>
          </table:table-cell>
          <table:table-cell table:formula="of:=[.E5]*[.C5]" office:value-type="float" office:value="2390150.67254385" calcext:value-type="float">
            <text:p>2390150.67254385</text:p>
          </table:table-cell>
        </table:table-row>
        <table:table-row table:style-name="ro1">
          <table:table-cell/>
          <table:table-cell table:style-name="ce9" office:value-type="string" calcext:value-type="string">
            <text:p>Ag125</text:p>
          </table:table-cell>
          <table:table-cell office:value-type="float" office:value="0.00148122" calcext:value-type="float">
            <text:p>0.00148122</text:p>
          </table:table-cell>
          <table:table-cell table:style-name="ce9" office:value-type="float" office:value="0.0000116031" calcext:value-type="float">
            <text:p>1.16031E-05</text:p>
          </table:table-cell>
          <table:table-cell table:formula="of:=1/[.D6]/[.D6]" office:value-type="float" office:value="7427658527.19178" calcext:value-type="float">
            <text:p>7427658527.19178</text:p>
          </table:table-cell>
          <table:table-cell table:formula="of:=[.E6]*[.C6]" office:value-type="float" office:value="11001996.363647" calcext:value-type="float">
            <text:p>11001996.363647</text:p>
          </table:table-cell>
        </table:table-row>
        <table:table-row table:style-name="ro1">
          <table:table-cell/>
          <table:table-cell table:style-name="ce9" office:value-type="string" calcext:value-type="string">
            <text:p>Ag126</text:p>
          </table:table-cell>
          <table:table-cell office:value-type="float" office:value="0.0015473" calcext:value-type="float">
            <text:p>0.0015473</text:p>
          </table:table-cell>
          <table:table-cell table:style-name="ce9" office:value-type="float" office:value="0.0000158187" calcext:value-type="float">
            <text:p>1.58187E-05</text:p>
          </table:table-cell>
          <table:table-cell table:formula="of:=1/[.D7]/[.D7]" office:value-type="float" office:value="3996303104.87915" calcext:value-type="float">
            <text:p>3996303104.87915</text:p>
          </table:table-cell>
          <table:table-cell table:formula="of:=[.E7]*[.C7]" office:value-type="float" office:value="6183479.79417951" calcext:value-type="float">
            <text:p>6183479.79417951</text:p>
          </table:table-cell>
        </table:table-row>
        <table:table-row table:style-name="ro1">
          <table:table-cell/>
          <table:table-cell table:style-name="ce9" office:value-type="string" calcext:value-type="string">
            <text:p>Ag127</text:p>
          </table:table-cell>
          <table:table-cell office:value-type="float" office:value="0.00140841" calcext:value-type="float">
            <text:p>0.00140841</text:p>
          </table:table-cell>
          <table:table-cell table:style-name="ce9" office:value-type="float" office:value="0.00000330205" calcext:value-type="float">
            <text:p>3.30205E-06</text:p>
          </table:table-cell>
          <table:table-cell table:formula="of:=1/[.D8]/[.D8]" office:value-type="float" office:value="91713382232.5899" calcext:value-type="float">
            <text:p>91713382232.5899</text:p>
          </table:table-cell>
          <table:table-cell table:formula="of:=[.E8]*[.C8]" office:value-type="float" office:value="129170044.670202" calcext:value-type="float">
            <text:p>129170044.670202</text:p>
          </table:table-cell>
        </table:table-row>
        <table:table-row table:style-name="ro1">
          <table:table-cell/>
          <table:table-cell table:style-name="ce9" office:value-type="string" calcext:value-type="string">
            <text:p>Ag128</text:p>
          </table:table-cell>
          <table:table-cell office:value-type="float" office:value="0.00141464" calcext:value-type="float">
            <text:p>0.00141464</text:p>
          </table:table-cell>
          <table:table-cell table:style-name="ce9" office:value-type="float" office:value="0.00000426209" calcext:value-type="float">
            <text:p>4.26209E-06</text:p>
          </table:table-cell>
          <table:table-cell table:formula="of:=1/[.D9]/[.D9]" office:value-type="float" office:value="55049676043.4515" calcext:value-type="float">
            <text:p>55049676043.4515</text:p>
          </table:table-cell>
          <table:table-cell table:formula="of:=[.E9]*[.C9]" office:value-type="float" office:value="77875473.7181082" calcext:value-type="float">
            <text:p>77875473.7181082</text:p>
          </table:table-cell>
        </table:table-row>
        <table:table-row table:style-name="ro1">
          <table:table-cell/>
          <table:table-cell table:style-name="ce9" office:value-type="string" calcext:value-type="string">
            <text:p>Ag129</text:p>
          </table:table-cell>
          <table:table-cell office:value-type="float" office:value="0.00142985" calcext:value-type="float">
            <text:p>0.00142985</text:p>
          </table:table-cell>
          <table:table-cell table:style-name="ce9" office:value-type="float" office:value="0.00000800709" calcext:value-type="float">
            <text:p>8.00709E-06</text:p>
          </table:table-cell>
          <table:table-cell table:formula="of:=1/[.D10]/[.D10]" office:value-type="float" office:value="15597341461.4982" calcext:value-type="float">
            <text:p>15597341461.4982</text:p>
          </table:table-cell>
          <table:table-cell table:formula="of:=[.E10]*[.C10]" office:value-type="float" office:value="22301858.6887233" calcext:value-type="float">
            <text:p>22301858.6887233</text:p>
          </table:table-cell>
        </table:table-row>
        <table:table-row table:style-name="ro1">
          <table:table-cell/>
          <table:table-cell table:style-name="ce9" office:value-type="string" calcext:value-type="string">
            <text:p>Ag130</text:p>
          </table:table-cell>
          <table:table-cell office:value-type="float" office:value="0.00144855" calcext:value-type="float">
            <text:p>0.00144855</text:p>
          </table:table-cell>
          <table:table-cell table:style-name="ce9" office:value-type="float" office:value="0.0000286563" calcext:value-type="float">
            <text:p>2.86563E-05</text:p>
          </table:table-cell>
          <table:table-cell table:style-name="ce1" table:formula="of:=1/[.D11]/[.D11]" office:value-type="float" office:value="1217754574.76297" calcext:value-type="float">
            <text:p>1217754574.76297</text:p>
          </table:table-cell>
          <table:table-cell table:style-name="ce1" table:formula="of:=[.E11]*[.C11]" office:value-type="float" office:value="1763978.3892729" calcext:value-type="float">
            <text:p>1763978.3892729</text:p>
          </table:table-cell>
        </table:table-row>
        <table:table-row table:style-name="ro1">
          <table:table-cell/>
          <table:table-cell table:style-name="ce9" office:value-type="string" calcext:value-type="string">
            <text:p>Ag131</text:p>
          </table:table-cell>
          <table:table-cell office:value-type="float" office:value="0.00158324" calcext:value-type="float">
            <text:p>0.00158324</text:p>
          </table:table-cell>
          <table:table-cell table:style-name="ce9" office:value-type="float" office:value="0.0000711481" calcext:value-type="float">
            <text:p>7.11481E-05</text:p>
          </table:table-cell>
          <table:table-cell table:style-name="ce1" table:formula="of:=1/[.D12]/[.D12]" office:value-type="float" office:value="197548340.792542" calcext:value-type="float">
            <text:p>197548340.792542</text:p>
          </table:table-cell>
          <table:table-cell table:style-name="ce1" table:formula="of:=[.E12]*[.C12]" office:value-type="float" office:value="312766.435076383" calcext:value-type="float">
            <text:p>312766.435076383</text:p>
          </table:table-cell>
        </table:table-row>
        <table:table-row table:style-name="ro1">
          <table:table-cell/>
          <table:table-cell office:value-type="string" calcext:value-type="string">
            <text:p>Cd127</text:p>
          </table:table-cell>
          <table:table-cell table:style-name="ce12" office:value-type="float" office:value="0.00141952" calcext:value-type="float">
            <text:p>0.00141952</text:p>
          </table:table-cell>
          <table:table-cell office:value-type="float" office:value="0.0000147141" calcext:value-type="float">
            <text:p>1.47141E-05</text:p>
          </table:table-cell>
          <table:table-cell table:style-name="ce1" table:formula="of:=1/[.D13]/[.D13]" office:value-type="float" office:value="4618836546.0101" calcext:value-type="float">
            <text:p>4618836546.0101</text:p>
          </table:table-cell>
          <table:table-cell table:style-name="ce1" table:formula="of:=[.E13]*[.C13]" office:value-type="float" office:value="6556530.85379226" calcext:value-type="float">
            <text:p>6556530.85379226</text:p>
          </table:table-cell>
        </table:table-row>
        <table:table-row table:style-name="ro1">
          <table:table-cell/>
          <table:table-cell office:value-type="string" calcext:value-type="string">
            <text:p>Cd128</text:p>
          </table:table-cell>
          <table:table-cell table:style-name="ce12" office:value-type="float" office:value="0.00144156" calcext:value-type="float">
            <text:p>0.00144156</text:p>
          </table:table-cell>
          <table:table-cell office:value-type="float" office:value="0.00000803062" calcext:value-type="float">
            <text:p>8.03062E-06</text:p>
          </table:table-cell>
          <table:table-cell table:style-name="ce1" table:formula="of:=1/[.D14]/[.D14]" office:value-type="float" office:value="15506073844.518" calcext:value-type="float">
            <text:p>15506073844.518</text:p>
          </table:table-cell>
          <table:table-cell table:style-name="ce1" table:formula="of:=[.E14]*[.C14]" office:value-type="float" office:value="22352935.8113034" calcext:value-type="float">
            <text:p>22352935.8113034</text:p>
          </table:table-cell>
        </table:table-row>
        <table:table-row table:style-name="ro1">
          <table:table-cell/>
          <table:table-cell office:value-type="string" calcext:value-type="string">
            <text:p>Cd129</text:p>
          </table:table-cell>
          <table:table-cell table:style-name="ce12" office:value-type="float" office:value="0.00144163" calcext:value-type="float">
            <text:p>0.00144163</text:p>
          </table:table-cell>
          <table:table-cell office:value-type="float" office:value="0.000011252" calcext:value-type="float">
            <text:p>0.000011252</text:p>
          </table:table-cell>
          <table:table-cell table:formula="of:=1/[.D15]/[.D15]" office:value-type="float" office:value="7898425989.03142" calcext:value-type="float">
            <text:p>7898425989.03142</text:p>
          </table:table-cell>
          <table:table-cell table:formula="of:=[.E15]*[.C15]" office:value-type="float" office:value="11386607.8585674" calcext:value-type="float">
            <text:p>11386607.8585674</text:p>
          </table:table-cell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table:style-name="ce12" office:value-type="float" office:value="0.00140046" calcext:value-type="float">
            <text:p>0.00140046</text:p>
          </table:table-cell>
          <table:table-cell office:value-type="float" office:value="0.00000285649" calcext:value-type="float">
            <text:p>2.85649E-06</text:p>
          </table:table-cell>
          <table:table-cell table:formula="of:=1/[.D16]/[.D16]" office:value-type="float" office:value="122556001693.85" calcext:value-type="float">
            <text:p>122556001693.85</text:p>
          </table:table-cell>
          <table:table-cell table:formula="of:=[.E16]*[.C16]" office:value-type="float" office:value="171634778.132168" calcext:value-type="float">
            <text:p>171634778.132168</text:p>
          </table:table-cell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table:style-name="ce12" office:value-type="float" office:value="0.00139694" calcext:value-type="float">
            <text:p>0.00139694</text:p>
          </table:table-cell>
          <table:table-cell office:value-type="float" office:value="0.00000499365" calcext:value-type="float">
            <text:p>4.99365E-06</text:p>
          </table:table-cell>
          <table:table-cell table:formula="of:=1/[.D17]/[.D17]" office:value-type="float" office:value="40101793876.2624" calcext:value-type="float">
            <text:p>40101793876.2624</text:p>
          </table:table-cell>
          <table:table-cell table:formula="of:=[.E17]*[.C17]" office:value-type="float" office:value="56019799.9375059" calcext:value-type="float">
            <text:p>56019799.9375059</text:p>
          </table:table-cell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table:style-name="ce12" office:value-type="float" office:value="0.0014169" calcext:value-type="float">
            <text:p>0.0014169</text:p>
          </table:table-cell>
          <table:table-cell office:value-type="float" office:value="0.0000118723" calcext:value-type="float">
            <text:p>1.18723E-05</text:p>
          </table:table-cell>
          <table:table-cell table:formula="of:=1/[.D18]/[.D18]" office:value-type="float" office:value="7094638569.15382" calcext:value-type="float">
            <text:p>7094638569.15382</text:p>
          </table:table-cell>
          <table:table-cell table:formula="of:=[.E18]*[.C18]" office:value-type="float" office:value="10052393.3886341" calcext:value-type="float">
            <text:p>10052393.3886341</text:p>
          </table:table-cell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table:style-name="ce12" office:value-type="float" office:value="0.00153265" calcext:value-type="float">
            <text:p>0.00153265</text:p>
          </table:table-cell>
          <table:table-cell office:value-type="float" office:value="0.0000384127" calcext:value-type="float">
            <text:p>3.84127E-05</text:p>
          </table:table-cell>
          <table:table-cell table:formula="of:=1/[.D19]/[.D19]" office:value-type="float" office:value="677720045.076069" calcext:value-type="float">
            <text:p>677720045.076069</text:p>
          </table:table-cell>
          <table:table-cell table:formula="of:=[.E19]*[.C19]" office:value-type="float" office:value="1038707.62708584" calcext:value-type="float">
            <text:p>1038707.62708584</text:p>
          </table:table-cell>
        </table:table-row>
        <table:table-row table:style-name="ro1">
          <table:table-cell/>
          <table:table-cell office:value-type="string" calcext:value-type="string">
            <text:p>Cd134</text:p>
          </table:table-cell>
          <table:table-cell table:style-name="ce12" office:value-type="float" office:value="0.00201228" calcext:value-type="float">
            <text:p>0.00201228</text:p>
          </table:table-cell>
          <table:table-cell office:value-type="float" office:value="0.000173012" calcext:value-type="float">
            <text:p>0.000173012</text:p>
          </table:table-cell>
          <table:table-cell table:formula="of:=1/[.D20]/[.D20]" office:value-type="float" office:value="33407774.6035326" calcext:value-type="float">
            <text:p>33407774.6035326</text:p>
          </table:table-cell>
          <table:table-cell table:formula="of:=[.E20]*[.C20]" office:value-type="float" office:value="67225.7966791965" calcext:value-type="float">
            <text:p>67225.7966791965</text:p>
          </table:table-cell>
        </table:table-row>
        <table:table-row table:style-name="ro1">
          <table:table-cell/>
          <table:table-cell table:style-name="ce10" office:value-type="string" calcext:value-type="string">
            <text:p>In130</text:p>
          </table:table-cell>
          <table:table-cell office:value-type="float" office:value="0.00133764" calcext:value-type="float">
            <text:p>0.00133764</text:p>
          </table:table-cell>
          <table:table-cell table:style-name="ce9" office:value-type="float" office:value="0.0000187019" calcext:value-type="float">
            <text:p>1.87019E-05</text:p>
          </table:table-cell>
          <table:table-cell table:formula="of:=1/[.D21]/[.D21]" office:value-type="float" office:value="2859094690.75451" calcext:value-type="float">
            <text:p>2859094690.75451</text:p>
          </table:table-cell>
          <table:table-cell table:formula="of:=[.E21]*[.C21]" office:value-type="float" office:value="3824439.42214086" calcext:value-type="float">
            <text:p>3824439.42214086</text:p>
          </table:table-cell>
        </table:table-row>
        <table:table-row table:style-name="ro1">
          <table:table-cell/>
          <table:table-cell table:style-name="ce10" office:value-type="string" calcext:value-type="string">
            <text:p>In131</text:p>
          </table:table-cell>
          <table:table-cell office:value-type="float" office:value="0.00135338" calcext:value-type="float">
            <text:p>0.00135338</text:p>
          </table:table-cell>
          <table:table-cell table:style-name="ce9" office:value-type="float" office:value="0.00000772621" calcext:value-type="float">
            <text:p>7.72621E-06</text:p>
          </table:table-cell>
          <table:table-cell table:formula="of:=1/[.D22]/[.D22]" office:value-type="float" office:value="16752012316.2369" calcext:value-type="float">
            <text:p>16752012316.2369</text:p>
          </table:table-cell>
          <table:table-cell table:formula="of:=[.E22]*[.C22]" office:value-type="float" office:value="22671838.4285487" calcext:value-type="float">
            <text:p>22671838.4285487</text:p>
          </table:table-cell>
        </table:table-row>
        <table:table-row table:style-name="ro1">
          <table:table-cell/>
          <table:table-cell table:style-name="ce10" office:value-type="string" calcext:value-type="string">
            <text:p>In132</text:p>
          </table:table-cell>
          <table:table-cell office:value-type="float" office:value="0.00138458" calcext:value-type="float">
            <text:p>0.00138458</text:p>
          </table:table-cell>
          <table:table-cell table:style-name="ce9" office:value-type="float" office:value="0.0000146609" calcext:value-type="float">
            <text:p>1.46609E-05</text:p>
          </table:table-cell>
          <table:table-cell table:formula="of:=1/[.D23]/[.D23]" office:value-type="float" office:value="4652418103.77013" calcext:value-type="float">
            <text:p>4652418103.77013</text:p>
          </table:table-cell>
          <table:table-cell table:formula="of:=[.E23]*[.C23]" office:value-type="float" office:value="6441645.05811804" calcext:value-type="float">
            <text:p>6441645.05811804</text:p>
          </table:table-cell>
        </table:table-row>
        <table:table-row table:style-name="ro1">
          <table:table-cell/>
          <table:table-cell table:style-name="ce10" office:value-type="string" calcext:value-type="string">
            <text:p>In133</text:p>
          </table:table-cell>
          <table:table-cell office:value-type="float" office:value="0.00137282" calcext:value-type="float">
            <text:p>0.00137282</text:p>
          </table:table-cell>
          <table:table-cell table:style-name="ce9" office:value-type="float" office:value="0.00000342448" calcext:value-type="float">
            <text:p>3.42448E-06</text:p>
          </table:table-cell>
          <table:table-cell table:formula="of:=1/[.D24]/[.D24]" office:value-type="float" office:value="85272840858.9793" calcext:value-type="float">
            <text:p>85272840858.9793</text:p>
          </table:table-cell>
          <table:table-cell table:formula="of:=[.E24]*[.C24]" office:value-type="float" office:value="117064261.388024" calcext:value-type="float">
            <text:p>117064261.388024</text:p>
          </table:table-cell>
        </table:table-row>
        <table:table-row table:style-name="ro1">
          <table:table-cell/>
          <table:table-cell table:style-name="ce10" office:value-type="string" calcext:value-type="string">
            <text:p>In134</text:p>
          </table:table-cell>
          <table:table-cell office:value-type="float" office:value="0.00138584" calcext:value-type="float">
            <text:p>0.00138584</text:p>
          </table:table-cell>
          <table:table-cell table:style-name="ce9" office:value-type="float" office:value="0.00000583935" calcext:value-type="float">
            <text:p>5.83935E-06</text:p>
          </table:table-cell>
          <table:table-cell table:formula="of:=1/[.D25]/[.D25]" office:value-type="float" office:value="29327226024.7357" calcext:value-type="float">
            <text:p>29327226024.7357</text:p>
          </table:table-cell>
          <table:table-cell table:formula="of:=[.E25]*[.C25]" office:value-type="float" office:value="40642842.9141198" calcext:value-type="float">
            <text:p>40642842.9141198</text:p>
          </table:table-cell>
        </table:table-row>
        <table:table-row table:style-name="ro1">
          <table:table-cell/>
          <table:table-cell table:style-name="ce10" office:value-type="string" calcext:value-type="string">
            <text:p>In135</text:p>
          </table:table-cell>
          <table:table-cell office:value-type="float" office:value="0.00142645" calcext:value-type="float">
            <text:p>0.00142645</text:p>
          </table:table-cell>
          <table:table-cell table:style-name="ce9" office:value-type="float" office:value="0.0000152351" calcext:value-type="float">
            <text:p>1.52351E-05</text:p>
          </table:table-cell>
          <table:table-cell table:formula="of:=1/[.D26]/[.D26]" office:value-type="float" office:value="4308334172.41121" calcext:value-type="float">
            <text:p>4308334172.41121</text:p>
          </table:table-cell>
          <table:table-cell table:formula="of:=[.E26]*[.C26]" office:value-type="float" office:value="6145623.28023598" calcext:value-type="float">
            <text:p>6145623.28023598</text:p>
          </table:table-cell>
        </table:table-row>
        <table:table-row table:style-name="ro1">
          <table:table-cell/>
          <table:table-cell table:style-name="ce10" office:value-type="string" calcext:value-type="string">
            <text:p>In136</text:p>
          </table:table-cell>
          <table:table-cell office:value-type="float" office:value="0.00159063" calcext:value-type="float">
            <text:p>0.00159063</text:p>
          </table:table-cell>
          <table:table-cell table:style-name="ce9" office:value-type="float" office:value="0.0000603698" calcext:value-type="float">
            <text:p>6.03698E-05</text:p>
          </table:table-cell>
          <table:table-cell table:formula="of:=1/[.D27]/[.D27]" office:value-type="float" office:value="274385101.119554" calcext:value-type="float">
            <text:p>274385101.119554</text:p>
          </table:table-cell>
          <table:table-cell table:formula="of:=[.E27]*[.C27]" office:value-type="float" office:value="436445.173393796" calcext:value-type="float">
            <text:p>436445.173393796</text:p>
          </table:table-cell>
        </table:table-row>
        <table:table-row table:style-name="ro1">
          <table:table-cell/>
          <table:table-cell table:style-name="ce10" office:value-type="string" calcext:value-type="string">
            <text:p>In137</text:p>
          </table:table-cell>
          <table:table-cell office:value-type="float" office:value="0.00171997" calcext:value-type="float">
            <text:p>0.00171997</text:p>
          </table:table-cell>
          <table:table-cell table:style-name="ce9" office:value-type="float" office:value="0.000193892" calcext:value-type="float">
            <text:p>0.000193892</text:p>
          </table:table-cell>
          <table:table-cell table:formula="of:=1/[.D28]/[.D28]" office:value-type="float" office:value="26599913.1815435" calcext:value-type="float">
            <text:p>26599913.1815435</text:p>
          </table:table-cell>
          <table:table-cell table:formula="of:=[.E28]*[.C28]" office:value-type="float" office:value="45751.0526748594" calcext:value-type="float">
            <text:p>45751.0526748594</text:p>
          </table:table-cell>
        </table:table-row>
        <table:table-row table:style-name="ro1">
          <table:table-cell/>
          <table:table-cell office:value-type="string" calcext:value-type="string">
            <text:p>Sn133</text:p>
          </table:table-cell>
          <table:table-cell table:style-name="ce12" office:value-type="float" office:value="0.00134063" calcext:value-type="float">
            <text:p>0.00134063</text:p>
          </table:table-cell>
          <table:table-cell office:value-type="float" office:value="0.0000732825" calcext:value-type="float">
            <text:p>7.32825E-05</text:p>
          </table:table-cell>
          <table:table-cell table:formula="of:=1/[.D29]/[.D29]" office:value-type="float" office:value="186208476.410253" calcext:value-type="float">
            <text:p>186208476.410253</text:p>
          </table:table-cell>
          <table:table-cell table:formula="of:=[.E29]*[.C29]" office:value-type="float" office:value="249636.669729878" calcext:value-type="float">
            <text:p>249636.669729878</text:p>
          </table:table-cell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table:style-name="ce12" office:value-type="float" office:value="0.0013726" calcext:value-type="float">
            <text:p>0.0013726</text:p>
          </table:table-cell>
          <table:table-cell office:value-type="float" office:value="0.0000120397" calcext:value-type="float">
            <text:p>1.20397E-05</text:p>
          </table:table-cell>
          <table:table-cell table:formula="of:=1/[.D30]/[.D30]" office:value-type="float" office:value="6898722390.96193" calcext:value-type="float">
            <text:p>6898722390.96193</text:p>
          </table:table-cell>
          <table:table-cell table:formula="of:=[.E30]*[.C30]" office:value-type="float" office:value="9469186.35383435" calcext:value-type="float">
            <text:p>9469186.35383435</text:p>
          </table:table-cell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table:style-name="ce12" office:value-type="float" office:value="0.00139647" calcext:value-type="float">
            <text:p>0.00139647</text:p>
          </table:table-cell>
          <table:table-cell office:value-type="float" office:value="0.0000165793" calcext:value-type="float">
            <text:p>1.65793E-05</text:p>
          </table:table-cell>
          <table:table-cell table:formula="of:=1/[.D31]/[.D31]" office:value-type="float" office:value="3638041256.38242" calcext:value-type="float">
            <text:p>3638041256.38242</text:p>
          </table:table-cell>
          <table:table-cell table:formula="of:=[.E31]*[.C31]" office:value-type="float" office:value="5080415.47330035" calcext:value-type="float">
            <text:p>5080415.47330035</text:p>
          </table:table-cell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table:style-name="ce12" office:value-type="float" office:value="0.00134462" calcext:value-type="float">
            <text:p>0.00134462</text:p>
          </table:table-cell>
          <table:table-cell office:value-type="float" office:value="0.00000414123" calcext:value-type="float">
            <text:p>4.14123E-06</text:p>
          </table:table-cell>
          <table:table-cell table:formula="of:=1/[.D32]/[.D32]" office:value-type="float" office:value="58309765794.091" calcext:value-type="float">
            <text:p>58309765794.091</text:p>
          </table:table-cell>
          <table:table-cell table:formula="of:=[.E32]*[.C32]" office:value-type="float" office:value="78404477.2820506" calcext:value-type="float">
            <text:p>78404477.2820506</text:p>
          </table:table-cell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table:style-name="ce12" office:value-type="float" office:value="0.00136919" calcext:value-type="float">
            <text:p>0.00136919</text:p>
          </table:table-cell>
          <table:table-cell office:value-type="float" office:value="0.00000799641" calcext:value-type="float">
            <text:p>7.99641E-06</text:p>
          </table:table-cell>
          <table:table-cell table:formula="of:=1/[.D33]/[.D33]" office:value-type="float" office:value="15639032882.6775" calcext:value-type="float">
            <text:p>15639032882.6775</text:p>
          </table:table-cell>
          <table:table-cell table:formula="of:=[.E33]*[.C33]" office:value-type="float" office:value="21412807.4326332" calcext:value-type="float">
            <text:p>21412807.4326332</text:p>
          </table:table-cell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table:style-name="ce12" office:value-type="float" office:value="0.0013436" calcext:value-type="float">
            <text:p>0.0013436</text:p>
          </table:table-cell>
          <table:table-cell office:value-type="float" office:value="0.0000309569" calcext:value-type="float">
            <text:p>3.09569E-05</text:p>
          </table:table-cell>
          <table:table-cell table:formula="of:=1/[.D34]/[.D34]" office:value-type="float" office:value="1043482263.1848" calcext:value-type="float">
            <text:p>1043482263.1848</text:p>
          </table:table-cell>
          <table:table-cell table:formula="of:=[.E34]*[.C34]" office:value-type="float" office:value="1402022.7688151" calcext:value-type="float">
            <text:p>1402022.7688151</text:p>
          </table:table-cell>
        </table:table-row>
        <table:table-row table:style-name="ro1">
          <table:table-cell/>
          <table:table-cell office:value-type="string" calcext:value-type="string">
            <text:p>Sn139</text:p>
          </table:table-cell>
          <table:table-cell table:style-name="ce12" office:value-type="float" office:value="0.00154155" calcext:value-type="float">
            <text:p>0.00154155</text:p>
          </table:table-cell>
          <table:table-cell office:value-type="float" office:value="0.0000989185" calcext:value-type="float">
            <text:p>9.89185E-05</text:p>
          </table:table-cell>
          <table:table-cell table:formula="of:=1/[.D35]/[.D35]" office:value-type="float" office:value="102198602.18496" calcext:value-type="float">
            <text:p>102198602.18496</text:p>
          </table:table-cell>
          <table:table-cell table:formula="of:=[.E35]*[.C35]" office:value-type="float" office:value="157544.255198225" calcext:value-type="float">
            <text:p>157544.255198225</text:p>
          </table:table-cell>
        </table:table-row>
        <table:table-row table:style-name="ro1">
          <table:table-cell/>
          <table:table-cell office:value-type="string" calcext:value-type="string">
            <text:p>Sn140</text:p>
          </table:table-cell>
          <table:table-cell table:style-name="ce12" office:value-type="float" office:value="0.00155347" calcext:value-type="float">
            <text:p>0.00155347</text:p>
          </table:table-cell>
          <table:table-cell office:value-type="float" office:value="0.000192138" calcext:value-type="float">
            <text:p>0.000192138</text:p>
          </table:table-cell>
          <table:table-cell table:formula="of:=1/[.D36]/[.D36]" office:value-type="float" office:value="27087783.4288409" calcext:value-type="float">
            <text:p>27087783.4288409</text:p>
          </table:table-cell>
          <table:table-cell table:formula="of:=[.E36]*[.C36]" office:value-type="float" office:value="42080.0589232015" calcext:value-type="float">
            <text:p>42080.05892320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5:.E36])" office:value-type="float" office:value="18896041334.8515" calcext:value-type="float">
            <text:p>18896041334.8515</text:p>
          </table:table-cell>
          <table:table-cell table:formula="of:=AVERAGE([.F5:.F36])" office:value-type="float" office:value="26362492.0359135" calcext:value-type="float">
            <text:p>26362492.03591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F38]/[.E38]" office:value-type="float" office:value="0.00139513306352114" calcext:value-type="float">
            <text:p>0.0013951331</text:p>
          </table:table-cell>
          <table:table-cell table:formula="of:=SQRT(1/[.E38])" office:value-type="float" office:value="0.0000072746915680806" calcext:value-type="float">
            <text:p>7.2746915680806E-06</text:p>
          </table:table-cell>
        </table:table-row>
      </table:table>
      <table:table table:name="Z_resolution_hiin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3 sigma</text:p>
          </table:table-cell>
          <table:table-cell table:number-columns-repeated="4"/>
        </table:table-row>
        <table:table-row table:style-name="ro1">
          <table:table-cell office:value-type="float" office:value="40.9773" calcext:value-type="float">
            <text:p>40.9773</text:p>
          </table:table-cell>
          <table:table-cell office:value-type="float" office:value="-0.212117" calcext:value-type="float">
            <text:p>-0.212117</text:p>
          </table:table-cell>
          <table:table-cell office:value-type="float" office:value="0.0419064" calcext:value-type="float">
            <text:p>0.0419064</text:p>
          </table:table-cell>
          <table:table-cell table:formula="of:=1/[.C6]/[.C6]" office:value-type="float" office:value="569.428620660836" calcext:value-type="float">
            <text:p>569.4286206608</text:p>
          </table:table-cell>
          <table:table-cell table:formula="of:=[.D6]*[.B6]" office:value-type="float" office:value="-120.785490728715" calcext:value-type="float">
            <text:p>-120.7854907287</text:p>
          </table:table-cell>
          <table:table-cell table:formula="of:=[.B6]*3" office:value-type="float" office:value="-0.636351" calcext:value-type="float">
            <text:p>-0.636351</text:p>
          </table:table-cell>
          <table:table-cell table:number-columns-repeated="2"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 office:value-type="float" office:value="42.002" calcext:value-type="float">
            <text:p>42.002</text:p>
          </table:table-cell>
          <table:table-cell office:value-type="float" office:value="-0.172122" calcext:value-type="float">
            <text:p>-0.172122</text:p>
          </table:table-cell>
          <table:table-cell office:value-type="float" office:value="0.0119061" calcext:value-type="float">
            <text:p>0.0119061</text:p>
          </table:table-cell>
          <table:table-cell table:formula="of:=1/[.C7]/[.C7]" office:value-type="float" office:value="7054.41407859136" calcext:value-type="float">
            <text:p>7054.4140785914</text:p>
          </table:table-cell>
          <table:table-cell table:formula="of:=[.D7]*[.B7]" office:value-type="float" office:value="-1214.2198600353" calcext:value-type="float">
            <text:p>-1214.2198600353</text:p>
          </table:table-cell>
          <table:table-cell table:formula="of:=[.B7]*3" office:value-type="float" office:value="-0.516366" calcext:value-type="float">
            <text:p>-0.516366</text:p>
          </table:table-cell>
          <table:table-cell office:value-type="float" office:value="4.27092" calcext:value-type="float">
            <text:p>4.27092</text:p>
          </table:table-cell>
          <table:table-cell office:value-type="float" office:value="0.343727" calcext:value-type="float">
            <text:p>0.343727</text:p>
          </table:table-cell>
          <table:table-cell table:formula="of:=1/[.H7]/[.H7]" office:value-type="float" office:value="8.46394250886132" calcext:value-type="float">
            <text:p>8.4639425089</text:p>
          </table:table-cell>
          <table:table-cell table:formula="of:=[.G7]*[.I7]" office:value-type="float" office:value="36.148821339946" calcext:value-type="float">
            <text:p>36.1488213399</text:p>
          </table:table-cell>
        </table:table-row>
        <table:table-row table:style-name="ro1">
          <table:table-cell office:value-type="float" office:value="43.0152" calcext:value-type="float">
            <text:p>43.0152</text:p>
          </table:table-cell>
          <table:table-cell office:value-type="float" office:value="0.179852" calcext:value-type="float">
            <text:p>0.179852</text:p>
          </table:table-cell>
          <table:table-cell office:value-type="float" office:value="0.00304539" calcext:value-type="float">
            <text:p>0.00304539</text:p>
          </table:table-cell>
          <table:table-cell table:formula="of:=1/[.C8]/[.C8]" office:value-type="float" office:value="107823.683776595" calcext:value-type="float">
            <text:p>107823.683776595</text:p>
          </table:table-cell>
          <table:table-cell table:formula="of:=[.D8]*[.B8]" office:value-type="float" office:value="19392.3051745881" calcext:value-type="float">
            <text:p>19392.3051745881</text:p>
          </table:table-cell>
          <table:table-cell table:formula="of:=[.B8]*3" office:value-type="float" office:value="0.539556" calcext:value-type="float">
            <text:p>0.539556</text:p>
          </table:table-cell>
          <table:table-cell office:value-type="float" office:value="3.38076" calcext:value-type="float">
            <text:p>3.38076</text:p>
          </table:table-cell>
          <table:table-cell office:value-type="float" office:value="0.293032" calcext:value-type="float">
            <text:p>0.293032</text:p>
          </table:table-cell>
          <table:table-cell table:formula="of:=1/[.H8]/[.H8]" office:value-type="float" office:value="11.6458153938243" calcext:value-type="float">
            <text:p>11.6458153938</text:p>
          </table:table-cell>
          <table:table-cell table:formula="of:=[.G8]*[.I8]" office:value-type="float" office:value="39.3717068508254" calcext:value-type="float">
            <text:p>39.3717068508</text:p>
          </table:table-cell>
        </table:table-row>
        <table:table-row table:style-name="ro1">
          <table:table-cell office:value-type="float" office:value="44.0144" calcext:value-type="float">
            <text:p>44.0144</text:p>
          </table:table-cell>
          <table:table-cell office:value-type="float" office:value="0.182684" calcext:value-type="float">
            <text:p>0.182684</text:p>
          </table:table-cell>
          <table:table-cell office:value-type="float" office:value="0.000830241" calcext:value-type="float">
            <text:p>0.000830241</text:p>
          </table:table-cell>
          <table:table-cell table:formula="of:=1/[.C9]/[.C9]" office:value-type="float" office:value="1450746.88625324" calcext:value-type="float">
            <text:p>1450746.88625324</text:p>
          </table:table-cell>
          <table:table-cell table:formula="of:=[.D9]*[.B9]" office:value-type="float" office:value="265028.244168287" calcext:value-type="float">
            <text:p>265028.244168287</text:p>
          </table:table-cell>
          <table:table-cell table:formula="of:=[.B9]*3" office:value-type="float" office:value="0.548052" calcext:value-type="float">
            <text:p>0.548052</text:p>
          </table:table-cell>
          <table:table-cell office:value-type="float" office:value="3.65577" calcext:value-type="float">
            <text:p>3.65577</text:p>
          </table:table-cell>
          <table:table-cell office:value-type="float" office:value="0.372995" calcext:value-type="float">
            <text:p>0.372995</text:p>
          </table:table-cell>
          <table:table-cell table:formula="of:=1/[.H9]/[.H9]" office:value-type="float" office:value="7.18776682208995" calcext:value-type="float">
            <text:p>7.1877668221</text:p>
          </table:table-cell>
          <table:table-cell table:formula="of:=[.G9]*[.I9]" office:value-type="float" office:value="26.2768223151918" calcext:value-type="float">
            <text:p>26.2768223152</text:p>
          </table:table-cell>
        </table:table-row>
        <table:table-row table:style-name="ro1">
          <table:table-cell office:value-type="float" office:value="45.0236" calcext:value-type="float">
            <text:p>45.0236</text:p>
          </table:table-cell>
          <table:table-cell office:value-type="float" office:value="0.184056" calcext:value-type="float">
            <text:p>0.184056</text:p>
          </table:table-cell>
          <table:table-cell office:value-type="float" office:value="0.000265895" calcext:value-type="float">
            <text:p>0.000265895</text:p>
          </table:table-cell>
          <table:table-cell table:formula="of:=1/[.C10]/[.C10]" office:value-type="float" office:value="14144241.355954" calcext:value-type="float">
            <text:p>14144241.355954</text:p>
          </table:table-cell>
          <table:table-cell table:formula="of:=[.D10]*[.B10]" office:value-type="float" office:value="2603332.48701147" calcext:value-type="float">
            <text:p>2603332.48701147</text:p>
          </table:table-cell>
          <table:table-cell table:formula="of:=[.B10]*3" office:value-type="float" office:value="0.552168" calcext:value-type="float">
            <text:p>0.552168</text:p>
          </table:table-cell>
          <table:table-cell office:value-type="float" office:value="3.35633" calcext:value-type="float">
            <text:p>3.35633</text:p>
          </table:table-cell>
          <table:table-cell office:value-type="float" office:value="0.329306" calcext:value-type="float">
            <text:p>0.329306</text:p>
          </table:table-cell>
          <table:table-cell table:formula="of:=1/[.H10]/[.H10]" office:value-type="float" office:value="9.2214817825351" calcext:value-type="float">
            <text:p>9.2214817825</text:p>
          </table:table-cell>
          <table:table-cell table:formula="of:=[.G10]*[.I10]" office:value-type="float" office:value="30.950335951176" calcext:value-type="float">
            <text:p>30.9503359512</text:p>
          </table:table-cell>
        </table:table-row>
        <table:table-row table:style-name="ro1">
          <table:table-cell office:value-type="float" office:value="46.028" calcext:value-type="float">
            <text:p>46.028</text:p>
          </table:table-cell>
          <table:table-cell office:value-type="float" office:value="0.183158" calcext:value-type="float">
            <text:p>0.183158</text:p>
          </table:table-cell>
          <table:table-cell office:value-type="float" office:value="0.000126614" calcext:value-type="float">
            <text:p>0.000126614</text:p>
          </table:table-cell>
          <table:table-cell table:formula="of:=1/[.C11]/[.C11]" office:value-type="float" office:value="62378731.8621838" calcext:value-type="float">
            <text:p>62378731.8621838</text:p>
          </table:table-cell>
          <table:table-cell table:formula="of:=[.D11]*[.B11]" office:value-type="float" office:value="11425163.7704139" calcext:value-type="float">
            <text:p>11425163.7704139</text:p>
          </table:table-cell>
          <table:table-cell table:formula="of:=[.B11]*3" office:value-type="float" office:value="0.549474" calcext:value-type="float">
            <text:p>0.549474</text:p>
          </table:table-cell>
          <table:table-cell office:value-type="float" office:value="3.98352" calcext:value-type="float">
            <text:p>3.98352</text:p>
          </table:table-cell>
          <table:table-cell office:value-type="float" office:value="0.499806" calcext:value-type="float">
            <text:p>0.499806</text:p>
          </table:table-cell>
          <table:table-cell table:formula="of:=1/[.H11]/[.H11]" office:value-type="float" office:value="4.00310580746303" calcext:value-type="float">
            <text:p>4.0031058075</text:p>
          </table:table-cell>
          <table:table-cell table:formula="of:=[.G11]*[.I11]" office:value-type="float" office:value="15.9464520461451" calcext:value-type="float">
            <text:p>15.9464520461</text:p>
          </table:table-cell>
        </table:table-row>
        <table:table-row table:style-name="ro1">
          <table:table-cell table:style-name="ce1" office:value-type="float" office:value="47.0373" calcext:value-type="float">
            <text:p>47.0373</text:p>
          </table:table-cell>
          <table:table-cell table:style-name="ce1" office:value-type="float" office:value="0.185826" calcext:value-type="float">
            <text:p>0.185826</text:p>
          </table:table-cell>
          <table:table-cell table:style-name="ce1" office:value-type="float" office:value="0.000111255" calcext:value-type="float">
            <text:p>0.000111255</text:p>
          </table:table-cell>
          <table:table-cell table:style-name="ce1" table:formula="of:=1/[.C12]/[.C12]" office:value-type="float" office:value="80790616.8145661" calcext:value-type="float">
            <text:p>80790616.8145661</text:p>
          </table:table-cell>
          <table:table-cell table:style-name="ce1" table:formula="of:=[.D12]*[.B12]" office:value-type="float" office:value="15012997.1601836" calcext:value-type="float">
            <text:p>15012997.1601836</text:p>
          </table:table-cell>
          <table:table-cell table:style-name="ce1" table:formula="of:=[.B12]*3" office:value-type="float" office:value="0.557478" calcext:value-type="float">
            <text:p>0.557478</text:p>
          </table:table-cell>
          <table:table-cell/>
          <table:table-cell office:value-type="string" calcext:value-type="string">
            <text:p>sum</text:p>
          </table:table-cell>
          <table:table-cell table:formula="of:=SUM([.I7:.I11])" office:value-type="float" office:value="40.5221123147737" calcext:value-type="float">
            <text:p>40.5221123148</text:p>
          </table:table-cell>
          <table:table-cell table:formula="of:=SUM([.J7:.J11])" office:value-type="float" office:value="148.694138503284" calcext:value-type="float">
            <text:p>148.6941385033</text:p>
          </table:table-cell>
        </table:table-row>
        <table:table-row table:style-name="ro1">
          <table:table-cell table:style-name="ce1" office:value-type="float" office:value="48.0429" calcext:value-type="float">
            <text:p>48.0429</text:p>
          </table:table-cell>
          <table:table-cell table:style-name="ce1" office:value-type="float" office:value="0.186733" calcext:value-type="float">
            <text:p>0.186733</text:p>
          </table:table-cell>
          <table:table-cell table:style-name="ce1" office:value-type="float" office:value="0.0000913019" calcext:value-type="float">
            <text:p>9.13019E-05</text:p>
          </table:table-cell>
          <table:table-cell table:style-name="ce1" table:formula="of:=1/[.C13]/[.C13]" office:value-type="float" office:value="119961080.63875" calcext:value-type="float">
            <text:p>119961080.63875</text:p>
          </table:table-cell>
          <table:table-cell table:style-name="ce1" table:formula="of:=[.D13]*[.B13]" office:value-type="float" office:value="22400692.4709157" calcext:value-type="float">
            <text:p>22400692.4709157</text:p>
          </table:table-cell>
          <table:table-cell table:style-name="ce1" table:formula="of:=[.B13]*3" office:value-type="float" office:value="0.560199" calcext:value-type="float">
            <text:p>0.560199</text:p>
          </table:table-cell>
          <table:table-cell table:number-columns-repeated="4"/>
        </table:table-row>
        <table:table-row table:style-name="ro1">
          <table:table-cell table:style-name="ce1" office:value-type="float" office:value="49.0473" calcext:value-type="float">
            <text:p>49.0473</text:p>
          </table:table-cell>
          <table:table-cell table:style-name="ce1" office:value-type="float" office:value="0.190039" calcext:value-type="float">
            <text:p>0.190039</text:p>
          </table:table-cell>
          <table:table-cell table:style-name="ce1" office:value-type="float" office:value="0.000104173" calcext:value-type="float">
            <text:p>0.000104173</text:p>
          </table:table-cell>
          <table:table-cell table:style-name="ce1" table:formula="of:=1/[.C14]/[.C14]" office:value-type="float" office:value="92148794.3659642" calcext:value-type="float">
            <text:p>92148794.3659642</text:p>
          </table:table-cell>
          <table:table-cell table:style-name="ce1" table:formula="of:=[.D14]*[.B14]" office:value-type="float" office:value="17511864.7325135" calcext:value-type="float">
            <text:p>17511864.7325135</text:p>
          </table:table-cell>
          <table:table-cell table:style-name="ce1" table:formula="of:=[.B14]*3" office:value-type="float" office:value="0.570117" calcext:value-type="float">
            <text:p>0.570117</text:p>
          </table:table-cell>
          <table:table-cell table:number-columns-repeated="4"/>
        </table:table-row>
        <table:table-row table:style-name="ro1">
          <table:table-cell table:style-name="ce1" office:value-type="float" office:value="50.0438" calcext:value-type="float">
            <text:p>50.0438</text:p>
          </table:table-cell>
          <table:table-cell table:style-name="ce1" office:value-type="float" office:value="0.1899" calcext:value-type="float">
            <text:p>0.1899</text:p>
          </table:table-cell>
          <table:table-cell table:style-name="ce1" office:value-type="float" office:value="0.000101792" calcext:value-type="float">
            <text:p>0.000101792</text:p>
          </table:table-cell>
          <table:table-cell table:style-name="ce1" table:formula="of:=1/[.C15]/[.C15]" office:value-type="float" office:value="96510086.560993" calcext:value-type="float">
            <text:p>96510086.560993</text:p>
          </table:table-cell>
          <table:table-cell table:style-name="ce1" table:formula="of:=[.D15]*[.B15]" office:value-type="float" office:value="18327265.4379326" calcext:value-type="float">
            <text:p>18327265.4379326</text:p>
          </table:table-cell>
          <table:table-cell table:style-name="ce1" table:formula="of:=[.B15]*3" office:value-type="float" office:value="0.5697" calcext:value-type="float">
            <text:p>0.5697</text:p>
          </table:table-cell>
          <table:table-cell table:number-columns-repeated="4"/>
        </table:table-row>
        <table:table-row table:style-name="ro1">
          <table:table-cell office:value-type="float" office:value="51.0419" calcext:value-type="float">
            <text:p>51.0419</text:p>
          </table:table-cell>
          <table:table-cell office:value-type="float" office:value="0.193579" calcext:value-type="float">
            <text:p>0.193579</text:p>
          </table:table-cell>
          <table:table-cell office:value-type="float" office:value="0.000265612" calcext:value-type="float">
            <text:p>0.000265612</text:p>
          </table:table-cell>
          <table:table-cell table:formula="of:=1/[.C16]/[.C16]" office:value-type="float" office:value="14174397.770077" calcext:value-type="float">
            <text:p>14174397.770077</text:p>
          </table:table-cell>
          <table:table-cell table:formula="of:=[.D16]*[.B16]" office:value-type="float" office:value="2743865.74593374" calcext:value-type="float">
            <text:p>2743865.74593374</text:p>
          </table:table-cell>
          <table:table-cell table:formula="of:=[.B16]*3" office:value-type="float" office:value="0.580737" calcext:value-type="float">
            <text:p>0.580737</text:p>
          </table:table-cell>
          <table:table-cell table:number-columns-repeated="2"/>
          <table:table-cell table:formula="of:=[.J12]/[.I12]" office:value-type="float" office:value="3.66945674865703" calcext:value-type="float">
            <text:p>3.6694567487</text:p>
          </table:table-cell>
          <table:table-cell table:formula="of:=SQRT(1/[.I12])" office:value-type="float" office:value="0.157091961339157" calcext:value-type="float">
            <text:p>0.1570919613</text:p>
          </table:table-cell>
        </table:table-row>
        <table:table-row table:style-name="ro1">
          <table:table-cell office:value-type="float" office:value="52.0352" calcext:value-type="float">
            <text:p>52.0352</text:p>
          </table:table-cell>
          <table:table-cell office:value-type="float" office:value="0.21543" calcext:value-type="float">
            <text:p>0.21543</text:p>
          </table:table-cell>
          <table:table-cell office:value-type="float" office:value="0.00101825" calcext:value-type="float">
            <text:p>0.00101825</text:p>
          </table:table-cell>
          <table:table-cell table:formula="of:=1/[.C17]/[.C17]" office:value-type="float" office:value="964475.416697083" calcext:value-type="float">
            <text:p>964475.416697083</text:p>
          </table:table-cell>
          <table:table-cell table:formula="of:=[.D17]*[.B17]" office:value-type="float" office:value="207776.939019053" calcext:value-type="float">
            <text:p>207776.939019053</text:p>
          </table:table-cell>
          <table:table-cell table:formula="of:=[.B17]*3" office:value-type="float" office:value="0.64629" calcext:value-type="float">
            <text:p>0.646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6:.D17])" office:value-type="float" office:value="482638619.197915" calcext:value-type="float">
            <text:p>482638619.197915</text:p>
          </table:table-cell>
          <table:table-cell table:formula="of:=SUM([.E6:.E17])" office:value-type="float" office:value="90516044.2879156" calcext:value-type="float">
            <text:p>90516044.287915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er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E18]/[.D18]" office:value-type="float" office:value="0.187544139004753" calcext:value-type="float">
            <text:p>0.187544139</text:p>
          </table:table-cell>
          <table:table-cell table:style-name="ce1" table:formula="of:=SQRT(1/[.D18])" office:value-type="float" office:value="0.0000455186072261934" calcext:value-type="float">
            <text:p>4.55186072261934E-05</text:p>
          </table:table-cell>
          <table:table-cell table:number-columns-repeated="5"/>
        </table:table-row>
      </table:table>
      <table:table table:name="pidcut_highintensity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number-columns-repeated="1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8" calcext:value-type="float">
            <text:p>2.58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0"/>
          <table:table-cell office:value-type="string" calcext:value-type="string">
            <text:p>Note</text:p>
          </table:table-cell>
          <table:table-cell table:number-columns-repeated="10"/>
          <table:table-cell office:value-type="string" calcext:value-type="string">
            <text:p>If larger than 1000</text:p>
          </table:table-cell>
          <table:table-cell office:value-type="string" calcext:value-type="string">
            <text:p>AoQ resolution</text:p>
          </table:table-cell>
          <table:table-cell/>
          <table:table-cell office:value-type="string" calcext:value-type="string">
            <text:p>AoQ resolution Err</text:p>
          </table:table-cell>
          <table:table-cell table:number-columns-repeated="2"/>
          <table:table-cell table:style-name="ce1" office:value-type="string" calcext:value-type="string">
            <text:p>Charge state contaminant 3 sigma g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formula="of:=[.R3]" office:value-type="float" office:value="2.6382" calcext:value-type="float">
            <text:p>2.638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3]*3" office:value-type="float" office:value="0.00458727" calcext:value-type="float">
            <text:p>0.00458727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269.671" calcext:value-type="float">
            <text:p>269.671</text:p>
          </table:table-cell>
          <table:table-cell table:style-name="ce1" office:value-type="float" office:value="2.6382" calcext:value-type="float">
            <text:p>2.63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2909" calcext:value-type="float">
            <text:p>0.00152909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  <table:table-cell table:style-name="ce7" table:formula="of:=IF([.Q3]&gt;100;1;0)" office:value-type="float" office:value="1" calcext:value-type="float">
            <text:p>1</text:p>
          </table:table-cell>
          <table:table-cell table:style-name="ce8" table:formula="of:=IF([.Q3]&gt;100;[.U3];0)" office:value-type="float" office:value="0.00152909" calcext:value-type="float">
            <text:p>0.00152909</text:p>
          </table:table-cell>
          <table:table-cell/>
          <table:table-cell office:value-type="float" office:value="0.0000244755" calcext:value-type="float">
            <text:p>2.44755E-05</text:p>
          </table:table-cell>
          <table:table-cell/>
          <table:table-cell office:value-type="string" calcext:value-type="string">
            <text:p>Ag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R4]" office:value-type="float" office:value="2.65965" calcext:value-type="float">
            <text:p>2.6596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4]*3" office:value-type="float" office:value="0.00467586" calcext:value-type="float">
            <text:p>0.00467586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86.973" calcext:value-type="float">
            <text:p>386.973</text:p>
          </table:table-cell>
          <table:table-cell table:style-name="ce1" office:value-type="float" office:value="2.65965" calcext:value-type="float">
            <text:p>2.659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5862" calcext:value-type="float">
            <text:p>0.0015586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  <table:table-cell table:style-name="ce7" table:formula="of:=IF([.Q4]&gt;100;1;0)" office:value-type="float" office:value="1" calcext:value-type="float">
            <text:p>1</text:p>
          </table:table-cell>
          <table:table-cell table:style-name="ce8" table:formula="of:=IF([.Q4]&gt;100;[.U4];0)" office:value-type="float" office:value="0.00155862" calcext:value-type="float">
            <text:p>0.00155862</text:p>
          </table:table-cell>
          <table:table-cell/>
          <table:table-cell office:value-type="float" office:value="0.0000116031" calcext:value-type="float">
            <text:p>1.16031E-05</text:p>
          </table:table-cell>
          <table:table-cell/>
          <table:table-cell office:value-type="string" calcext:value-type="string">
            <text:p>Ag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[.R5]" office:value-type="float" office:value="2.68107" calcext:value-type="float">
            <text:p>2.6810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5]*3" office:value-type="float" office:value="0.00423018" calcext:value-type="float">
            <text:p>0.00423018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5343.7" calcext:value-type="float">
            <text:p>15343.7</text:p>
          </table:table-cell>
          <table:table-cell table:style-name="ce1" office:value-type="float" office:value="2.68107" calcext:value-type="float">
            <text:p>2.68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1006" calcext:value-type="float">
            <text:p>0.0014100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  <table:table-cell table:style-name="ce7" table:formula="of:=IF([.Q5]&gt;100;1;0)" office:value-type="float" office:value="1" calcext:value-type="float">
            <text:p>1</text:p>
          </table:table-cell>
          <table:table-cell table:style-name="ce8" table:formula="of:=IF([.Q5]&gt;100;[.U5];0)" office:value-type="float" office:value="0.00141006" calcext:value-type="float">
            <text:p>0.00141006</text:p>
          </table:table-cell>
          <table:table-cell/>
          <table:table-cell office:value-type="float" office:value="0.0000158187" calcext:value-type="float">
            <text:p>1.58187E-05</text:p>
          </table:table-cell>
          <table:table-cell/>
          <table:table-cell office:value-type="string" calcext:value-type="string">
            <text:p>Ag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table:formula="of:=[.R6]" office:value-type="float" office:value="2.70234" calcext:value-type="float">
            <text:p>2.70234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6]*3" office:value-type="float" office:value="0.00429738" calcext:value-type="float">
            <text:p>0.00429738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17298.9" calcext:value-type="float">
            <text:p>17298.9</text:p>
          </table:table-cell>
          <table:table-cell table:style-name="ce1" office:value-type="float" office:value="2.70234" calcext:value-type="float">
            <text:p>2.702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3246" calcext:value-type="float">
            <text:p>0.00143246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  <table:table-cell table:style-name="ce7" table:formula="of:=IF([.Q6]&gt;100;1;0)" office:value-type="float" office:value="1" calcext:value-type="float">
            <text:p>1</text:p>
          </table:table-cell>
          <table:table-cell table:style-name="ce8" table:formula="of:=IF([.Q6]&gt;100;[.U6];0)" office:value-type="float" office:value="0.00143246" calcext:value-type="float">
            <text:p>0.00143246</text:p>
          </table:table-cell>
          <table:table-cell/>
          <table:table-cell office:value-type="float" office:value="0.00000330205" calcext:value-type="float">
            <text:p>3.30205E-06</text:p>
          </table:table-cell>
          <table:table-cell/>
          <table:table-cell office:value-type="string" calcext:value-type="string">
            <text:p>Ag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table:formula="of:=[.R7]" office:value-type="float" office:value="2.72366" calcext:value-type="float">
            <text:p>2.7236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7]*3" office:value-type="float" office:value="0.00425709" calcext:value-type="float">
            <text:p>0.00425709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4196.48" calcext:value-type="float">
            <text:p>4196.48</text:p>
          </table:table-cell>
          <table:table-cell table:style-name="ce1" office:value-type="float" office:value="2.72366" calcext:value-type="float">
            <text:p>2.72366</text:p>
          </table:table-cell>
          <table:table-cell office:value-type="float" office:value="22.932" calcext:value-type="float">
            <text:p>22.932</text:p>
          </table:table-cell>
          <table:table-cell office:value-type="float" office:value="2.71636" calcext:value-type="float">
            <text:p>2.71636</text:p>
          </table:table-cell>
          <table:table-cell table:style-name="ce1" office:value-type="float" office:value="0.00141903" calcext:value-type="float">
            <text:p>0.00141903</text:p>
          </table:table-cell>
          <table:table-cell office:value-type="float" office:value="2.714" calcext:value-type="float">
            <text:p>2.714</text:p>
          </table:table-cell>
          <table:table-cell office:value-type="float" office:value="2.73" calcext:value-type="float">
            <text:p>2.73</text:p>
          </table:table-cell>
          <table:table-cell table:style-name="ce7" table:formula="of:=IF([.Q7]&gt;100;1;0)" office:value-type="float" office:value="1" calcext:value-type="float">
            <text:p>1</text:p>
          </table:table-cell>
          <table:table-cell table:style-name="ce8" table:formula="of:=IF([.Q7]&gt;100;[.U7];0)" office:value-type="float" office:value="0.00141903" calcext:value-type="float">
            <text:p>0.00141903</text:p>
          </table:table-cell>
          <table:table-cell/>
          <table:table-cell office:value-type="float" office:value="0.00000426209" calcext:value-type="float">
            <text:p>4.26209E-06</text:p>
          </table:table-cell>
          <table:table-cell/>
          <table:table-cell office:value-type="string" calcext:value-type="string">
            <text:p>Ag128</text:p>
          </table:table-cell>
          <table:table-cell office:value-type="float" office:value="0.00223625" calcext:value-type="float">
            <text:p>0.002236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[.R8]" office:value-type="float" office:value="2.74502" calcext:value-type="float">
            <text:p>2.7450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8]*3" office:value-type="float" office:value="0.00440397" calcext:value-type="float">
            <text:p>0.00440397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839.78" calcext:value-type="float">
            <text:p>839.78</text:p>
          </table:table-cell>
          <table:table-cell table:style-name="ce1" office:value-type="float" office:value="2.74502" calcext:value-type="float">
            <text:p>2.74502</text:p>
          </table:table-cell>
          <table:table-cell office:value-type="float" office:value="17.7647" calcext:value-type="float">
            <text:p>17.7647</text:p>
          </table:table-cell>
          <table:table-cell office:value-type="float" office:value="2.73664" calcext:value-type="float">
            <text:p>2.73664</text:p>
          </table:table-cell>
          <table:table-cell table:style-name="ce1" office:value-type="float" office:value="0.00146799" calcext:value-type="float">
            <text:p>0.00146799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  <table:table-cell table:style-name="ce7" table:formula="of:=IF([.Q8]&gt;100;1;0)" office:value-type="float" office:value="1" calcext:value-type="float">
            <text:p>1</text:p>
          </table:table-cell>
          <table:table-cell table:style-name="ce8" table:formula="of:=IF([.Q8]&gt;100;[.U8];0)" office:value-type="float" office:value="0.00146799" calcext:value-type="float">
            <text:p>0.00146799</text:p>
          </table:table-cell>
          <table:table-cell/>
          <table:table-cell office:value-type="float" office:value="0.00000800709" calcext:value-type="float">
            <text:p>8.00709E-06</text:p>
          </table:table-cell>
          <table:table-cell/>
          <table:table-cell office:value-type="string" calcext:value-type="string">
            <text:p>Ag129</text:p>
          </table:table-cell>
          <table:table-cell office:value-type="float" office:value="0.00345281" calcext:value-type="float">
            <text:p>0.00345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formula="of:=[.R9]" office:value-type="float" office:value="2.76655" calcext:value-type="float">
            <text:p>2.7665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9]*3" office:value-type="float" office:value="0.00499317" calcext:value-type="float">
            <text:p>0.00499317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0.0625" calcext:value-type="float">
            <text:p>50.0625</text:p>
          </table:table-cell>
          <table:table-cell table:style-name="ce1" office:value-type="float" office:value="2.76655" calcext:value-type="float">
            <text:p>2.76655</text:p>
          </table:table-cell>
          <table:table-cell office:value-type="float" office:value="9.91897" calcext:value-type="float">
            <text:p>9.91897</text:p>
          </table:table-cell>
          <table:table-cell office:value-type="float" office:value="2.75891" calcext:value-type="float">
            <text:p>2.75891</text:p>
          </table:table-cell>
          <table:table-cell table:style-name="ce1" office:value-type="float" office:value="0.00166439" calcext:value-type="float">
            <text:p>0.00166439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  <table:table-cell table:style-name="ce7" table:formula="of:=IF([.Q9]&gt;100;1;0)" office:value-type="float" office:value="0" calcext:value-type="float">
            <text:p>0</text:p>
          </table:table-cell>
          <table:table-cell table:style-name="ce8" table:formula="of:=IF([.Q9]&gt;100;[.U9];0)" office:value-type="float" office:value="0" calcext:value-type="float">
            <text:p>0</text:p>
          </table:table-cell>
          <table:table-cell/>
          <table:table-cell office:value-type="float" office:value="0.0000286563" calcext:value-type="float">
            <text:p>2.86563E-05</text:p>
          </table:table-cell>
          <table:table-cell/>
          <table:table-cell office:value-type="string" calcext:value-type="string">
            <text:p>Ag130</text:p>
          </table:table-cell>
          <table:table-cell office:value-type="float" office:value="0.0197232" calcext:value-type="float">
            <text:p>0.01972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R10]" office:value-type="float" office:value="2.7883" calcext:value-type="float">
            <text:p>2.788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10]*2.1" office:value-type="float" office:value="0.003972927" calcext:value-type="float">
            <text:p>0.003972927</text:p>
          </table:table-cell>
          <table:table-cell table:style-name="Default" office:value-type="float" office:value="0.557478" calcext:value-type="float">
            <text:p>0.557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2.1 sig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7.64795" calcext:value-type="float">
            <text:p>7.64795</text:p>
          </table:table-cell>
          <table:table-cell table:style-name="ce1" office:value-type="float" office:value="2.7883" calcext:value-type="float">
            <text:p>2.7883</text:p>
          </table:table-cell>
          <table:table-cell office:value-type="float" office:value="2.21476" calcext:value-type="float">
            <text:p>2.21476</text:p>
          </table:table-cell>
          <table:table-cell office:value-type="float" office:value="2.78086" calcext:value-type="float">
            <text:p>2.78086</text:p>
          </table:table-cell>
          <table:table-cell table:style-name="ce1" office:value-type="float" office:value="0.00189187" calcext:value-type="float">
            <text:p>0.00189187</text:p>
          </table:table-cell>
          <table:table-cell office:value-type="float" office:value="2.777" calcext:value-type="float">
            <text:p>2.777</text:p>
          </table:table-cell>
          <table:table-cell office:value-type="float" office:value="2.795" calcext:value-type="float">
            <text:p>2.795</text:p>
          </table:table-cell>
          <table:table-cell table:style-name="ce7" table:formula="of:=IF([.Q10]&gt;100;1;0)" office:value-type="float" office:value="0" calcext:value-type="float">
            <text:p>0</text:p>
          </table:table-cell>
          <table:table-cell table:style-name="ce8" table:formula="of:=IF([.Q10]&gt;100;[.U10];0)" office:value-type="float" office:value="0" calcext:value-type="float">
            <text:p>0</text:p>
          </table:table-cell>
          <table:table-cell/>
          <table:table-cell office:value-type="float" office:value="0.0000711481" calcext:value-type="float">
            <text:p>7.11481E-05</text:p>
          </table:table-cell>
          <table:table-cell/>
          <table:table-cell office:value-type="string" calcext:value-type="string">
            <text:p>Ag131</text:p>
          </table:table-cell>
          <table:table-cell table:style-name="ce1" office:value-type="float" office:value="0.279567" calcext:value-type="float">
            <text:p>0.2795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formula="of:=[.R11]" office:value-type="float" office:value="2.64577" calcext:value-type="float">
            <text:p>2.6457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1]*3" office:value-type="float" office:value="0.0044613" calcext:value-type="float">
            <text:p>0.0044613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5.689" calcext:value-type="float">
            <text:p>215.689</text:p>
          </table:table-cell>
          <table:table-cell table:style-name="ce1" office:value-type="float" office:value="2.64577" calcext:value-type="float">
            <text:p>2.645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871" calcext:value-type="float">
            <text:p>0.0014871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3" calcext:value-type="float">
            <text:p>2.653</text:p>
          </table:table-cell>
          <table:table-cell table:style-name="ce7" table:formula="of:=IF([.Q11]&gt;100;1;0)" office:value-type="float" office:value="1" calcext:value-type="float">
            <text:p>1</text:p>
          </table:table-cell>
          <table:table-cell table:style-name="ce8" table:formula="of:=IF([.Q11]&gt;100;[.U11];0)" office:value-type="float" office:value="0.0014871" calcext:value-type="float">
            <text:p>0.0014871</text:p>
          </table:table-cell>
          <table:table-cell/>
          <table:table-cell office:value-type="float" office:value="0.0000147141" calcext:value-type="float">
            <text:p>1.47141E-05</text:p>
          </table:table-cell>
          <table:table-cell/>
          <table:table-cell office:value-type="string" calcext:value-type="string">
            <text:p>Cd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[.R12]" office:value-type="float" office:value="2.66689" calcext:value-type="float">
            <text:p>2.6668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2]*3" office:value-type="float" office:value="0.00446121" calcext:value-type="float">
            <text:p>0.00446121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5.2" calcext:value-type="float">
            <text:p>715.2</text:p>
          </table:table-cell>
          <table:table-cell table:style-name="ce1" office:value-type="float" office:value="2.66689" calcext:value-type="float">
            <text:p>2.666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8707" calcext:value-type="float">
            <text:p>0.00148707</text:p>
          </table:table-cell>
          <table:table-cell office:value-type="float" office:value="2.66" calcext:value-type="float">
            <text:p>2.66</text:p>
          </table:table-cell>
          <table:table-cell office:value-type="float" office:value="2.674" calcext:value-type="float">
            <text:p>2.674</text:p>
          </table:table-cell>
          <table:table-cell table:style-name="ce7" table:formula="of:=IF([.Q12]&gt;100;1;0)" office:value-type="float" office:value="1" calcext:value-type="float">
            <text:p>1</text:p>
          </table:table-cell>
          <table:table-cell table:style-name="ce8" table:formula="of:=IF([.Q12]&gt;100;[.U12];0)" office:value-type="float" office:value="0.00148707" calcext:value-type="float">
            <text:p>0.00148707</text:p>
          </table:table-cell>
          <table:table-cell/>
          <table:table-cell office:value-type="float" office:value="0.00000803062" calcext:value-type="float">
            <text:p>8.03062E-06</text:p>
          </table:table-cell>
          <table:table-cell/>
          <table:table-cell office:value-type="string" calcext:value-type="string">
            <text:p>Cd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54.5" calcext:value-type="float">
            <text:p>154.5</text:p>
          </table:table-cell>
          <table:table-cell table:style-name="ce2" table:formula="of:=[.R13]" office:value-type="float" office:value="2.68774" calcext:value-type="float">
            <text:p>2.6877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3]*3" office:value-type="float" office:value="0.00419241" calcext:value-type="float">
            <text:p>0.00419241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0372.5" calcext:value-type="float">
            <text:p>30372.5</text:p>
          </table:table-cell>
          <table:table-cell table:style-name="ce1" office:value-type="float" office:value="2.68774" calcext:value-type="float">
            <text:p>2.687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9747" calcext:value-type="float">
            <text:p>0.00139747</text:p>
          </table:table-cell>
          <table:table-cell office:value-type="float" office:value="2.68" calcext:value-type="float">
            <text:p>2.68</text:p>
          </table:table-cell>
          <table:table-cell office:value-type="float" office:value="2.695" calcext:value-type="float">
            <text:p>2.695</text:p>
          </table:table-cell>
          <table:table-cell table:style-name="ce7" table:formula="of:=IF([.Q13]&gt;100;1;0)" office:value-type="float" office:value="1" calcext:value-type="float">
            <text:p>1</text:p>
          </table:table-cell>
          <table:table-cell table:style-name="ce8" table:formula="of:=IF([.Q13]&gt;100;[.U13];0)" office:value-type="float" office:value="0.00139747" calcext:value-type="float">
            <text:p>0.00139747</text:p>
          </table:table-cell>
          <table:table-cell/>
          <table:table-cell office:value-type="float" office:value="0.000011252" calcext:value-type="float">
            <text:p>0.000011252</text:p>
          </table:table-cell>
          <table:table-cell/>
          <table:table-cell office:value-type="string" calcext:value-type="string">
            <text:p>Cd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[.R14]" office:value-type="float" office:value="2.70869" calcext:value-type="float">
            <text:p>2.7086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4]*3" office:value-type="float" office:value="0.00428967" calcext:value-type="float">
            <text:p>0.00428967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22115.2" calcext:value-type="float">
            <text:p>22115.2</text:p>
          </table:table-cell>
          <table:table-cell table:style-name="ce1" office:value-type="float" office:value="2.70869" calcext:value-type="float">
            <text:p>2.70869</text:p>
          </table:table-cell>
          <table:table-cell office:value-type="float" office:value="-2298280" calcext:value-type="float">
            <text:p>-2298280</text:p>
          </table:table-cell>
          <table:table-cell office:value-type="float" office:value="2.68006" calcext:value-type="float">
            <text:p>2.68006</text:p>
          </table:table-cell>
          <table:table-cell table:style-name="ce1" office:value-type="float" office:value="0.00142989" calcext:value-type="float">
            <text:p>0.00142989</text:p>
          </table:table-cell>
          <table:table-cell office:value-type="float" office:value="2.699" calcext:value-type="float">
            <text:p>2.699</text:p>
          </table:table-cell>
          <table:table-cell office:value-type="float" office:value="2.715" calcext:value-type="float">
            <text:p>2.715</text:p>
          </table:table-cell>
          <table:table-cell table:style-name="ce7" table:formula="of:=IF([.Q14]&gt;100;1;0)" office:value-type="float" office:value="1" calcext:value-type="float">
            <text:p>1</text:p>
          </table:table-cell>
          <table:table-cell table:style-name="ce8" table:formula="of:=IF([.Q14]&gt;100;[.U14];0)" office:value-type="float" office:value="0.00142989" calcext:value-type="float">
            <text:p>0.00142989</text:p>
          </table:table-cell>
          <table:table-cell/>
          <table:table-cell office:value-type="float" office:value="0.00000285649" calcext:value-type="float">
            <text:p>2.85649E-06</text:p>
          </table:table-cell>
          <table:table-cell/>
          <table:table-cell office:value-type="string" calcext:value-type="string">
            <text:p>Cd130</text:p>
          </table:table-cell>
          <table:table-cell office:value-type="float" office:value="0.00210939" calcext:value-type="float">
            <text:p>0.002109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[.R15]" office:value-type="float" office:value="2.72975" calcext:value-type="float">
            <text:p>2.7297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5]*3" office:value-type="float" office:value="0.00429297" calcext:value-type="float">
            <text:p>0.00429297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2978.91" calcext:value-type="float">
            <text:p>2978.91</text:p>
          </table:table-cell>
          <table:table-cell table:style-name="ce1" office:value-type="float" office:value="2.72975" calcext:value-type="float">
            <text:p>2.72975</text:p>
          </table:table-cell>
          <table:table-cell office:value-type="float" office:value="26.8345" calcext:value-type="float">
            <text:p>26.8345</text:p>
          </table:table-cell>
          <table:table-cell office:value-type="float" office:value="2.72345" calcext:value-type="float">
            <text:p>2.72345</text:p>
          </table:table-cell>
          <table:table-cell table:style-name="ce1" office:value-type="float" office:value="0.00143099" calcext:value-type="float">
            <text:p>0.00143099</text:p>
          </table:table-cell>
          <table:table-cell office:value-type="float" office:value="2.722" calcext:value-type="float">
            <text:p>2.722</text:p>
          </table:table-cell>
          <table:table-cell office:value-type="float" office:value="2.736" calcext:value-type="float">
            <text:p>2.736</text:p>
          </table:table-cell>
          <table:table-cell table:style-name="ce7" table:formula="of:=IF([.Q15]&gt;100;1;0)" office:value-type="float" office:value="1" calcext:value-type="float">
            <text:p>1</text:p>
          </table:table-cell>
          <table:table-cell table:style-name="ce8" table:formula="of:=IF([.Q15]&gt;100;[.U15];0)" office:value-type="float" office:value="0.00143099" calcext:value-type="float">
            <text:p>0.00143099</text:p>
          </table:table-cell>
          <table:table-cell/>
          <table:table-cell office:value-type="float" office:value="0.00000499365" calcext:value-type="float">
            <text:p>4.99365E-06</text:p>
          </table:table-cell>
          <table:table-cell/>
          <table:table-cell office:value-type="string" calcext:value-type="string">
            <text:p>Cd131</text:p>
          </table:table-cell>
          <table:table-cell office:value-type="float" office:value="0.0053315" calcext:value-type="float">
            <text:p>0.00533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R16]" office:value-type="float" office:value="2.75089" calcext:value-type="float">
            <text:p>2.7508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6]*3" office:value-type="float" office:value="0.00457278" calcext:value-type="float">
            <text:p>0.00457278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79.574" calcext:value-type="float">
            <text:p>379.574</text:p>
          </table:table-cell>
          <table:table-cell table:style-name="ce1" office:value-type="float" office:value="2.75089" calcext:value-type="float">
            <text:p>2.75089</text:p>
          </table:table-cell>
          <table:table-cell office:value-type="float" office:value="31.4442" calcext:value-type="float">
            <text:p>31.4442</text:p>
          </table:table-cell>
          <table:table-cell office:value-type="float" office:value="2.74294" calcext:value-type="float">
            <text:p>2.74294</text:p>
          </table:table-cell>
          <table:table-cell table:style-name="ce1" office:value-type="float" office:value="0.00152426" calcext:value-type="float">
            <text:p>0.00152426</text:p>
          </table:table-cell>
          <table:table-cell office:value-type="float" office:value="2.739" calcext:value-type="float">
            <text:p>2.739</text:p>
          </table:table-cell>
          <table:table-cell office:value-type="float" office:value="2.758" calcext:value-type="float">
            <text:p>2.758</text:p>
          </table:table-cell>
          <table:table-cell table:style-name="ce7" table:formula="of:=IF([.Q16]&gt;100;1;0)" office:value-type="float" office:value="1" calcext:value-type="float">
            <text:p>1</text:p>
          </table:table-cell>
          <table:table-cell table:style-name="ce8" table:formula="of:=IF([.Q16]&gt;100;[.U16];0)" office:value-type="float" office:value="0.00152426" calcext:value-type="float">
            <text:p>0.00152426</text:p>
          </table:table-cell>
          <table:table-cell/>
          <table:table-cell office:value-type="float" office:value="0.0000118723" calcext:value-type="float">
            <text:p>1.18723E-05</text:p>
          </table:table-cell>
          <table:table-cell/>
          <table:table-cell office:value-type="string" calcext:value-type="string">
            <text:p>Cd132</text:p>
          </table:table-cell>
          <table:table-cell office:value-type="float" office:value="0.0804271" calcext:value-type="float">
            <text:p>0.08042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R17]" office:value-type="float" office:value="2.7722" calcext:value-type="float">
            <text:p>2.772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7]*2.1" office:value-type="float" office:value="0.003815532" calcext:value-type="float">
            <text:p>0.003815532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2.1 sigm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25.4522" calcext:value-type="float">
            <text:p>25.4522</text:p>
          </table:table-cell>
          <table:table-cell table:style-name="ce1" office:value-type="float" office:value="2.7722" calcext:value-type="float">
            <text:p>2.7722</text:p>
          </table:table-cell>
          <table:table-cell office:value-type="float" office:value="16.4842" calcext:value-type="float">
            <text:p>16.4842</text:p>
          </table:table-cell>
          <table:table-cell office:value-type="float" office:value="2.76448" calcext:value-type="float">
            <text:p>2.76448</text:p>
          </table:table-cell>
          <table:table-cell table:style-name="ce1" office:value-type="float" office:value="0.00181692" calcext:value-type="float">
            <text:p>0.00181692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9" calcext:value-type="float">
            <text:p>2.779</text:p>
          </table:table-cell>
          <table:table-cell table:style-name="ce7" table:formula="of:=IF([.Q17]&gt;100;1;0)" office:value-type="float" office:value="0" calcext:value-type="float">
            <text:p>0</text:p>
          </table:table-cell>
          <table:table-cell table:style-name="ce8" table:formula="of:=IF([.Q17]&gt;100;[.U17];0)" office:value-type="float" office:value="0" calcext:value-type="float">
            <text:p>0</text:p>
          </table:table-cell>
          <table:table-cell/>
          <table:table-cell office:value-type="float" office:value="0.0000384127" calcext:value-type="float">
            <text:p>3.84127E-05</text:p>
          </table:table-cell>
          <table:table-cell/>
          <table:table-cell office:value-type="string" calcext:value-type="string">
            <text:p>Cd133</text:p>
          </table:table-cell>
          <table:table-cell office:value-type="float" office:value="0.228375" calcext:value-type="float">
            <text:p>0.2283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R18]" office:value-type="float" office:value="2.7933" calcext:value-type="float">
            <text:p>2.793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8]*1.05" office:value-type="float" office:value="0.001868475" calcext:value-type="float">
            <text:p>0.001868475</text:p>
          </table:table-cell>
          <table:table-cell table:style-name="ce2" office:value-type="float" office:value="0.560199" calcext:value-type="float">
            <text:p>0.560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.05 sigm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2.53231" calcext:value-type="float">
            <text:p>2.53231</text:p>
          </table:table-cell>
          <table:table-cell table:style-name="ce1" office:value-type="float" office:value="2.7933" calcext:value-type="float">
            <text:p>2.7933</text:p>
          </table:table-cell>
          <table:table-cell office:value-type="float" office:value="2.34631" calcext:value-type="float">
            <text:p>2.34631</text:p>
          </table:table-cell>
          <table:table-cell office:value-type="float" office:value="2.78724" calcext:value-type="float">
            <text:p>2.78724</text:p>
          </table:table-cell>
          <table:table-cell table:style-name="ce1" office:value-type="float" office:value="0.0017795" calcext:value-type="float">
            <text:p>0.0017795</text:p>
          </table:table-cell>
          <table:table-cell office:value-type="float" office:value="2.783" calcext:value-type="float">
            <text:p>2.783</text:p>
          </table:table-cell>
          <table:table-cell office:value-type="float" office:value="2.797" calcext:value-type="float">
            <text:p>2.797</text:p>
          </table:table-cell>
          <table:table-cell table:style-name="ce7" table:formula="of:=IF([.Q18]&gt;100;1;0)" office:value-type="float" office:value="0" calcext:value-type="float">
            <text:p>0</text:p>
          </table:table-cell>
          <table:table-cell table:style-name="ce8" table:formula="of:=IF([.Q18]&gt;100;[.U18];0)" office:value-type="float" office:value="0" calcext:value-type="float">
            <text:p>0</text:p>
          </table:table-cell>
          <table:table-cell/>
          <table:table-cell office:value-type="float" office:value="0.000173012" calcext:value-type="float">
            <text:p>0.000173012</text:p>
          </table:table-cell>
          <table:table-cell/>
          <table:table-cell office:value-type="string" calcext:value-type="string">
            <text:p>Cd134</text:p>
          </table:table-cell>
          <table:table-cell table:style-name="ce1" office:value-type="float" office:value="8.87371" calcext:value-type="float">
            <text:p>8.873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table:formula="of:=[.R19]" office:value-type="float" office:value="2.65328" calcext:value-type="float">
            <text:p>2.6532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19]*3" office:value-type="float" office:value="0.00405159" calcext:value-type="float">
            <text:p>0.00405159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81.9739" calcext:value-type="float">
            <text:p>81.9739</text:p>
          </table:table-cell>
          <table:table-cell table:style-name="ce1" office:value-type="float" office:value="2.65328" calcext:value-type="float">
            <text:p>2.653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5053" calcext:value-type="float">
            <text:p>0.0013505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  <table:table-cell table:style-name="ce7" table:formula="of:=IF([.Q19]&gt;100;1;0)" office:value-type="float" office:value="0" calcext:value-type="float">
            <text:p>0</text:p>
          </table:table-cell>
          <table:table-cell table:style-name="ce8" table:formula="of:=IF([.Q19]&gt;100;[.U19];0)" office:value-type="float" office:value="0" calcext:value-type="float">
            <text:p>0</text:p>
          </table:table-cell>
          <table:table-cell/>
          <table:table-cell office:value-type="float" office:value="0.0000187019" calcext:value-type="float">
            <text:p>1.87019E-05</text:p>
          </table:table-cell>
          <table:table-cell/>
          <table:table-cell office:value-type="string" calcext:value-type="string">
            <text:p>In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table:formula="of:=[.R20]" office:value-type="float" office:value="2.67397" calcext:value-type="float">
            <text:p>2.6739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0]*3" office:value-type="float" office:value="0.00413847" calcext:value-type="float">
            <text:p>0.00413847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1090.99" calcext:value-type="float">
            <text:p>1090.99</text:p>
          </table:table-cell>
          <table:table-cell table:style-name="ce1" office:value-type="float" office:value="2.67397" calcext:value-type="float">
            <text:p>2.673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7949" calcext:value-type="float">
            <text:p>0.00137949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9" calcext:value-type="float">
            <text:p>2.679</text:p>
          </table:table-cell>
          <table:table-cell table:style-name="ce7" table:formula="of:=IF([.Q20]&gt;100;1;0)" office:value-type="float" office:value="1" calcext:value-type="float">
            <text:p>1</text:p>
          </table:table-cell>
          <table:table-cell table:style-name="ce8" table:formula="of:=IF([.Q20]&gt;100;[.U20];0)" office:value-type="float" office:value="0.00137949" calcext:value-type="float">
            <text:p>0.00137949</text:p>
          </table:table-cell>
          <table:table-cell/>
          <table:table-cell office:value-type="float" office:value="0.00000772621" calcext:value-type="float">
            <text:p>7.72621E-06</text:p>
          </table:table-cell>
          <table:table-cell/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table:formula="of:=[.R21]" office:value-type="float" office:value="2.69459" calcext:value-type="float">
            <text:p>2.6945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1]*3" office:value-type="float" office:value="0.00418437" calcext:value-type="float">
            <text:p>0.00418437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6891" calcext:value-type="float">
            <text:p>26891</text:p>
          </table:table-cell>
          <table:table-cell table:style-name="ce1" office:value-type="float" office:value="2.69459" calcext:value-type="float">
            <text:p>2.694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9479" calcext:value-type="float">
            <text:p>0.00139479</text:p>
          </table:table-cell>
          <table:table-cell office:value-type="float" office:value="2.685" calcext:value-type="float">
            <text:p>2.685</text:p>
          </table:table-cell>
          <table:table-cell office:value-type="float" office:value="2.701" calcext:value-type="float">
            <text:p>2.701</text:p>
          </table:table-cell>
          <table:table-cell table:style-name="ce7" table:formula="of:=IF([.Q21]&gt;100;1;0)" office:value-type="float" office:value="1" calcext:value-type="float">
            <text:p>1</text:p>
          </table:table-cell>
          <table:table-cell table:style-name="ce8" table:formula="of:=IF([.Q21]&gt;100;[.U21];0)" office:value-type="float" office:value="0.00139479" calcext:value-type="float">
            <text:p>0.00139479</text:p>
          </table:table-cell>
          <table:table-cell/>
          <table:table-cell office:value-type="float" office:value="0.0000146609" calcext:value-type="float">
            <text:p>1.46609E-05</text:p>
          </table:table-cell>
          <table:table-cell/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table:formula="of:=[.R22]" office:value-type="float" office:value="2.71519" calcext:value-type="float">
            <text:p>2.715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2]*3" office:value-type="float" office:value="0.00426048" calcext:value-type="float">
            <text:p>0.00426048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17236.3" calcext:value-type="float">
            <text:p>17236.3</text:p>
          </table:table-cell>
          <table:table-cell table:style-name="ce1" office:value-type="float" office:value="2.71519" calcext:value-type="float">
            <text:p>2.71519</text:p>
          </table:table-cell>
          <table:table-cell office:value-type="float" office:value="-1967490" calcext:value-type="float">
            <text:p>-1967490</text:p>
          </table:table-cell>
          <table:table-cell office:value-type="float" office:value="2.58292" calcext:value-type="float">
            <text:p>2.58292</text:p>
          </table:table-cell>
          <table:table-cell table:style-name="ce1" office:value-type="float" office:value="0.00142016" calcext:value-type="float">
            <text:p>0.00142016</text:p>
          </table:table-cell>
          <table:table-cell office:value-type="float" office:value="2.7065" calcext:value-type="float">
            <text:p>2.7065</text:p>
          </table:table-cell>
          <table:table-cell office:value-type="float" office:value="2.721" calcext:value-type="float">
            <text:p>2.721</text:p>
          </table:table-cell>
          <table:table-cell table:style-name="ce7" table:formula="of:=IF([.Q22]&gt;100;1;0)" office:value-type="float" office:value="1" calcext:value-type="float">
            <text:p>1</text:p>
          </table:table-cell>
          <table:table-cell table:style-name="ce8" table:formula="of:=IF([.Q22]&gt;100;[.U22];0)" office:value-type="float" office:value="0.00142016" calcext:value-type="float">
            <text:p>0.00142016</text:p>
          </table:table-cell>
          <table:table-cell/>
          <table:table-cell office:value-type="float" office:value="0.00000342448" calcext:value-type="float">
            <text:p>3.42448E-06</text:p>
          </table:table-cell>
          <table:table-cell/>
          <table:table-cell office:value-type="string" calcext:value-type="string">
            <text:p>In133</text:p>
          </table:table-cell>
          <table:table-cell office:value-type="float" office:value="0.00734017" calcext:value-type="float">
            <text:p>0.007340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table:formula="of:=[.R23]" office:value-type="float" office:value="2.73595" calcext:value-type="float">
            <text:p>2.7359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3]*3" office:value-type="float" office:value="0.00430212" calcext:value-type="float">
            <text:p>0.00430212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2360.78" calcext:value-type="float">
            <text:p>2360.78</text:p>
          </table:table-cell>
          <table:table-cell table:style-name="ce1" office:value-type="float" office:value="2.73595" calcext:value-type="float">
            <text:p>2.73595</text:p>
          </table:table-cell>
          <table:table-cell office:value-type="float" office:value="29.2659" calcext:value-type="float">
            <text:p>29.2659</text:p>
          </table:table-cell>
          <table:table-cell office:value-type="float" office:value="2.72924" calcext:value-type="float">
            <text:p>2.72924</text:p>
          </table:table-cell>
          <table:table-cell table:style-name="ce1" office:value-type="float" office:value="0.00143404" calcext:value-type="float">
            <text:p>0.00143404</text:p>
          </table:table-cell>
          <table:table-cell office:value-type="float" office:value="2.727" calcext:value-type="float">
            <text:p>2.727</text:p>
          </table:table-cell>
          <table:table-cell office:value-type="float" office:value="2.742" calcext:value-type="float">
            <text:p>2.742</text:p>
          </table:table-cell>
          <table:table-cell table:style-name="ce7" table:formula="of:=IF([.Q23]&gt;100;1;0)" office:value-type="float" office:value="1" calcext:value-type="float">
            <text:p>1</text:p>
          </table:table-cell>
          <table:table-cell table:style-name="ce8" table:formula="of:=IF([.Q23]&gt;100;[.U23];0)" office:value-type="float" office:value="0.00143404" calcext:value-type="float">
            <text:p>0.00143404</text:p>
          </table:table-cell>
          <table:table-cell/>
          <table:table-cell office:value-type="float" office:value="0.00000583935" calcext:value-type="float">
            <text:p>5.83935E-06</text:p>
          </table:table-cell>
          <table:table-cell/>
          <table:table-cell office:value-type="string" calcext:value-type="string">
            <text:p>In134</text:p>
          </table:table-cell>
          <table:table-cell office:value-type="float" office:value="0.0730379" calcext:value-type="float">
            <text:p>0.0730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formula="of:=[.R24]" office:value-type="float" office:value="2.75676" calcext:value-type="float">
            <text:p>2.7567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4]*3" office:value-type="float" office:value="0.00459138" calcext:value-type="float">
            <text:p>0.00459138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38.593" calcext:value-type="float">
            <text:p>238.593</text:p>
          </table:table-cell>
          <table:table-cell table:style-name="ce1" office:value-type="float" office:value="2.75676" calcext:value-type="float">
            <text:p>2.75676</text:p>
          </table:table-cell>
          <table:table-cell office:value-type="float" office:value="37.6267" calcext:value-type="float">
            <text:p>37.6267</text:p>
          </table:table-cell>
          <table:table-cell office:value-type="float" office:value="2.74911" calcext:value-type="float">
            <text:p>2.74911</text:p>
          </table:table-cell>
          <table:table-cell table:style-name="ce1" office:value-type="float" office:value="0.00153046" calcext:value-type="float">
            <text:p>0.00153046</text:p>
          </table:table-cell>
          <table:table-cell office:value-type="float" office:value="2.7455" calcext:value-type="float">
            <text:p>2.7455</text:p>
          </table:table-cell>
          <table:table-cell office:value-type="float" office:value="2.762" calcext:value-type="float">
            <text:p>2.762</text:p>
          </table:table-cell>
          <table:table-cell table:style-name="ce7" table:formula="of:=IF([.Q24]&gt;100;1;0)" office:value-type="float" office:value="1" calcext:value-type="float">
            <text:p>1</text:p>
          </table:table-cell>
          <table:table-cell table:style-name="ce8" table:formula="of:=IF([.Q24]&gt;100;[.U24];0)" office:value-type="float" office:value="0.00153046" calcext:value-type="float">
            <text:p>0.00153046</text:p>
          </table:table-cell>
          <table:table-cell/>
          <table:table-cell office:value-type="float" office:value="0.0000152351" calcext:value-type="float">
            <text:p>1.52351E-05</text:p>
          </table:table-cell>
          <table:table-cell/>
          <table:table-cell office:value-type="string" calcext:value-type="string">
            <text:p>In135</text:p>
          </table:table-cell>
          <table:table-cell office:value-type="float" office:value="0.0764909" calcext:value-type="float">
            <text:p>0.07649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table:formula="of:=[.R25]" office:value-type="float" office:value="2.77761" calcext:value-type="float">
            <text:p>2.7776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5]*1.4" office:value-type="float" office:value="0.002551654" calcext:value-type="float">
            <text:p>0.002551654</text:p>
          </table:table-cell>
          <table:table-cell table:style-name="Default" office:value-type="float" office:value="0.570117" calcext:value-type="float">
            <text:p>0.570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1.4 sig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8.66148" calcext:value-type="float">
            <text:p>8.66148</text:p>
          </table:table-cell>
          <table:table-cell table:style-name="ce1" office:value-type="float" office:value="2.77761" calcext:value-type="float">
            <text:p>2.77761</text:p>
          </table:table-cell>
          <table:table-cell office:value-type="float" office:value="16.9562" calcext:value-type="float">
            <text:p>16.9562</text:p>
          </table:table-cell>
          <table:table-cell office:value-type="float" office:value="2.77036" calcext:value-type="float">
            <text:p>2.77036</text:p>
          </table:table-cell>
          <table:table-cell table:style-name="ce1" office:value-type="float" office:value="0.00182261" calcext:value-type="float">
            <text:p>0.00182261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3" calcext:value-type="float">
            <text:p>2.783</text:p>
          </table:table-cell>
          <table:table-cell table:style-name="ce7" table:formula="of:=IF([.Q25]&gt;100;1;0)" office:value-type="float" office:value="0" calcext:value-type="float">
            <text:p>0</text:p>
          </table:table-cell>
          <table:table-cell table:style-name="ce8" table:formula="of:=IF([.Q25]&gt;100;[.U25];0)" office:value-type="float" office:value="0" calcext:value-type="float">
            <text:p>0</text:p>
          </table:table-cell>
          <table:table-cell/>
          <table:table-cell office:value-type="float" office:value="0.0000603698" calcext:value-type="float">
            <text:p>6.03698E-05</text:p>
          </table:table-cell>
          <table:table-cell/>
          <table:table-cell office:value-type="string" calcext:value-type="string">
            <text:p>In136</text:p>
          </table:table-cell>
          <table:table-cell table:style-name="ce1" office:value-type="float" office:value="1.57124" calcext:value-type="float">
            <text:p>1.57124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</text:p>
          </table:table-cell>
          <table:table-cell office:value-type="float" office:value="65" calcext:value-type="float">
            <text:p>65</text:p>
          </table:table-cell>
          <table:table-cell table:formula="of:=[.R26]" office:value-type="float" office:value="2.79169" calcext:value-type="float">
            <text:p>2.79169</text:p>
          </table:table-cell>
          <table:table-cell office:value-type="float" office:value="49" calcext:value-type="float">
            <text:p>49</text:p>
          </table:table-cell>
          <table:table-cell table:formula="of:=[.U26]*3" office:value-type="float" office:value="0.00786459" calcext:value-type="float">
            <text:p>0.00786459</text:p>
          </table:table-cell>
          <table:table-cell office:value-type="float" office:value="0.570117" calcext:value-type="float">
            <text:p>0.5701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harge state 100%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2.39963" calcext:value-type="float">
            <text:p>2.39963</text:p>
          </table:table-cell>
          <table:table-cell table:style-name="ce1" office:value-type="float" office:value="2.79169" calcext:value-type="float">
            <text:p>2.791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262153" calcext:value-type="float">
            <text:p>0.00262153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7" calcext:value-type="float">
            <text:p>2.797</text:p>
          </table:table-cell>
          <table:table-cell table:style-name="ce7" table:formula="of:=IF([.Q26]&gt;100;1;0)" office:value-type="float" office:value="0" calcext:value-type="float">
            <text:p>0</text:p>
          </table:table-cell>
          <table:table-cell table:style-name="ce8" table:formula="of:=IF([.Q26]&gt;100;[.U26];0)" office:value-type="float" office:value="0" calcext:value-type="float">
            <text:p>0</text:p>
          </table:table-cell>
          <table:table-cell/>
          <table:table-cell office:value-type="float" office:value="0.000193892" calcext:value-type="float">
            <text:p>0.000193892</text:p>
          </table:table-cell>
          <table:table-cell/>
          <table:table-cell office:value-type="string" calcext:value-type="string">
            <text:p>In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table:formula="of:=[.R27]" office:value-type="float" office:value="2.66077" calcext:value-type="float">
            <text:p>2.6607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7]*3" office:value-type="float" office:value="0.00443331" calcext:value-type="float">
            <text:p>0.00443331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6.02154" calcext:value-type="float">
            <text:p>6.02154</text:p>
          </table:table-cell>
          <table:table-cell table:style-name="ce1" office:value-type="float" office:value="2.66077" calcext:value-type="float">
            <text:p>2.660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7777" calcext:value-type="float">
            <text:p>0.00147777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5" calcext:value-type="float">
            <text:p>2.665</text:p>
          </table:table-cell>
          <table:table-cell table:style-name="ce7" table:formula="of:=IF([.Q27]&gt;100;1;0)" office:value-type="float" office:value="0" calcext:value-type="float">
            <text:p>0</text:p>
          </table:table-cell>
          <table:table-cell table:style-name="ce8" table:formula="of:=IF([.Q27]&gt;100;[.U27];0)" office:value-type="float" office:value="0" calcext:value-type="float">
            <text:p>0</text:p>
          </table:table-cell>
          <table:table-cell/>
          <table:table-cell office:value-type="float" office:value="0.0000732825" calcext:value-type="float">
            <text:p>7.32825E-05</text:p>
          </table:table-cell>
          <table:table-cell/>
          <table:table-cell office:value-type="string" calcext:value-type="string">
            <text:p>Sn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890" calcext:value-type="float">
            <text:p>890</text:p>
          </table:table-cell>
          <table:table-cell table:style-name="ce2" table:formula="of:=[.R28]" office:value-type="float" office:value="2.68106" calcext:value-type="float">
            <text:p>2.68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8]*3" office:value-type="float" office:value="0.00437514" calcext:value-type="float">
            <text:p>0.00437514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560.553" calcext:value-type="float">
            <text:p>560.553</text:p>
          </table:table-cell>
          <table:table-cell table:style-name="ce1" office:value-type="float" office:value="2.68106" calcext:value-type="float">
            <text:p>2.681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5838" calcext:value-type="float">
            <text:p>0.00145838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  <table:table-cell table:style-name="ce7" table:formula="of:=IF([.Q28]&gt;100;1;0)" office:value-type="float" office:value="1" calcext:value-type="float">
            <text:p>1</text:p>
          </table:table-cell>
          <table:table-cell table:style-name="ce8" table:formula="of:=IF([.Q28]&gt;100;[.U28];0)" office:value-type="float" office:value="0.00145838" calcext:value-type="float">
            <text:p>0.00145838</text:p>
          </table:table-cell>
          <table:table-cell/>
          <table:table-cell office:value-type="float" office:value="0.0000120397" calcext:value-type="float">
            <text:p>1.20397E-05</text:p>
          </table:table-cell>
          <table:table-cell/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515" calcext:value-type="float">
            <text:p>515</text:p>
          </table:table-cell>
          <table:table-cell table:style-name="ce2" table:formula="of:=[.R29]" office:value-type="float" office:value="2.70139" calcext:value-type="float">
            <text:p>2.7013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9]*3" office:value-type="float" office:value="0.00403869" calcext:value-type="float">
            <text:p>0.00403869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31614.2" calcext:value-type="float">
            <text:p>31614.2</text:p>
          </table:table-cell>
          <table:table-cell table:style-name="ce1" office:value-type="float" office:value="2.70139" calcext:value-type="float">
            <text:p>2.701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4623" calcext:value-type="float">
            <text:p>0.00134623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  <table:table-cell table:style-name="ce7" table:formula="of:=IF([.Q29]&gt;100;1;0)" office:value-type="float" office:value="1" calcext:value-type="float">
            <text:p>1</text:p>
          </table:table-cell>
          <table:table-cell table:style-name="ce8" table:formula="of:=IF([.Q29]&gt;100;[.U29];0)" office:value-type="float" office:value="0.00134623" calcext:value-type="float">
            <text:p>0.00134623</text:p>
          </table:table-cell>
          <table:table-cell/>
          <table:table-cell office:value-type="float" office:value="0.0000165793" calcext:value-type="float">
            <text:p>1.65793E-05</text:p>
          </table:table-cell>
          <table:table-cell/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R30]" office:value-type="float" office:value="2.7217" calcext:value-type="float">
            <text:p>2.721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0]*3" office:value-type="float" office:value="0.0042018" calcext:value-type="float">
            <text:p>0.0042018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14296.3" calcext:value-type="float">
            <text:p>14296.3</text:p>
          </table:table-cell>
          <table:table-cell table:style-name="ce1" office:value-type="float" office:value="2.7217" calcext:value-type="float">
            <text:p>2.7217</text:p>
          </table:table-cell>
          <table:table-cell office:value-type="float" office:value="60.6654" calcext:value-type="float">
            <text:p>60.6654</text:p>
          </table:table-cell>
          <table:table-cell office:value-type="float" office:value="2.71515" calcext:value-type="float">
            <text:p>2.71515</text:p>
          </table:table-cell>
          <table:table-cell table:style-name="ce1" office:value-type="float" office:value="0.0014006" calcext:value-type="float">
            <text:p>0.0014006</text:p>
          </table:table-cell>
          <table:table-cell office:value-type="float" office:value="2.713" calcext:value-type="float">
            <text:p>2.713</text:p>
          </table:table-cell>
          <table:table-cell office:value-type="float" office:value="2.73" calcext:value-type="float">
            <text:p>2.73</text:p>
          </table:table-cell>
          <table:table-cell table:style-name="ce7" table:formula="of:=IF([.Q30]&gt;100;1;0)" office:value-type="float" office:value="1" calcext:value-type="float">
            <text:p>1</text:p>
          </table:table-cell>
          <table:table-cell table:style-name="ce8" table:formula="of:=IF([.Q30]&gt;100;[.U30];0)" office:value-type="float" office:value="0.0014006" calcext:value-type="float">
            <text:p>0.0014006</text:p>
          </table:table-cell>
          <table:table-cell/>
          <table:table-cell office:value-type="float" office:value="0.00000414123" calcext:value-type="float">
            <text:p>4.14123E-06</text:p>
          </table:table-cell>
          <table:table-cell/>
          <table:table-cell office:value-type="string" calcext:value-type="string">
            <text:p>Sn136</text:p>
          </table:table-cell>
          <table:table-cell office:value-type="float" office:value="0.0239839" calcext:value-type="float">
            <text:p>0.02398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[.R31]" office:value-type="float" office:value="2.74209" calcext:value-type="float">
            <text:p>2.7420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1]*3" office:value-type="float" office:value="0.00448446" calcext:value-type="float">
            <text:p>0.00448446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1247.07" calcext:value-type="float">
            <text:p>1247.07</text:p>
          </table:table-cell>
          <table:table-cell table:style-name="ce1" office:value-type="float" office:value="2.74209" calcext:value-type="float">
            <text:p>2.74209</text:p>
          </table:table-cell>
          <table:table-cell office:value-type="float" office:value="28.9657" calcext:value-type="float">
            <text:p>28.9657</text:p>
          </table:table-cell>
          <table:table-cell office:value-type="float" office:value="2.73538" calcext:value-type="float">
            <text:p>2.73538</text:p>
          </table:table-cell>
          <table:table-cell table:style-name="ce1" office:value-type="float" office:value="0.00149482" calcext:value-type="float">
            <text:p>0.00149482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" calcext:value-type="float">
            <text:p>2.75</text:p>
          </table:table-cell>
          <table:table-cell table:style-name="ce7" table:formula="of:=IF([.Q31]&gt;100;1;0)" office:value-type="float" office:value="1" calcext:value-type="float">
            <text:p>1</text:p>
          </table:table-cell>
          <table:table-cell table:style-name="ce8" table:formula="of:=IF([.Q31]&gt;100;[.U31];0)" office:value-type="float" office:value="0.00149482" calcext:value-type="float">
            <text:p>0.00149482</text:p>
          </table:table-cell>
          <table:table-cell/>
          <table:table-cell office:value-type="float" office:value="0.00000799641" calcext:value-type="float">
            <text:p>7.99641E-06</text:p>
          </table:table-cell>
          <table:table-cell/>
          <table:table-cell office:value-type="string" calcext:value-type="string">
            <text:p>Sn137</text:p>
          </table:table-cell>
          <table:table-cell office:value-type="float" office:value="0.105612" calcext:value-type="float">
            <text:p>0.1056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R32]" office:value-type="float" office:value="2.76231" calcext:value-type="float">
            <text:p>2.7623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2]*2.2" office:value-type="float" office:value="0.003553484" calcext:value-type="float">
            <text:p>0.003553484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2.2 sigm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9.896" calcext:value-type="float">
            <text:p>59.896</text:p>
          </table:table-cell>
          <table:table-cell table:style-name="ce1" office:value-type="float" office:value="2.76231" calcext:value-type="float">
            <text:p>2.76231</text:p>
          </table:table-cell>
          <table:table-cell office:value-type="float" office:value="50.6196" calcext:value-type="float">
            <text:p>50.6196</text:p>
          </table:table-cell>
          <table:table-cell office:value-type="float" office:value="2.75519" calcext:value-type="float">
            <text:p>2.75519</text:p>
          </table:table-cell>
          <table:table-cell table:style-name="ce1" office:value-type="float" office:value="0.00161522" calcext:value-type="float">
            <text:p>0.00161522</text:p>
          </table:table-cell>
          <table:table-cell office:value-type="float" office:value="2.751" calcext:value-type="float">
            <text:p>2.751</text:p>
          </table:table-cell>
          <table:table-cell office:value-type="float" office:value="2.769" calcext:value-type="float">
            <text:p>2.769</text:p>
          </table:table-cell>
          <table:table-cell table:style-name="ce7" table:formula="of:=IF([.Q32]&gt;100;1;0)" office:value-type="float" office:value="0" calcext:value-type="float">
            <text:p>0</text:p>
          </table:table-cell>
          <table:table-cell table:style-name="ce8" table:formula="of:=IF([.Q32]&gt;100;[.U32];0)" office:value-type="float" office:value="0" calcext:value-type="float">
            <text:p>0</text:p>
          </table:table-cell>
          <table:table-cell/>
          <table:table-cell office:value-type="float" office:value="0.0000309569" calcext:value-type="float">
            <text:p>3.09569E-05</text:p>
          </table:table-cell>
          <table:table-cell/>
          <table:table-cell office:value-type="string" calcext:value-type="string">
            <text:p>Sn138</text:p>
          </table:table-cell>
          <table:table-cell office:value-type="float" office:value="1.18083" calcext:value-type="float">
            <text:p>1.18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R33]" office:value-type="float" office:value="2.78307" calcext:value-type="float">
            <text:p>2.7830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3]*0.55" office:value-type="float" office:value="0.000949982" calcext:value-type="float">
            <text:p>0.000949982</text:p>
          </table:table-cell>
          <table:table-cell table:style-name="ce4" office:value-type="float" office:value="0.5697" calcext:value-type="float">
            <text:p>0.56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0.55 sigm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39578" calcext:value-type="float">
            <text:p>1.39578</text:p>
          </table:table-cell>
          <table:table-cell table:style-name="ce1" office:value-type="float" office:value="2.78307" calcext:value-type="float">
            <text:p>2.78307</text:p>
          </table:table-cell>
          <table:table-cell office:value-type="float" office:value="18.4176" calcext:value-type="float">
            <text:p>18.4176</text:p>
          </table:table-cell>
          <table:table-cell office:value-type="float" office:value="2.77629" calcext:value-type="float">
            <text:p>2.77629</text:p>
          </table:table-cell>
          <table:table-cell table:style-name="ce1" office:value-type="float" office:value="0.00172724" calcext:value-type="float">
            <text:p>0.00172724</text:p>
          </table:table-cell>
          <table:table-cell office:value-type="float" office:value="2.77" calcext:value-type="float">
            <text:p>2.77</text:p>
          </table:table-cell>
          <table:table-cell office:value-type="float" office:value="2.788" calcext:value-type="float">
            <text:p>2.788</text:p>
          </table:table-cell>
          <table:table-cell table:style-name="ce7" table:formula="of:=IF([.Q33]&gt;100;1;0)" office:value-type="float" office:value="0" calcext:value-type="float">
            <text:p>0</text:p>
          </table:table-cell>
          <table:table-cell table:style-name="ce8" table:formula="of:=IF([.Q33]&gt;100;[.U33];0)" office:value-type="float" office:value="0" calcext:value-type="float">
            <text:p>0</text:p>
          </table:table-cell>
          <table:table-cell/>
          <table:table-cell office:value-type="float" office:value="0.0000989185" calcext:value-type="float">
            <text:p>9.89185E-05</text:p>
          </table:table-cell>
          <table:table-cell/>
          <table:table-cell office:value-type="string" calcext:value-type="string">
            <text:p>Sn139</text:p>
          </table:table-cell>
          <table:table-cell table:style-name="ce1" office:value-type="float" office:value="37.5442" calcext:value-type="float">
            <text:p>37.544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S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R34]" office:value-type="float" office:value="2.79734" calcext:value-type="float">
            <text:p>2.79734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U34]*3" office:value-type="float" office:value="0.00678546" calcext:value-type="float">
            <text:p>0.00678546</text:p>
          </table:table-cell>
          <table:table-cell table:style-name="ce5" office:value-type="float" office:value="0.5697" calcext:value-type="float">
            <text:p>0.5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harge state 100%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64259" calcext:value-type="float">
            <text:p>1.64259</text:p>
          </table:table-cell>
          <table:table-cell table:style-name="ce1" office:value-type="float" office:value="2.79734" calcext:value-type="float">
            <text:p>2.797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226182" calcext:value-type="float">
            <text:p>0.00226182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  <table:table-cell table:style-name="ce7" table:formula="of:=IF([.Q34]&gt;100;1;0)" office:value-type="float" office:value="0" calcext:value-type="float">
            <text:p>0</text:p>
          </table:table-cell>
          <table:table-cell table:style-name="ce8" table:formula="of:=IF([.Q34]&gt;100;[.U34];0)" office:value-type="float" office:value="0" calcext:value-type="float">
            <text:p>0</text:p>
          </table:table-cell>
          <table:table-cell/>
          <table:table-cell office:value-type="float" office:value="0.000192138" calcext:value-type="float">
            <text:p>0.000192138</text:p>
          </table:table-cell>
          <table:table-cell/>
          <table:table-cell office:value-type="string" calcext:value-type="string">
            <text:p>Sn1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15"/>
          <table:table-cell table:formula="of:=AVERAGE([.R3:.R34])" office:value-type="float" office:value="2.7221496875" calcext:value-type="float">
            <text:p>2.7221496875</text:p>
          </table:table-cell>
          <table:table-cell table:number-columns-repeated="12"/>
        </table:table-row>
        <table:table-row table:style-name="ro1" table:number-rows-repeated="7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269.671" calcext:value-type="float">
            <text:p>269.671</text:p>
          </table:table-cell>
          <table:table-cell office:value-type="float" office:value="2.6382" calcext:value-type="float">
            <text:p>2.6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2909" calcext:value-type="float">
            <text:p>0.00152909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86.973" calcext:value-type="float">
            <text:p>386.973</text:p>
          </table:table-cell>
          <table:table-cell office:value-type="float" office:value="2.65965" calcext:value-type="float">
            <text:p>2.65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862" calcext:value-type="float">
            <text:p>0.0015586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5343.7" calcext:value-type="float">
            <text:p>15343.7</text:p>
          </table:table-cell>
          <table:table-cell office:value-type="float" office:value="2.68107" calcext:value-type="float">
            <text:p>2.68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006" calcext:value-type="float">
            <text:p>0.0014100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17298.9" calcext:value-type="float">
            <text:p>17298.9</text:p>
          </table:table-cell>
          <table:table-cell office:value-type="float" office:value="2.70234" calcext:value-type="float">
            <text:p>2.7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246" calcext:value-type="float">
            <text:p>0.00143246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4196.48" calcext:value-type="float">
            <text:p>4196.48</text:p>
          </table:table-cell>
          <table:table-cell office:value-type="float" office:value="2.72366" calcext:value-type="float">
            <text:p>2.72366</text:p>
          </table:table-cell>
          <table:table-cell office:value-type="float" office:value="22.932" calcext:value-type="float">
            <text:p>22.932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0.00141903" calcext:value-type="float">
            <text:p>0.00141903</text:p>
          </table:table-cell>
          <table:table-cell office:value-type="float" office:value="2.714" calcext:value-type="float">
            <text:p>2.714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839.78" calcext:value-type="float">
            <text:p>839.78</text:p>
          </table:table-cell>
          <table:table-cell office:value-type="float" office:value="2.74502" calcext:value-type="float">
            <text:p>2.74502</text:p>
          </table:table-cell>
          <table:table-cell office:value-type="float" office:value="17.7647" calcext:value-type="float">
            <text:p>17.7647</text:p>
          </table:table-cell>
          <table:table-cell office:value-type="float" office:value="2.73664" calcext:value-type="float">
            <text:p>2.73664</text:p>
          </table:table-cell>
          <table:table-cell office:value-type="float" office:value="0.00146799" calcext:value-type="float">
            <text:p>0.00146799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0.0625" calcext:value-type="float">
            <text:p>50.0625</text:p>
          </table:table-cell>
          <table:table-cell office:value-type="float" office:value="2.76655" calcext:value-type="float">
            <text:p>2.76655</text:p>
          </table:table-cell>
          <table:table-cell office:value-type="float" office:value="9.91897" calcext:value-type="float">
            <text:p>9.91897</text:p>
          </table:table-cell>
          <table:table-cell office:value-type="float" office:value="2.75891" calcext:value-type="float">
            <text:p>2.75891</text:p>
          </table:table-cell>
          <table:table-cell office:value-type="float" office:value="0.00166439" calcext:value-type="float">
            <text:p>0.00166439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7.64795" calcext:value-type="float">
            <text:p>7.64795</text:p>
          </table:table-cell>
          <table:table-cell office:value-type="float" office:value="2.7883" calcext:value-type="float">
            <text:p>2.7883</text:p>
          </table:table-cell>
          <table:table-cell office:value-type="float" office:value="2.21476" calcext:value-type="float">
            <text:p>2.21476</text:p>
          </table:table-cell>
          <table:table-cell office:value-type="float" office:value="2.78086" calcext:value-type="float">
            <text:p>2.78086</text:p>
          </table:table-cell>
          <table:table-cell office:value-type="float" office:value="0.00189187" calcext:value-type="float">
            <text:p>0.00189187</text:p>
          </table:table-cell>
          <table:table-cell office:value-type="float" office:value="2.777" calcext:value-type="float">
            <text:p>2.777</text:p>
          </table:table-cell>
          <table:table-cell office:value-type="float" office:value="2.795" calcext:value-type="float">
            <text:p>2.79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5.689" calcext:value-type="float">
            <text:p>215.689</text:p>
          </table:table-cell>
          <table:table-cell office:value-type="float" office:value="2.64577" calcext:value-type="float">
            <text:p>2.6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71" calcext:value-type="float">
            <text:p>0.0014871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3" calcext:value-type="float">
            <text:p>2.653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5.2" calcext:value-type="float">
            <text:p>715.2</text:p>
          </table:table-cell>
          <table:table-cell office:value-type="float" office:value="2.66689" calcext:value-type="float">
            <text:p>2.6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707" calcext:value-type="float">
            <text:p>0.00148707</text:p>
          </table:table-cell>
          <table:table-cell office:value-type="float" office:value="2.66" calcext:value-type="float">
            <text:p>2.66</text:p>
          </table:table-cell>
          <table:table-cell office:value-type="float" office:value="2.674" calcext:value-type="float">
            <text:p>2.674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0372.5" calcext:value-type="float">
            <text:p>30372.5</text:p>
          </table:table-cell>
          <table:table-cell office:value-type="float" office:value="2.68774" calcext:value-type="float">
            <text:p>2.6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747" calcext:value-type="float">
            <text:p>0.00139747</text:p>
          </table:table-cell>
          <table:table-cell office:value-type="float" office:value="2.68" calcext:value-type="float">
            <text:p>2.68</text:p>
          </table:table-cell>
          <table:table-cell office:value-type="float" office:value="2.695" calcext:value-type="float">
            <text:p>2.69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22115.2" calcext:value-type="float">
            <text:p>22115.2</text:p>
          </table:table-cell>
          <table:table-cell office:value-type="float" office:value="2.70869" calcext:value-type="float">
            <text:p>2.70869</text:p>
          </table:table-cell>
          <table:table-cell office:value-type="float" office:value="-2298280" calcext:value-type="float">
            <text:p>-2298280</text:p>
          </table:table-cell>
          <table:table-cell office:value-type="float" office:value="2.68006" calcext:value-type="float">
            <text:p>2.68006</text:p>
          </table:table-cell>
          <table:table-cell office:value-type="float" office:value="0.00142989" calcext:value-type="float">
            <text:p>0.00142989</text:p>
          </table:table-cell>
          <table:table-cell office:value-type="float" office:value="2.699" calcext:value-type="float">
            <text:p>2.699</text:p>
          </table:table-cell>
          <table:table-cell office:value-type="float" office:value="2.715" calcext:value-type="float">
            <text:p>2.71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2978.91" calcext:value-type="float">
            <text:p>2978.91</text:p>
          </table:table-cell>
          <table:table-cell office:value-type="float" office:value="2.72975" calcext:value-type="float">
            <text:p>2.72975</text:p>
          </table:table-cell>
          <table:table-cell office:value-type="float" office:value="26.8345" calcext:value-type="float">
            <text:p>26.8345</text:p>
          </table:table-cell>
          <table:table-cell office:value-type="float" office:value="2.72345" calcext:value-type="float">
            <text:p>2.72345</text:p>
          </table:table-cell>
          <table:table-cell office:value-type="float" office:value="0.00143099" calcext:value-type="float">
            <text:p>0.00143099</text:p>
          </table:table-cell>
          <table:table-cell office:value-type="float" office:value="2.722" calcext:value-type="float">
            <text:p>2.722</text:p>
          </table:table-cell>
          <table:table-cell office:value-type="float" office:value="2.736" calcext:value-type="float">
            <text:p>2.73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79.574" calcext:value-type="float">
            <text:p>379.574</text:p>
          </table:table-cell>
          <table:table-cell office:value-type="float" office:value="2.75089" calcext:value-type="float">
            <text:p>2.75089</text:p>
          </table:table-cell>
          <table:table-cell office:value-type="float" office:value="31.4442" calcext:value-type="float">
            <text:p>31.4442</text:p>
          </table:table-cell>
          <table:table-cell office:value-type="float" office:value="2.74294" calcext:value-type="float">
            <text:p>2.74294</text:p>
          </table:table-cell>
          <table:table-cell office:value-type="float" office:value="0.00152426" calcext:value-type="float">
            <text:p>0.00152426</text:p>
          </table:table-cell>
          <table:table-cell office:value-type="float" office:value="2.739" calcext:value-type="float">
            <text:p>2.739</text:p>
          </table:table-cell>
          <table:table-cell office:value-type="float" office:value="2.758" calcext:value-type="float">
            <text:p>2.758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25.4522" calcext:value-type="float">
            <text:p>25.4522</text:p>
          </table:table-cell>
          <table:table-cell office:value-type="float" office:value="2.7722" calcext:value-type="float">
            <text:p>2.7722</text:p>
          </table:table-cell>
          <table:table-cell office:value-type="float" office:value="16.4842" calcext:value-type="float">
            <text:p>16.4842</text:p>
          </table:table-cell>
          <table:table-cell office:value-type="float" office:value="2.76448" calcext:value-type="float">
            <text:p>2.76448</text:p>
          </table:table-cell>
          <table:table-cell office:value-type="float" office:value="0.00181692" calcext:value-type="float">
            <text:p>0.00181692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9" calcext:value-type="float">
            <text:p>2.779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2.53231" calcext:value-type="float">
            <text:p>2.53231</text:p>
          </table:table-cell>
          <table:table-cell office:value-type="float" office:value="2.7933" calcext:value-type="float">
            <text:p>2.7933</text:p>
          </table:table-cell>
          <table:table-cell office:value-type="float" office:value="2.34631" calcext:value-type="float">
            <text:p>2.34631</text:p>
          </table:table-cell>
          <table:table-cell office:value-type="float" office:value="2.78724" calcext:value-type="float">
            <text:p>2.78724</text:p>
          </table:table-cell>
          <table:table-cell office:value-type="float" office:value="0.0017795" calcext:value-type="float">
            <text:p>0.0017795</text:p>
          </table:table-cell>
          <table:table-cell office:value-type="float" office:value="2.783" calcext:value-type="float">
            <text:p>2.783</text:p>
          </table:table-cell>
          <table:table-cell office:value-type="float" office:value="2.797" calcext:value-type="float">
            <text:p>2.797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81.9739" calcext:value-type="float">
            <text:p>81.9739</text:p>
          </table:table-cell>
          <table:table-cell office:value-type="float" office:value="2.65328" calcext:value-type="float">
            <text:p>2.6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053" calcext:value-type="float">
            <text:p>0.0013505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1090.99" calcext:value-type="float">
            <text:p>1090.99</text:p>
          </table:table-cell>
          <table:table-cell office:value-type="float" office:value="2.67397" calcext:value-type="float">
            <text:p>2.6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949" calcext:value-type="float">
            <text:p>0.00137949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9" calcext:value-type="float">
            <text:p>2.679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6891" calcext:value-type="float">
            <text:p>26891</text:p>
          </table:table-cell>
          <table:table-cell office:value-type="float" office:value="2.69459" calcext:value-type="float">
            <text:p>2.6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479" calcext:value-type="float">
            <text:p>0.00139479</text:p>
          </table:table-cell>
          <table:table-cell office:value-type="float" office:value="2.685" calcext:value-type="float">
            <text:p>2.685</text:p>
          </table:table-cell>
          <table:table-cell office:value-type="float" office:value="2.701" calcext:value-type="float">
            <text:p>2.70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17236.3" calcext:value-type="float">
            <text:p>17236.3</text:p>
          </table:table-cell>
          <table:table-cell office:value-type="float" office:value="2.71519" calcext:value-type="float">
            <text:p>2.71519</text:p>
          </table:table-cell>
          <table:table-cell office:value-type="float" office:value="-1967490" calcext:value-type="float">
            <text:p>-1967490</text:p>
          </table:table-cell>
          <table:table-cell office:value-type="float" office:value="2.58292" calcext:value-type="float">
            <text:p>2.58292</text:p>
          </table:table-cell>
          <table:table-cell office:value-type="float" office:value="0.00142016" calcext:value-type="float">
            <text:p>0.00142016</text:p>
          </table:table-cell>
          <table:table-cell office:value-type="float" office:value="2.7065" calcext:value-type="float">
            <text:p>2.7065</text:p>
          </table:table-cell>
          <table:table-cell office:value-type="float" office:value="2.721" calcext:value-type="float">
            <text:p>2.72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2"/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2360.78" calcext:value-type="float">
            <text:p>2360.78</text:p>
          </table:table-cell>
          <table:table-cell office:value-type="float" office:value="2.73595" calcext:value-type="float">
            <text:p>2.73595</text:p>
          </table:table-cell>
          <table:table-cell office:value-type="float" office:value="29.2659" calcext:value-type="float">
            <text:p>29.2659</text:p>
          </table:table-cell>
          <table:table-cell office:value-type="float" office:value="2.72924" calcext:value-type="float">
            <text:p>2.72924</text:p>
          </table:table-cell>
          <table:table-cell office:value-type="float" office:value="0.00143404" calcext:value-type="float">
            <text:p>0.00143404</text:p>
          </table:table-cell>
          <table:table-cell office:value-type="float" office:value="2.727" calcext:value-type="float">
            <text:p>2.727</text:p>
          </table:table-cell>
          <table:table-cell office:value-type="float" office:value="2.742" calcext:value-type="float">
            <text:p>2.7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38.593" calcext:value-type="float">
            <text:p>238.593</text:p>
          </table:table-cell>
          <table:table-cell office:value-type="float" office:value="2.75676" calcext:value-type="float">
            <text:p>2.75676</text:p>
          </table:table-cell>
          <table:table-cell office:value-type="float" office:value="37.6267" calcext:value-type="float">
            <text:p>37.6267</text:p>
          </table:table-cell>
          <table:table-cell office:value-type="float" office:value="2.74911" calcext:value-type="float">
            <text:p>2.74911</text:p>
          </table:table-cell>
          <table:table-cell office:value-type="float" office:value="0.00153046" calcext:value-type="float">
            <text:p>0.00153046</text:p>
          </table:table-cell>
          <table:table-cell office:value-type="float" office:value="2.7455" calcext:value-type="float">
            <text:p>2.7455</text:p>
          </table:table-cell>
          <table:table-cell office:value-type="float" office:value="2.762" calcext:value-type="float">
            <text:p>2.7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8.66148" calcext:value-type="float">
            <text:p>8.66148</text:p>
          </table:table-cell>
          <table:table-cell office:value-type="float" office:value="2.77761" calcext:value-type="float">
            <text:p>2.77761</text:p>
          </table:table-cell>
          <table:table-cell office:value-type="float" office:value="16.9562" calcext:value-type="float">
            <text:p>16.9562</text:p>
          </table:table-cell>
          <table:table-cell office:value-type="float" office:value="2.77036" calcext:value-type="float">
            <text:p>2.77036</text:p>
          </table:table-cell>
          <table:table-cell office:value-type="float" office:value="0.00182261" calcext:value-type="float">
            <text:p>0.00182261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3" calcext:value-type="float">
            <text:p>2.7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2.39963" calcext:value-type="float">
            <text:p>2.39963</text:p>
          </table:table-cell>
          <table:table-cell office:value-type="float" office:value="2.79169" calcext:value-type="float">
            <text:p>2.7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2153" calcext:value-type="float">
            <text:p>0.00262153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7" calcext:value-type="float">
            <text:p>2.7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6.02154" calcext:value-type="float">
            <text:p>6.02154</text:p>
          </table:table-cell>
          <table:table-cell office:value-type="float" office:value="2.66077" calcext:value-type="float">
            <text:p>2.6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777" calcext:value-type="float">
            <text:p>0.00147777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5" calcext:value-type="float">
            <text:p>2.6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560.553" calcext:value-type="float">
            <text:p>560.553</text:p>
          </table:table-cell>
          <table:table-cell office:value-type="float" office:value="2.68106" calcext:value-type="float">
            <text:p>2.6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838" calcext:value-type="float">
            <text:p>0.00145838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31614.2" calcext:value-type="float">
            <text:p>31614.2</text:p>
          </table:table-cell>
          <table:table-cell office:value-type="float" office:value="2.70139" calcext:value-type="float">
            <text:p>2.7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623" calcext:value-type="float">
            <text:p>0.00134623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14296.3" calcext:value-type="float">
            <text:p>14296.3</text:p>
          </table:table-cell>
          <table:table-cell office:value-type="float" office:value="2.7217" calcext:value-type="float">
            <text:p>2.7217</text:p>
          </table:table-cell>
          <table:table-cell office:value-type="float" office:value="60.6654" calcext:value-type="float">
            <text:p>60.6654</text:p>
          </table:table-cell>
          <table:table-cell office:value-type="float" office:value="2.71515" calcext:value-type="float">
            <text:p>2.71515</text:p>
          </table:table-cell>
          <table:table-cell office:value-type="float" office:value="0.0014006" calcext:value-type="float">
            <text:p>0.0014006</text:p>
          </table:table-cell>
          <table:table-cell office:value-type="float" office:value="2.713" calcext:value-type="float">
            <text:p>2.713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1247.07" calcext:value-type="float">
            <text:p>1247.07</text:p>
          </table:table-cell>
          <table:table-cell office:value-type="float" office:value="2.74209" calcext:value-type="float">
            <text:p>2.74209</text:p>
          </table:table-cell>
          <table:table-cell office:value-type="float" office:value="28.9657" calcext:value-type="float">
            <text:p>28.9657</text:p>
          </table:table-cell>
          <table:table-cell office:value-type="float" office:value="2.73538" calcext:value-type="float">
            <text:p>2.73538</text:p>
          </table:table-cell>
          <table:table-cell office:value-type="float" office:value="0.00149482" calcext:value-type="float">
            <text:p>0.00149482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" calcext:value-type="float">
            <text:p>2.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9.896" calcext:value-type="float">
            <text:p>59.896</text:p>
          </table:table-cell>
          <table:table-cell office:value-type="float" office:value="2.76231" calcext:value-type="float">
            <text:p>2.76231</text:p>
          </table:table-cell>
          <table:table-cell office:value-type="float" office:value="50.6196" calcext:value-type="float">
            <text:p>50.6196</text:p>
          </table:table-cell>
          <table:table-cell office:value-type="float" office:value="2.75519" calcext:value-type="float">
            <text:p>2.75519</text:p>
          </table:table-cell>
          <table:table-cell office:value-type="float" office:value="0.00161522" calcext:value-type="float">
            <text:p>0.00161522</text:p>
          </table:table-cell>
          <table:table-cell office:value-type="float" office:value="2.751" calcext:value-type="float">
            <text:p>2.751</text:p>
          </table:table-cell>
          <table:table-cell office:value-type="float" office:value="2.769" calcext:value-type="float">
            <text:p>2.7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39578" calcext:value-type="float">
            <text:p>1.39578</text:p>
          </table:table-cell>
          <table:table-cell office:value-type="float" office:value="2.78307" calcext:value-type="float">
            <text:p>2.78307</text:p>
          </table:table-cell>
          <table:table-cell office:value-type="float" office:value="18.4176" calcext:value-type="float">
            <text:p>18.4176</text:p>
          </table:table-cell>
          <table:table-cell office:value-type="float" office:value="2.77629" calcext:value-type="float">
            <text:p>2.77629</text:p>
          </table:table-cell>
          <table:table-cell office:value-type="float" office:value="0.00172724" calcext:value-type="float">
            <text:p>0.00172724</text:p>
          </table:table-cell>
          <table:table-cell office:value-type="float" office:value="2.77" calcext:value-type="float">
            <text:p>2.77</text:p>
          </table:table-cell>
          <table:table-cell office:value-type="float" office:value="2.788" calcext:value-type="float">
            <text:p>2.7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64259" calcext:value-type="float">
            <text:p>1.64259</text:p>
          </table:table-cell>
          <table:table-cell office:value-type="float" office:value="2.79734" calcext:value-type="float">
            <text:p>2.79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6182" calcext:value-type="float">
            <text:p>0.00226182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6:15:24.99501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52:48.583558180</meta:creation-date>
    <meta:generator>LibreOffice/5.0.6.2$Linux_X86_64 LibreOffice_project/00$Build-2</meta:generator>
    <dc:date>2019-07-09T17:10:56.610171601</dc:date>
    <meta:editing-duration>PT12H4M52S</meta:editing-duration>
    <meta:editing-cycles>71</meta:editing-cycles>
    <meta:document-statistic meta:table-count="6" meta:cell-count="2732" meta:object-count="0"/>
  </office:meta>
</office:document-meta>
</file>